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3000002925D1F9AFD.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2000000E000069D50000C071010A3D7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Helvetica Neue" svg:font-family="'Helvetica Neue', Helvetica, Arial, sans-serif"/>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8" style:family="paragraph" style:parent-style-name="Standard">
      <style:text-properties officeooo:paragraph-rsid="0019e40d"/>
    </style:style>
    <style:style style:name="P9" style:family="paragraph" style:parent-style-name="Standard">
      <style:paragraph-properties fo:text-align="start" style:justify-single-word="false"/>
      <style:text-properties officeooo:rsid="014e2d64" officeooo:paragraph-rsid="014ebafc"/>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6pt" fo:font-weight="bold" style:font-size-asian="16pt" style:font-weight-asian="bold"/>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style:font-size-asian="16pt"/>
    </style:style>
    <style:style style:name="P14" style:family="paragraph" style:parent-style-name="Standard">
      <style:paragraph-properties fo:text-align="center" style:justify-single-word="false"/>
      <style:text-properties fo:font-size="16pt" style:font-size-asian="16pt" style:font-size-complex="16pt"/>
    </style:style>
    <style:style style:name="P15"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officeooo:paragraph-rsid="0014ca84"/>
    </style:style>
    <style:style style:name="P20" style:family="paragraph" style:parent-style-name="Standard">
      <style:paragraph-properties fo:text-align="start" style:justify-single-word="false"/>
      <style:text-properties officeooo:paragraph-rsid="00be868d"/>
    </style:style>
    <style:style style:name="P21" style:family="paragraph" style:parent-style-name="Standard">
      <style:text-properties officeooo:paragraph-rsid="00088062"/>
    </style:style>
    <style:style style:name="P22" style:family="paragraph" style:parent-style-name="Standard">
      <style:text-properties officeooo:rsid="001edc1f" officeooo:paragraph-rsid="002ae48e"/>
    </style:style>
    <style:style style:name="P23" style:family="paragraph" style:parent-style-name="Standard">
      <style:text-properties officeooo:rsid="002d58e1" officeooo:paragraph-rsid="002d58e1"/>
    </style:style>
    <style:style style:name="P24" style:family="paragraph" style:parent-style-name="Standard">
      <style:text-properties fo:font-style="italic" fo:font-weight="bold" officeooo:paragraph-rsid="0019e40d" style:font-style-asian="italic" style:font-weight-asian="bold" style:font-style-complex="italic"/>
    </style:style>
    <style:style style:name="P25" style:family="paragraph" style:parent-style-name="Standard">
      <style:text-properties officeooo:rsid="00dc50e6" officeooo:paragraph-rsid="00dc50e6"/>
    </style:style>
    <style:style style:name="P26" style:family="paragraph" style:parent-style-name="Standard">
      <style:text-properties officeooo:rsid="00dd88f1" officeooo:paragraph-rsid="00dd88f1"/>
    </style:style>
    <style:style style:name="P27" style:family="paragraph" style:parent-style-name="Standard">
      <style:text-properties officeooo:rsid="00df8719" officeooo:paragraph-rsid="00df8719"/>
    </style:style>
    <style:style style:name="P28" style:family="paragraph" style:parent-style-name="Standard">
      <style:paragraph-properties fo:text-align="start" style:justify-single-word="false"/>
      <style:text-properties officeooo:rsid="01b8e6b7" officeooo:paragraph-rsid="01b8e6b7"/>
    </style:style>
    <style:style style:name="P29" style:family="paragraph" style:parent-style-name="Standard">
      <style:paragraph-properties fo:text-align="start" style:justify-single-word="false"/>
      <style:text-properties officeooo:rsid="01bad101" officeooo:paragraph-rsid="01bad101"/>
    </style:style>
    <style:style style:name="P30" style:family="paragraph" style:parent-style-name="Standard">
      <style:paragraph-properties fo:text-align="start" style:justify-single-word="false"/>
      <style:text-properties officeooo:rsid="00848a90" officeooo:paragraph-rsid="00848a90"/>
    </style:style>
    <style:style style:name="P31" style:family="paragraph" style:parent-style-name="Standard">
      <style:paragraph-properties fo:text-align="start" style:justify-single-word="false"/>
      <style:text-properties officeooo:rsid="00848a90" officeooo:paragraph-rsid="01c72a8b"/>
    </style:style>
    <style:style style:name="P32" style:family="paragraph" style:parent-style-name="Standard">
      <style:paragraph-properties fo:margin-top="0.212cm" fo:margin-bottom="0cm" loext:contextual-spacing="false" fo:text-align="center" style:justify-single-word="false"/>
    </style:style>
    <style:style style:name="P33"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34"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35"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36" style:family="paragraph" style:parent-style-name="Text_20_body">
      <style:paragraph-properties fo:break-before="page"/>
      <style:text-properties officeooo:rsid="0068018e" officeooo:paragraph-rsid="0068018e"/>
    </style:style>
    <style:style style:name="P37" style:family="paragraph" style:parent-style-name="Text_20_body">
      <style:paragraph-properties fo:break-before="page"/>
      <style:text-properties officeooo:rsid="00bf6365" officeooo:paragraph-rsid="00bf6365"/>
    </style:style>
    <style:style style:name="P38" style:family="paragraph" style:parent-style-name="Text_20_body">
      <style:paragraph-properties fo:break-before="page"/>
      <style:text-properties fo:font-weight="bold" officeooo:rsid="00cf102a" officeooo:paragraph-rsid="00cf102a" style:font-weight-asian="bold" style:font-weight-complex="bold"/>
    </style:style>
    <style:style style:name="P39" style:family="paragraph" style:parent-style-name="Text_20_body">
      <style:paragraph-properties fo:break-before="page"/>
      <style:text-properties fo:font-weight="normal" officeooo:rsid="00d056fb" officeooo:paragraph-rsid="00d4a6b5" style:font-weight-asian="normal" style:font-weight-complex="normal"/>
    </style:style>
    <style:style style:name="P40" style:family="paragraph" style:parent-style-name="Text_20_body">
      <style:paragraph-properties fo:break-before="page"/>
      <style:text-properties officeooo:paragraph-rsid="017bb863"/>
    </style:style>
    <style:style style:name="P41" style:family="paragraph" style:parent-style-name="Text_20_body">
      <style:paragraph-properties fo:break-before="page"/>
      <style:text-properties officeooo:rsid="01b86415" officeooo:paragraph-rsid="01b86415"/>
    </style:style>
    <style:style style:name="P42" style:family="paragraph" style:parent-style-name="Text_20_body">
      <style:text-properties officeooo:rsid="0036f7d8" officeooo:paragraph-rsid="0036f7d8"/>
    </style:style>
    <style:style style:name="P43" style:family="paragraph" style:parent-style-name="Text_20_body">
      <style:text-properties officeooo:rsid="0037f2e7" officeooo:paragraph-rsid="0037f2e7"/>
    </style:style>
    <style:style style:name="P44" style:family="paragraph" style:parent-style-name="Text_20_body">
      <style:text-properties officeooo:rsid="006ac1f6" officeooo:paragraph-rsid="006ac1f6"/>
    </style:style>
    <style:style style:name="P45" style:family="paragraph" style:parent-style-name="Text_20_body">
      <style:text-properties officeooo:rsid="0068018e" officeooo:paragraph-rsid="0068018e"/>
    </style:style>
    <style:style style:name="P46" style:family="paragraph" style:parent-style-name="Text_20_body">
      <style:text-properties officeooo:rsid="0068018e" officeooo:paragraph-rsid="00e78163"/>
    </style:style>
    <style:style style:name="P47" style:family="paragraph" style:parent-style-name="Text_20_body">
      <style:text-properties officeooo:rsid="00e81ed5" officeooo:paragraph-rsid="00e81ed5"/>
    </style:style>
    <style:style style:name="P48" style:family="paragraph" style:parent-style-name="Text_20_body">
      <style:text-properties officeooo:rsid="007ed28e" officeooo:paragraph-rsid="007ed28e"/>
    </style:style>
    <style:style style:name="P49" style:family="paragraph" style:parent-style-name="Text_20_body">
      <style:text-properties officeooo:rsid="007ed28e" officeooo:paragraph-rsid="007b1b39"/>
    </style:style>
    <style:style style:name="P50" style:family="paragraph" style:parent-style-name="Text_20_body">
      <style:text-properties officeooo:rsid="007fd5db" officeooo:paragraph-rsid="007fd5db"/>
    </style:style>
    <style:style style:name="P51" style:family="paragraph" style:parent-style-name="Text_20_body">
      <style:text-properties officeooo:rsid="00d056fb" officeooo:paragraph-rsid="00d056fb"/>
    </style:style>
    <style:style style:name="P52" style:family="paragraph" style:parent-style-name="Text_20_body">
      <style:text-properties fo:font-weight="normal" officeooo:rsid="00d056fb" officeooo:paragraph-rsid="0146733c" style:font-weight-asian="normal" style:font-weight-complex="normal"/>
    </style:style>
    <style:style style:name="P53" style:family="paragraph" style:parent-style-name="Text_20_body">
      <style:text-properties fo:font-weight="normal" officeooo:rsid="00d056fb" officeooo:paragraph-rsid="00d66034" style:font-weight-asian="normal" style:font-weight-complex="normal"/>
    </style:style>
    <style:style style:name="P54" style:family="paragraph" style:parent-style-name="Text_20_body">
      <style:text-properties fo:font-weight="normal" officeooo:rsid="00d67596" officeooo:paragraph-rsid="00d67596" style:font-weight-asian="normal" style:font-weight-complex="normal"/>
    </style:style>
    <style:style style:name="P55" style:family="paragraph" style:parent-style-name="Text_20_body">
      <style:text-properties fo:font-weight="normal" officeooo:rsid="0166eac6" officeooo:paragraph-rsid="01685ee9" style:font-weight-asian="normal" style:font-weight-complex="normal"/>
    </style:style>
    <style:style style:name="P56" style:family="paragraph" style:parent-style-name="Text_20_body">
      <style:text-properties fo:font-weight="normal" officeooo:rsid="01685ee9" officeooo:paragraph-rsid="016b1020" style:font-weight-asian="normal" style:font-weight-complex="normal"/>
    </style:style>
    <style:style style:name="P57" style:family="paragraph" style:parent-style-name="Text_20_body">
      <style:text-properties fo:font-weight="normal" officeooo:rsid="01685ee9" officeooo:paragraph-rsid="016c4815" style:font-weight-asian="normal" style:font-weight-complex="normal"/>
    </style:style>
    <style:style style:name="P58" style:family="paragraph" style:parent-style-name="Text_20_body">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59" style:family="paragraph" style:parent-style-name="Text_20_body">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60" style:family="paragraph" style:parent-style-name="Text_20_body">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61" style:family="paragraph" style:parent-style-name="Text_20_body">
      <style:text-properties fo:font-variant="normal" fo:text-transform="none" fo:color="#000000" style:font-name="sans-serif" fo:letter-spacing="normal" fo:language="en" fo:country="US" fo:font-style="normal" fo:font-weight="normal" officeooo:rsid="010147b0" officeooo:paragraph-rsid="010147b0"/>
    </style:style>
    <style:style style:name="P62" style:family="paragraph" style:parent-style-name="Text_20_body">
      <style:text-properties fo:language="pl" fo:country="PL" officeooo:rsid="010343fd" officeooo:paragraph-rsid="010343fd"/>
    </style:style>
    <style:style style:name="P63" style:family="paragraph" style:parent-style-name="Text_20_body">
      <style:text-properties officeooo:rsid="0151e968" officeooo:paragraph-rsid="0151e968"/>
    </style:style>
    <style:style style:name="P64" style:family="paragraph" style:parent-style-name="Text_20_body">
      <style:text-properties officeooo:rsid="0162f636" officeooo:paragraph-rsid="0162f636"/>
    </style:style>
    <style:style style:name="P65" style:family="paragraph" style:parent-style-name="Text_20_body">
      <style:text-properties style:font-name="Times1" fo:font-size="12pt" officeooo:rsid="01899e15" officeooo:paragraph-rsid="01899e15" style:font-size-asian="10.5pt" style:font-size-complex="12pt"/>
    </style:style>
    <style:style style:name="P66" style:family="paragraph" style:parent-style-name="Text_20_body">
      <style:text-properties style:font-name="Times1" fo:font-size="12pt" officeooo:rsid="01899e15" officeooo:paragraph-rsid="0195fb58" style:font-size-asian="10.5pt" style:font-size-complex="12pt"/>
    </style:style>
    <style:style style:name="P67" style:family="paragraph" style:parent-style-name="Text_20_body">
      <style:text-properties style:font-name="Times1" fo:font-size="12pt" officeooo:rsid="01841730" officeooo:paragraph-rsid="01892274" style:font-size-asian="10.5pt" style:font-size-complex="12pt"/>
    </style:style>
    <style:style style:name="P68" style:family="paragraph" style:parent-style-name="Text_20_body">
      <style:text-properties fo:font-weight="bold" style:font-weight-asian="bold" style:font-weight-complex="bold"/>
    </style:style>
    <style:style style:name="P69" style:family="paragraph" style:parent-style-name="Text_20_body">
      <style:text-properties fo:font-weight="bold" officeooo:rsid="00cf102a" officeooo:paragraph-rsid="00cf102a" style:font-weight-asian="bold" style:font-weight-complex="bold"/>
    </style:style>
    <style:style style:name="P70" style:family="paragraph" style:parent-style-name="Text_20_body">
      <style:text-properties fo:font-weight="bold" officeooo:rsid="012d3d04" officeooo:paragraph-rsid="012d3d04" style:font-weight-asian="bold" style:font-weight-complex="bold"/>
    </style:style>
    <style:style style:name="P71" style:family="paragraph" style:parent-style-name="Text_20_body">
      <style:text-properties officeooo:rsid="0087d358" officeooo:paragraph-rsid="0087d358"/>
    </style:style>
    <style:style style:name="P72" style:family="paragraph" style:parent-style-name="Text_20_body">
      <style:text-properties officeooo:paragraph-rsid="004dbcd1"/>
    </style:style>
    <style:style style:name="P73" style:family="paragraph" style:parent-style-name="Text_20_body">
      <style:text-properties officeooo:paragraph-rsid="003c47a0"/>
    </style:style>
    <style:style style:name="P74" style:family="paragraph" style:parent-style-name="Text_20_body">
      <style:text-properties officeooo:rsid="00621c48" officeooo:paragraph-rsid="00bd0a12"/>
    </style:style>
    <style:style style:name="P75" style:family="paragraph" style:parent-style-name="Text_20_body">
      <style:text-properties officeooo:rsid="00621c48" officeooo:paragraph-rsid="00621c48"/>
    </style:style>
    <style:style style:name="P76" style:family="paragraph" style:parent-style-name="Text_20_body">
      <style:text-properties officeooo:rsid="00bd0a12" officeooo:paragraph-rsid="00bd0a12"/>
    </style:style>
    <style:style style:name="P77" style:family="paragraph" style:parent-style-name="Text_20_body">
      <style:text-properties officeooo:rsid="006c3957" officeooo:paragraph-rsid="006c3957"/>
    </style:style>
    <style:style style:name="P78" style:family="paragraph" style:parent-style-name="Text_20_body">
      <style:text-properties officeooo:paragraph-rsid="007b1b39"/>
    </style:style>
    <style:style style:name="P79" style:family="paragraph" style:parent-style-name="Text_20_body">
      <style:text-properties officeooo:rsid="00ea0fba" officeooo:paragraph-rsid="00ea0fba"/>
    </style:style>
    <style:style style:name="P80" style:family="paragraph" style:parent-style-name="Text_20_body">
      <style:text-properties officeooo:rsid="00ebd833" officeooo:paragraph-rsid="00ebd833"/>
    </style:style>
    <style:style style:name="P81" style:family="paragraph" style:parent-style-name="Text_20_body">
      <style:text-properties officeooo:rsid="00d10912" officeooo:paragraph-rsid="00d10912"/>
    </style:style>
    <style:style style:name="P82" style:family="paragraph" style:parent-style-name="Text_20_body">
      <style:text-properties officeooo:paragraph-rsid="00c899e0"/>
    </style:style>
    <style:style style:name="P83" style:family="paragraph" style:parent-style-name="Text_20_body">
      <style:text-properties officeooo:paragraph-rsid="00c9f872"/>
    </style:style>
    <style:style style:name="P84" style:family="paragraph" style:parent-style-name="Text_20_body">
      <style:text-properties officeooo:rsid="00cb145c" officeooo:paragraph-rsid="00cb145c"/>
    </style:style>
    <style:style style:name="P85" style:family="paragraph" style:parent-style-name="Text_20_body">
      <style:text-properties officeooo:paragraph-rsid="00cb9906"/>
    </style:style>
    <style:style style:name="P86" style:family="paragraph" style:parent-style-name="Text_20_body">
      <style:text-properties officeooo:rsid="00d39fdb" officeooo:paragraph-rsid="00d39fdb"/>
    </style:style>
    <style:style style:name="P87" style:family="paragraph" style:parent-style-name="Text_20_body">
      <style:text-properties style:font-name="times" fo:font-size="12pt" fo:font-weight="normal" officeooo:rsid="00dc50e6" officeooo:paragraph-rsid="00dc50e6" style:font-size-asian="10.5pt" style:font-weight-asian="normal" style:font-size-complex="12pt" style:font-weight-complex="normal"/>
    </style:style>
    <style:style style:name="P88" style:family="paragraph" style:parent-style-name="Text_20_body">
      <style:text-properties officeooo:rsid="011726b3" officeooo:paragraph-rsid="011726b3"/>
    </style:style>
    <style:style style:name="P89" style:family="paragraph" style:parent-style-name="Text_20_body">
      <style:text-properties officeooo:paragraph-rsid="013346f7"/>
    </style:style>
    <style:style style:name="P90" style:family="paragraph" style:parent-style-name="Text_20_body">
      <style:text-properties officeooo:rsid="01192ac1" officeooo:paragraph-rsid="01192ac1"/>
    </style:style>
    <style:style style:name="P91" style:family="paragraph" style:parent-style-name="Text_20_body">
      <style:text-properties officeooo:rsid="01192ac1" officeooo:paragraph-rsid="013c5761"/>
    </style:style>
    <style:style style:name="P92" style:family="paragraph" style:parent-style-name="Text_20_body">
      <style:text-properties officeooo:rsid="00e27d43" officeooo:paragraph-rsid="012ff3de"/>
    </style:style>
    <style:style style:name="P93" style:family="paragraph" style:parent-style-name="Text_20_body">
      <style:text-properties officeooo:rsid="00e27d43" officeooo:paragraph-rsid="013692b4"/>
    </style:style>
    <style:style style:name="P94" style:family="paragraph" style:parent-style-name="Text_20_body">
      <style:text-properties officeooo:rsid="00e27d43" officeooo:paragraph-rsid="013b7447"/>
    </style:style>
    <style:style style:name="P95" style:family="paragraph" style:parent-style-name="Text_20_body">
      <style:text-properties officeooo:rsid="00e27d43" officeooo:paragraph-rsid="00e27d43"/>
    </style:style>
    <style:style style:name="P96" style:family="paragraph" style:parent-style-name="Text_20_body">
      <style:text-properties officeooo:rsid="010147b0" officeooo:paragraph-rsid="010147b0"/>
    </style:style>
    <style:style style:name="P97" style:family="paragraph" style:parent-style-name="Text_20_body">
      <style:text-properties officeooo:paragraph-rsid="010147b0"/>
    </style:style>
    <style:style style:name="P98" style:family="paragraph" style:parent-style-name="Text_20_body">
      <style:text-properties style:font-name="Times New Roman" fo:font-size="12pt" officeooo:rsid="010147b0" officeooo:paragraph-rsid="010147b0" style:font-size-asian="10.5pt" style:font-size-complex="12pt"/>
    </style:style>
    <style:style style:name="P99" style:family="paragraph" style:parent-style-name="Text_20_body">
      <style:text-properties officeooo:rsid="0105f167" officeooo:paragraph-rsid="0105f167"/>
    </style:style>
    <style:style style:name="P100" style:family="paragraph" style:parent-style-name="Text_20_body">
      <style:text-properties officeooo:rsid="0106ee25" officeooo:paragraph-rsid="010b545c"/>
    </style:style>
    <style:style style:name="P101" style:family="paragraph" style:parent-style-name="Text_20_body">
      <style:text-properties officeooo:rsid="010cdfc5" officeooo:paragraph-rsid="010cdfc5"/>
    </style:style>
    <style:style style:name="P102" style:family="paragraph" style:parent-style-name="Text_20_body">
      <style:text-properties officeooo:paragraph-rsid="0082c18d"/>
    </style:style>
    <style:style style:name="P103" style:family="paragraph" style:parent-style-name="Text_20_body">
      <style:text-properties officeooo:paragraph-rsid="01503552"/>
    </style:style>
    <style:style style:name="P104" style:family="paragraph" style:parent-style-name="Text_20_body">
      <style:text-properties officeooo:rsid="01506ea5" officeooo:paragraph-rsid="0151e968"/>
    </style:style>
    <style:style style:name="P105" style:family="paragraph" style:parent-style-name="Text_20_body">
      <style:text-properties officeooo:rsid="0152dd9c" officeooo:paragraph-rsid="0152dd9c"/>
    </style:style>
    <style:style style:name="P106" style:family="paragraph" style:parent-style-name="Text_20_body">
      <style:text-properties officeooo:rsid="01545757" officeooo:paragraph-rsid="0155432e"/>
    </style:style>
    <style:style style:name="P107" style:family="paragraph" style:parent-style-name="Text_20_body">
      <style:text-properties officeooo:paragraph-rsid="015b6aaa"/>
    </style:style>
    <style:style style:name="P108" style:family="paragraph" style:parent-style-name="Text_20_body">
      <style:text-properties officeooo:rsid="0164d05d" officeooo:paragraph-rsid="01650c1e"/>
    </style:style>
    <style:style style:name="P109" style:family="paragraph" style:parent-style-name="Text_20_body">
      <style:text-properties officeooo:paragraph-rsid="016c4815"/>
    </style:style>
    <style:style style:name="P110" style:family="paragraph" style:parent-style-name="Text_20_body">
      <style:text-properties officeooo:paragraph-rsid="016eb7e6"/>
    </style:style>
    <style:style style:name="P111" style:family="paragraph" style:parent-style-name="Text_20_body">
      <style:text-properties officeooo:rsid="016ffa02" officeooo:paragraph-rsid="016ffa02"/>
    </style:style>
    <style:style style:name="P112" style:family="paragraph" style:parent-style-name="Text_20_body">
      <style:text-properties officeooo:paragraph-rsid="016ffa02"/>
    </style:style>
    <style:style style:name="P113" style:family="paragraph" style:parent-style-name="Text_20_body">
      <style:paragraph-properties fo:text-align="start" style:justify-single-word="false"/>
      <style:text-properties officeooo:paragraph-rsid="016ffa02"/>
    </style:style>
    <style:style style:name="P114" style:family="paragraph" style:parent-style-name="Text_20_body">
      <style:text-properties officeooo:paragraph-rsid="01745203"/>
    </style:style>
    <style:style style:name="P115" style:family="paragraph" style:parent-style-name="Text_20_body">
      <style:text-properties officeooo:paragraph-rsid="01768f14"/>
    </style:style>
    <style:style style:name="P116" style:family="paragraph" style:parent-style-name="Text_20_body">
      <style:text-properties officeooo:rsid="017d270f" officeooo:paragraph-rsid="017d270f"/>
    </style:style>
    <style:style style:name="P117" style:family="paragraph" style:parent-style-name="Text_20_body">
      <style:text-properties officeooo:rsid="017d270f" officeooo:paragraph-rsid="017f03c6"/>
    </style:style>
    <style:style style:name="P118" style:family="paragraph" style:parent-style-name="Text_20_body">
      <style:text-properties officeooo:rsid="0180236c" officeooo:paragraph-rsid="0180236c"/>
    </style:style>
    <style:style style:name="P119" style:family="paragraph" style:parent-style-name="Text_20_body">
      <style:text-properties style:font-name="Monospace" fo:font-size="10pt" officeooo:rsid="018332f2" officeooo:paragraph-rsid="018332f2" style:font-size-asian="10pt" style:font-size-complex="10pt"/>
    </style:style>
    <style:style style:name="P120" style:family="paragraph" style:parent-style-name="Text_20_body">
      <style:text-properties officeooo:paragraph-rsid="01a4b129"/>
    </style:style>
    <style:style style:name="P121" style:family="paragraph" style:parent-style-name="Text_20_body">
      <style:text-properties officeooo:paragraph-rsid="01b2cf21"/>
    </style:style>
    <style:style style:name="P122" style:family="paragraph" style:parent-style-name="Text_20_body">
      <style:text-properties officeooo:rsid="01b2cf21" officeooo:paragraph-rsid="01b4049f"/>
    </style:style>
    <style:style style:name="P123" style:family="paragraph" style:parent-style-name="Text_20_body">
      <style:text-properties officeooo:rsid="01b86415" officeooo:paragraph-rsid="01b86415"/>
    </style:style>
    <style:style style:name="P124" style:family="paragraph" style:parent-style-name="Text_20_body">
      <style:text-properties officeooo:rsid="01be7b49" officeooo:paragraph-rsid="01be7b49"/>
    </style:style>
    <style:style style:name="P125" style:family="paragraph" style:parent-style-name="Text_20_body">
      <style:text-properties officeooo:rsid="01b4049f" officeooo:paragraph-rsid="01b4049f"/>
    </style:style>
    <style:style style:name="P126" style:family="paragraph" style:parent-style-name="Text_20_body">
      <style:text-properties officeooo:paragraph-rsid="01c6ebed"/>
    </style:style>
    <style:style style:name="P127" style:family="paragraph" style:parent-style-name="Text_20_body">
      <style:text-properties officeooo:paragraph-rsid="01cd0535"/>
    </style:style>
    <style:style style:name="P128" style:family="paragraph" style:parent-style-name="Text_20_body">
      <style:text-properties officeooo:paragraph-rsid="01d6021f"/>
    </style:style>
    <style:style style:name="P129" style:family="paragraph" style:parent-style-name="Text_20_body">
      <style:text-properties officeooo:paragraph-rsid="01d94c9c"/>
    </style:style>
    <style:style style:name="P130" style:family="paragraph" style:parent-style-name="Text_20_body">
      <style:text-properties officeooo:rsid="01daec0d" officeooo:paragraph-rsid="01daec0d"/>
    </style:style>
    <style:style style:name="P131" style:family="paragraph" style:parent-style-name="Text_20_body">
      <style:text-properties officeooo:rsid="01daec0d" officeooo:paragraph-rsid="01dcd420"/>
    </style:style>
    <style:style style:name="P132" style:family="paragraph" style:parent-style-name="Text_20_body">
      <style:text-properties officeooo:rsid="01e4d91f" officeooo:paragraph-rsid="01e4d91f"/>
    </style:style>
    <style:style style:name="P133" style:family="paragraph" style:parent-style-name="Title">
      <style:text-properties fo:font-variant="small-caps"/>
    </style:style>
    <style:style style:name="P134" style:family="paragraph" style:parent-style-name="Contents_20_2">
      <style:paragraph-properties>
        <style:tab-stops>
          <style:tab-stop style:position="16.501cm" style:type="right" style:leader-style="dotted" style:leader-text="."/>
        </style:tab-stops>
      </style:paragraph-properties>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137"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138" style:family="paragraph" style:parent-style-name="Standard" style:list-style-name="L2">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39" style:family="paragraph" style:parent-style-name="Standard" style:list-style-name="L3">
      <style:text-properties officeooo:paragraph-rsid="0019e40d"/>
    </style:style>
    <style:style style:name="P140" style:family="paragraph" style:parent-style-name="Standard" style:list-style-name="">
      <style:text-properties officeooo:rsid="00415cce" officeooo:paragraph-rsid="00415cce"/>
    </style:style>
    <style:style style:name="P141" style:family="paragraph" style:parent-style-name="Standard" style:list-style-name="">
      <style:text-properties officeooo:paragraph-rsid="0041b2b9"/>
    </style:style>
    <style:style style:name="P142" style:family="paragraph" style:parent-style-name="Standard" style:list-style-name="">
      <style:text-properties officeooo:paragraph-rsid="00415cce"/>
    </style:style>
    <style:style style:name="P143" style:family="paragraph" style:parent-style-name="Standard" style:list-style-name="">
      <style:text-properties fo:font-weight="bold" officeooo:rsid="00a4d732" officeooo:paragraph-rsid="00a4d732" style:font-weight-asian="bold" style:font-weight-complex="bold"/>
    </style:style>
    <style:style style:name="P144" style:family="paragraph" style:parent-style-name="Standard" style:list-style-name="">
      <style:text-properties officeooo:rsid="003e0de8" officeooo:paragraph-rsid="0041b2b9"/>
    </style:style>
    <style:style style:name="P145" style:family="paragraph" style:parent-style-name="Standard" style:list-style-name="L5">
      <style:text-properties officeooo:rsid="0041b2b9" officeooo:paragraph-rsid="0041b2b9"/>
    </style:style>
    <style:style style:name="P146" style:family="paragraph" style:parent-style-name="Standard" style:list-style-name="">
      <style:text-properties officeooo:rsid="0041b2b9" officeooo:paragraph-rsid="0041b2b9"/>
    </style:style>
    <style:style style:name="P147" style:family="paragraph" style:parent-style-name="Standard" style:list-style-name="L6">
      <style:text-properties officeooo:rsid="0041b2b9" officeooo:paragraph-rsid="0041b2b9"/>
    </style:style>
    <style:style style:name="P148" style:family="paragraph" style:parent-style-name="Standard" style:list-style-name="">
      <style:text-properties officeooo:rsid="00448f85" officeooo:paragraph-rsid="00448f85"/>
    </style:style>
    <style:style style:name="P149" style:family="paragraph" style:parent-style-name="Standard" style:list-style-name="">
      <style:text-properties officeooo:rsid="00458db7" officeooo:paragraph-rsid="00458db7"/>
    </style:style>
    <style:style style:name="P150" style:family="paragraph" style:parent-style-name="Standard" style:list-style-name="">
      <style:text-properties officeooo:rsid="004a8480" officeooo:paragraph-rsid="004a8480"/>
    </style:style>
    <style:style style:name="P151" style:family="paragraph" style:parent-style-name="Standard" style:list-style-name="">
      <style:text-properties officeooo:rsid="004ad29a" officeooo:paragraph-rsid="004ad29a"/>
    </style:style>
    <style:style style:name="P152" style:family="paragraph" style:parent-style-name="Standard" style:list-style-name="">
      <style:text-properties officeooo:rsid="004ce3ad" officeooo:paragraph-rsid="004ce3ad"/>
    </style:style>
    <style:style style:name="P153" style:family="paragraph" style:parent-style-name="Standard" style:list-style-name="L22">
      <style:paragraph-properties fo:text-align="start" style:justify-single-word="false"/>
      <style:text-properties officeooo:rsid="014e2d64" officeooo:paragraph-rsid="014e2d64"/>
    </style:style>
    <style:style style:name="P154" style:family="paragraph" style:parent-style-name="Standard" style:list-style-name="L22">
      <style:paragraph-properties fo:text-align="start" style:justify-single-word="false"/>
      <style:text-properties officeooo:rsid="014e2d64" officeooo:paragraph-rsid="014ebafc"/>
    </style:style>
    <style:style style:name="P155" style:family="paragraph" style:parent-style-name="Standard">
      <style:paragraph-properties fo:text-align="start" style:justify-single-word="false"/>
      <style:text-properties officeooo:rsid="01bad101" officeooo:paragraph-rsid="01bad101"/>
    </style:style>
    <style:style style:name="P156" style:family="paragraph" style:parent-style-name="Standard">
      <style:paragraph-properties fo:text-align="start" style:justify-single-word="false"/>
      <style:text-properties officeooo:rsid="01ec0849" officeooo:paragraph-rsid="01ec0849"/>
    </style:style>
    <style:style style:name="P157" style:family="paragraph" style:parent-style-name="Standard" style:list-style-name="">
      <style:paragraph-properties fo:text-align="start" style:justify-single-word="false"/>
      <style:text-properties officeooo:rsid="0085c9a9" officeooo:paragraph-rsid="01f7dab0"/>
    </style:style>
    <style:style style:name="P158" style:family="paragraph" style:parent-style-name="Standard" style:list-style-name="L35">
      <style:paragraph-properties fo:text-align="start" style:justify-single-word="false"/>
      <style:text-properties officeooo:paragraph-rsid="01f7dab0"/>
    </style:style>
    <style:style style:name="P159" style:family="paragraph" style:parent-style-name="Standard" style:list-style-name="L35">
      <style:paragraph-properties fo:text-align="start" style:justify-single-word="false"/>
      <style:text-properties officeooo:rsid="01f7dab0" officeooo:paragraph-rsid="01f7dab0"/>
    </style:style>
    <style:style style:name="P160" style:family="paragraph" style:parent-style-name="Standard" style:list-style-name="">
      <style:paragraph-properties fo:text-align="start" style:justify-single-word="false"/>
      <style:text-properties officeooo:rsid="01f842af" officeooo:paragraph-rsid="01f842af"/>
    </style:style>
    <style:style style:name="P161" style:family="paragraph" style:parent-style-name="Standard" style:list-style-name="">
      <style:paragraph-properties fo:text-align="start" style:justify-single-word="false"/>
      <style:text-properties officeooo:rsid="02245095" officeooo:paragraph-rsid="02245095"/>
    </style:style>
    <style:style style:name="P162" style:family="paragraph" style:parent-style-name="Text_20_body" style:list-style-name="L4">
      <style:text-properties officeooo:rsid="0036f7d8" officeooo:paragraph-rsid="0036f7d8"/>
    </style:style>
    <style:style style:name="P163" style:family="paragraph" style:parent-style-name="Text_20_body" style:list-style-name="L4">
      <style:text-properties officeooo:rsid="0037f2e7" officeooo:paragraph-rsid="0037f2e7"/>
    </style:style>
    <style:style style:name="P164" style:family="paragraph" style:parent-style-name="Text_20_body" style:list-style-name="L7">
      <style:text-properties officeooo:rsid="0052ba50" officeooo:paragraph-rsid="0052ba50"/>
    </style:style>
    <style:style style:name="P165" style:family="paragraph" style:parent-style-name="Text_20_body" style:list-style-name="L7">
      <style:text-properties officeooo:rsid="00553c4c" officeooo:paragraph-rsid="00553c4c"/>
    </style:style>
    <style:style style:name="P166" style:family="paragraph" style:parent-style-name="Text_20_body" style:list-style-name="L7">
      <style:text-properties officeooo:rsid="005c8b94" officeooo:paragraph-rsid="005c8b94"/>
    </style:style>
    <style:style style:name="P167" style:family="paragraph" style:parent-style-name="Text_20_body" style:list-style-name="L7">
      <style:text-properties officeooo:rsid="005e198d" officeooo:paragraph-rsid="005e198d"/>
    </style:style>
    <style:style style:name="P168" style:family="paragraph" style:parent-style-name="Text_20_body" style:list-style-name="L8">
      <style:text-properties officeooo:rsid="006ac1f6" officeooo:paragraph-rsid="006ac1f6"/>
    </style:style>
    <style:style style:name="P169" style:family="paragraph" style:parent-style-name="Text_20_body" style:list-style-name="L9">
      <style:text-properties officeooo:rsid="006d1a2f" officeooo:paragraph-rsid="006d1a2f"/>
    </style:style>
    <style:style style:name="P170" style:family="paragraph" style:parent-style-name="Text_20_body" style:list-style-name="L9">
      <style:text-properties officeooo:rsid="006d78aa" officeooo:paragraph-rsid="006d78aa"/>
    </style:style>
    <style:style style:name="P171" style:family="paragraph" style:parent-style-name="Text_20_body" style:list-style-name="L10">
      <style:paragraph-properties fo:text-align="start" style:justify-single-word="false"/>
      <style:text-properties officeooo:rsid="0068018e" officeooo:paragraph-rsid="00f3ec19"/>
    </style:style>
    <style:style style:name="P172" style:family="paragraph" style:parent-style-name="Text_20_body" style:list-style-name="L10">
      <style:text-properties officeooo:rsid="0068018e" officeooo:paragraph-rsid="00f3ec19"/>
    </style:style>
    <style:style style:name="P173" style:family="paragraph" style:parent-style-name="Text_20_body" style:list-style-name="L10">
      <style:text-properties officeooo:rsid="0068018e" officeooo:paragraph-rsid="0068018e"/>
    </style:style>
    <style:style style:name="P174" style:family="paragraph" style:parent-style-name="Text_20_body" style:list-style-name="L10">
      <style:text-properties officeooo:rsid="00f3ec19" officeooo:paragraph-rsid="00f3ec19"/>
    </style:style>
    <style:style style:name="P175" style:family="paragraph" style:parent-style-name="Text_20_body" style:list-style-name="L11">
      <style:text-properties officeooo:rsid="00e81ed5" officeooo:paragraph-rsid="00e81ed5"/>
    </style:style>
    <style:style style:name="P176" style:family="paragraph" style:parent-style-name="Text_20_body" style:list-style-name="L12">
      <style:text-properties officeooo:rsid="007ed28e" officeooo:paragraph-rsid="007ed28e"/>
    </style:style>
    <style:style style:name="P177" style:family="paragraph" style:parent-style-name="Text_20_body" style:list-style-name="L13">
      <style:text-properties officeooo:rsid="007ed28e" officeooo:paragraph-rsid="007ed28e"/>
    </style:style>
    <style:style style:name="P178" style:family="paragraph" style:parent-style-name="Text_20_body" style:list-style-name="L15">
      <style:text-properties officeooo:rsid="007ed28e" officeooo:paragraph-rsid="00bf6365"/>
    </style:style>
    <style:style style:name="P179" style:family="paragraph" style:parent-style-name="Text_20_body" style:list-style-name="L14">
      <style:text-properties officeooo:rsid="007fd5db" officeooo:paragraph-rsid="007fd5db"/>
    </style:style>
    <style:style style:name="P180" style:family="paragraph" style:parent-style-name="Text_20_body" style:list-style-name="L15">
      <style:text-properties officeooo:rsid="007fd5db" officeooo:paragraph-rsid="00c657e3"/>
    </style:style>
    <style:style style:name="P181" style:family="paragraph" style:parent-style-name="Text_20_body" style:list-style-name="L15">
      <style:text-properties officeooo:rsid="007fd5db" officeooo:paragraph-rsid="00c686ba"/>
    </style:style>
    <style:style style:name="P182" style:family="paragraph" style:parent-style-name="Text_20_body" style:list-style-name="L15">
      <style:text-properties officeooo:rsid="00bf6365" officeooo:paragraph-rsid="00bf6365"/>
    </style:style>
    <style:style style:name="P183" style:family="paragraph" style:parent-style-name="Text_20_body" style:list-style-name="L15">
      <style:text-properties officeooo:rsid="00c22e87" officeooo:paragraph-rsid="00c22e87"/>
    </style:style>
    <style:style style:name="P184" style:family="paragraph" style:parent-style-name="Text_20_body" style:list-style-name="L15">
      <style:text-properties officeooo:rsid="00c22e87" officeooo:paragraph-rsid="00c3a2f1"/>
    </style:style>
    <style:style style:name="P185" style:family="paragraph" style:parent-style-name="Text_20_body" style:list-style-name="L15">
      <style:text-properties officeooo:rsid="00c4c37b" officeooo:paragraph-rsid="00c4c37b"/>
    </style:style>
    <style:style style:name="P186" style:family="paragraph" style:parent-style-name="Text_20_body" style:list-style-name="L16">
      <style:text-properties officeooo:rsid="00d056fb" officeooo:paragraph-rsid="00d056fb"/>
    </style:style>
    <style:style style:name="P187" style:family="paragraph" style:parent-style-name="Text_20_body" style:list-style-name="L17">
      <style:text-properties officeooo:rsid="00cb9906" officeooo:paragraph-rsid="00cb9906"/>
    </style:style>
    <style:style style:name="P188" style:family="paragraph" style:parent-style-name="Text_20_body" style:list-style-name="L17">
      <style:text-properties officeooo:rsid="00cc8635" officeooo:paragraph-rsid="00cc8635"/>
    </style:style>
    <style:style style:name="P189" style:family="paragraph" style:parent-style-name="Text_20_body" style:list-style-name="L18">
      <style:text-properties fo:font-weight="normal" officeooo:rsid="00d73f7b" officeooo:paragraph-rsid="00d73f7b" style:font-weight-asian="normal" style:font-weight-complex="normal"/>
    </style:style>
    <style:style style:name="P190"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191" style:family="paragraph" style:parent-style-name="Text_20_body" style:list-style-name="L19">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192" style:family="paragraph" style:parent-style-name="Text_20_body" style:list-style-name="L21">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193" style:family="paragraph" style:parent-style-name="Text_20_body" style:list-style-name="L20">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194" style:family="paragraph" style:parent-style-name="Text_20_body" style:list-style-name="L19">
      <style:text-properties fo:language="pl" fo:country="PL" officeooo:rsid="0101f0d6" officeooo:paragraph-rsid="0101f0d6"/>
    </style:style>
    <style:style style:name="P195" style:family="paragraph" style:parent-style-name="Text_20_body" style:list-style-name="L23">
      <style:text-properties officeooo:rsid="01503552" officeooo:paragraph-rsid="01503552"/>
    </style:style>
    <style:style style:name="P196" style:family="paragraph" style:parent-style-name="Text_20_body" style:list-style-name="L23">
      <style:text-properties officeooo:rsid="01503552" officeooo:paragraph-rsid="01506ea5"/>
    </style:style>
    <style:style style:name="P197" style:family="paragraph" style:parent-style-name="Text_20_body" style:list-style-name="L24">
      <style:text-properties officeooo:paragraph-rsid="0151e968"/>
    </style:style>
    <style:style style:name="P198" style:family="paragraph" style:parent-style-name="Text_20_body" style:list-style-name="L24">
      <style:text-properties officeooo:rsid="0151e968" officeooo:paragraph-rsid="0151e968"/>
    </style:style>
    <style:style style:name="P199" style:family="paragraph" style:parent-style-name="Text_20_body" style:list-style-name="L25">
      <style:text-properties officeooo:rsid="0160e7c5" officeooo:paragraph-rsid="0160e7c5"/>
    </style:style>
    <style:style style:name="P200" style:family="paragraph" style:parent-style-name="Text_20_body" style:list-style-name="L25">
      <style:text-properties officeooo:rsid="0160e7c5" officeooo:paragraph-rsid="01611fff"/>
    </style:style>
    <style:style style:name="P201" style:family="paragraph" style:parent-style-name="Text_20_body" style:list-style-name="L25">
      <style:text-properties officeooo:rsid="01611fff" officeooo:paragraph-rsid="01618e15"/>
    </style:style>
    <style:style style:name="P202" style:family="paragraph" style:parent-style-name="Text_20_body" style:list-style-name="L25">
      <style:text-properties officeooo:rsid="01618e15" officeooo:paragraph-rsid="01618e15"/>
    </style:style>
    <style:style style:name="P203" style:family="paragraph" style:parent-style-name="Text_20_body" style:list-style-name="L25">
      <style:text-properties officeooo:rsid="0162f636" officeooo:paragraph-rsid="0162f636"/>
    </style:style>
    <style:style style:name="P204" style:family="paragraph" style:parent-style-name="Text_20_body" style:list-style-name="L26">
      <style:text-properties officeooo:rsid="016eb7e6" officeooo:paragraph-rsid="016eb7e6"/>
    </style:style>
    <style:style style:name="P205" style:family="paragraph" style:parent-style-name="Text_20_body" style:list-style-name="L27">
      <style:text-properties officeooo:rsid="017bb863" officeooo:paragraph-rsid="017bb863"/>
    </style:style>
    <style:style style:name="P206" style:family="paragraph" style:parent-style-name="Text_20_body" style:list-style-name="L27">
      <style:text-properties officeooo:rsid="017ce84c" officeooo:paragraph-rsid="017ce84c"/>
    </style:style>
    <style:style style:name="P207" style:family="paragraph" style:parent-style-name="Text_20_body" style:list-style-name="L28">
      <style:text-properties style:font-name="Times1" fo:font-size="12pt" officeooo:rsid="01899e15" officeooo:paragraph-rsid="01899e15" style:font-size-asian="10.5pt" style:font-size-complex="12pt"/>
    </style:style>
    <style:style style:name="P208" style:family="paragraph" style:parent-style-name="Text_20_body" style:list-style-name="L29">
      <style:text-properties officeooo:rsid="01a90f65" officeooo:paragraph-rsid="01b2cf21"/>
    </style:style>
    <style:style style:name="P209" style:family="paragraph" style:parent-style-name="Text_20_body" style:list-style-name="L29">
      <style:text-properties officeooo:rsid="01b2cf21" officeooo:paragraph-rsid="01b4049f"/>
    </style:style>
    <style:style style:name="P210" style:family="paragraph" style:parent-style-name="Text_20_body" style:list-style-name="L30">
      <style:text-properties officeooo:rsid="01b8c7e3" officeooo:paragraph-rsid="01b8c7e3"/>
    </style:style>
    <style:style style:name="P211" style:family="paragraph" style:parent-style-name="Text_20_body" style:list-style-name="L30">
      <style:text-properties officeooo:rsid="01bcb138" officeooo:paragraph-rsid="01bcb138"/>
    </style:style>
    <style:style style:name="P212" style:family="paragraph" style:parent-style-name="Text_20_body" style:list-style-name="L30">
      <style:text-properties officeooo:rsid="01be7b49" officeooo:paragraph-rsid="01be7b49"/>
    </style:style>
    <style:style style:name="P213" style:family="paragraph" style:parent-style-name="Text_20_body" style:list-style-name="L30">
      <style:text-properties officeooo:rsid="01c138ec" officeooo:paragraph-rsid="01c138ec"/>
    </style:style>
    <style:style style:name="P214" style:family="paragraph" style:parent-style-name="Text_20_body" style:list-style-name="L31">
      <style:text-properties officeooo:rsid="01dace06" officeooo:paragraph-rsid="01dace06"/>
    </style:style>
    <style:style style:name="P215" style:family="paragraph" style:parent-style-name="Text_20_body" style:list-style-name="L32">
      <style:text-properties officeooo:rsid="01e203d3" officeooo:paragraph-rsid="01e203d3"/>
    </style:style>
    <style:style style:name="P216" style:family="paragraph" style:parent-style-name="Text_20_body" style:list-style-name="L32">
      <style:text-properties officeooo:rsid="01e4d91f" officeooo:paragraph-rsid="01e4d91f"/>
    </style:style>
    <style:style style:name="P217" style:family="paragraph" style:parent-style-name="Text_20_body">
      <style:text-properties officeooo:rsid="01e4d91f" officeooo:paragraph-rsid="01edc1ed"/>
    </style:style>
    <style:style style:name="P218" style:family="paragraph" style:parent-style-name="Text_20_body" style:list-style-name="L33">
      <style:text-properties officeooo:rsid="01ef7f89" officeooo:paragraph-rsid="01ef7f89"/>
    </style:style>
    <style:style style:name="P219" style:family="paragraph" style:parent-style-name="Text_20_body">
      <style:text-properties officeooo:rsid="01efc9e8" officeooo:paragraph-rsid="01efc9e8"/>
    </style:style>
    <style:style style:name="P220" style:family="paragraph" style:parent-style-name="Text_20_body">
      <style:text-properties officeooo:paragraph-rsid="01f01933"/>
    </style:style>
    <style:style style:name="P221" style:family="paragraph" style:parent-style-name="Text_20_body" style:list-style-name="L34">
      <style:text-properties officeooo:rsid="01f2044f" officeooo:paragraph-rsid="01f2044f"/>
    </style:style>
    <style:style style:name="P222" style:family="paragraph" style:parent-style-name="Text_20_body">
      <style:text-properties officeooo:paragraph-rsid="01f9a7d6"/>
    </style:style>
    <style:style style:name="P223" style:family="paragraph" style:parent-style-name="Text_20_body">
      <style:text-properties officeooo:paragraph-rsid="01fe14f7"/>
    </style:style>
    <style:style style:name="P224" style:family="paragraph" style:parent-style-name="Text_20_body" style:list-style-name="L37">
      <style:text-properties officeooo:rsid="01fe42c3" officeooo:paragraph-rsid="01fe42c3"/>
    </style:style>
    <style:style style:name="P225" style:family="paragraph" style:parent-style-name="Text_20_body">
      <style:text-properties officeooo:rsid="01fe42c3" officeooo:paragraph-rsid="01ff3c2f"/>
    </style:style>
    <style:style style:name="P226" style:family="paragraph" style:parent-style-name="Text_20_body">
      <style:text-properties officeooo:rsid="01fe42c3" officeooo:paragraph-rsid="02028689"/>
    </style:style>
    <style:style style:name="P227" style:family="paragraph" style:parent-style-name="Text_20_body" style:list-style-name="L38">
      <style:text-properties officeooo:rsid="02028689" officeooo:paragraph-rsid="02028689"/>
    </style:style>
    <style:style style:name="P228" style:family="paragraph" style:parent-style-name="Text_20_body">
      <style:text-properties officeooo:rsid="02028689" officeooo:paragraph-rsid="02028689"/>
    </style:style>
    <style:style style:name="P229" style:family="paragraph" style:parent-style-name="Text_20_body">
      <style:text-properties officeooo:rsid="02039944" officeooo:paragraph-rsid="02039944"/>
    </style:style>
    <style:style style:name="P230" style:family="paragraph" style:parent-style-name="Text_20_body">
      <style:text-properties style:font-name="monospace" fo:font-size="10pt" officeooo:rsid="02039944" officeooo:paragraph-rsid="02039944" style:font-size-asian="10pt" style:font-size-complex="10pt"/>
    </style:style>
    <style:style style:name="P231" style:family="paragraph" style:parent-style-name="Text_20_body">
      <style:text-properties style:font-name="times" fo:font-size="12pt" officeooo:rsid="0207ad56" officeooo:paragraph-rsid="0207ad56" style:font-size-asian="10.5pt" style:font-size-complex="12pt"/>
    </style:style>
    <style:style style:name="P232" style:family="paragraph" style:parent-style-name="Text_20_body">
      <style:text-properties style:font-name="times" fo:font-size="12pt" officeooo:rsid="0208149e" officeooo:paragraph-rsid="0208149e" style:font-size-asian="10.5pt" style:font-size-complex="12pt"/>
    </style:style>
    <style:style style:name="P233" style:family="paragraph" style:parent-style-name="Text_20_body">
      <style:text-properties style:font-name="times" fo:font-size="12pt" officeooo:rsid="02095cf9" officeooo:paragraph-rsid="02095cf9" style:font-size-asian="10.5pt" style:font-size-complex="12pt"/>
    </style:style>
    <style:style style:name="P234" style:family="paragraph" style:parent-style-name="Text_20_body">
      <style:text-properties style:font-name="times" fo:font-size="12pt" officeooo:rsid="020a97fc" officeooo:paragraph-rsid="020a97fc" style:font-size-asian="10.5pt" style:font-size-complex="12pt"/>
    </style:style>
    <style:style style:name="P235" style:family="paragraph" style:parent-style-name="Text_20_body" style:list-style-name="L39">
      <style:text-properties style:font-name="times" fo:font-size="12pt" officeooo:rsid="020a97fc" officeooo:paragraph-rsid="020a97fc" style:font-size-asian="10.5pt" style:font-size-complex="12pt"/>
    </style:style>
    <style:style style:name="P236" style:family="paragraph" style:parent-style-name="Text_20_body" style:list-style-name="L39">
      <style:text-properties style:font-name="times" fo:font-size="12pt" officeooo:rsid="020bc250" officeooo:paragraph-rsid="020bc250" style:font-size-asian="10.5pt" style:font-size-complex="12pt"/>
    </style:style>
    <style:style style:name="P237" style:family="paragraph" style:parent-style-name="Text_20_body">
      <style:text-properties style:font-name="times" fo:font-size="12pt" officeooo:rsid="020bc250" officeooo:paragraph-rsid="020bc250" style:font-size-asian="10.5pt" style:font-size-complex="12pt"/>
    </style:style>
    <style:style style:name="P238" style:family="paragraph" style:parent-style-name="Text_20_body">
      <style:text-properties officeooo:paragraph-rsid="020d5408"/>
    </style:style>
    <style:style style:name="P239" style:family="paragraph" style:parent-style-name="Text_20_body">
      <style:text-properties officeooo:paragraph-rsid="02131158"/>
    </style:style>
    <style:style style:name="P240" style:family="paragraph" style:parent-style-name="Text_20_body">
      <style:text-properties officeooo:rsid="0213f0ed" officeooo:paragraph-rsid="02155823"/>
    </style:style>
    <style:style style:name="P241" style:family="paragraph" style:parent-style-name="Text_20_body">
      <style:text-properties officeooo:rsid="021885c5" officeooo:paragraph-rsid="021885c5"/>
    </style:style>
    <style:style style:name="P242" style:family="paragraph" style:parent-style-name="Text_20_body" style:list-style-name="L40">
      <style:text-properties officeooo:rsid="021885c5" officeooo:paragraph-rsid="021885c5"/>
    </style:style>
    <style:style style:name="P243" style:family="paragraph" style:parent-style-name="Text_20_body" style:list-style-name="L40">
      <style:text-properties officeooo:paragraph-rsid="021885c5"/>
    </style:style>
    <style:style style:name="P244" style:family="paragraph" style:parent-style-name="Text_20_body" style:list-style-name="L40">
      <style:text-properties officeooo:rsid="021c06a5" officeooo:paragraph-rsid="021c06a5"/>
    </style:style>
    <style:style style:name="P245" style:family="paragraph" style:parent-style-name="Text_20_body">
      <style:text-properties officeooo:rsid="021c06a5" officeooo:paragraph-rsid="021c06a5"/>
    </style:style>
    <style:style style:name="P246" style:family="paragraph" style:parent-style-name="Text_20_body">
      <style:text-properties officeooo:rsid="021dac58" officeooo:paragraph-rsid="021dac58"/>
    </style:style>
    <style:style style:name="P247" style:family="paragraph" style:parent-style-name="Text_20_body">
      <style:text-properties officeooo:rsid="021dac58" officeooo:paragraph-rsid="021e37c4"/>
    </style:style>
    <style:style style:name="P248" style:family="paragraph" style:parent-style-name="Text_20_body" style:list-style-name="L42">
      <style:text-properties officeooo:paragraph-rsid="021ea3c0"/>
    </style:style>
    <style:style style:name="P249" style:family="paragraph" style:parent-style-name="Text_20_body" style:list-style-name="L42">
      <style:text-properties officeooo:rsid="021ea3c0" officeooo:paragraph-rsid="021ea3c0"/>
    </style:style>
    <style:style style:name="P250" style:family="paragraph" style:parent-style-name="Text_20_body" style:list-style-name="L42">
      <style:text-properties officeooo:rsid="021f4ebc" officeooo:paragraph-rsid="021f4ebc"/>
    </style:style>
    <style:style style:name="P251" style:family="paragraph" style:parent-style-name="Text_20_body">
      <style:text-properties officeooo:rsid="0220dff9" officeooo:paragraph-rsid="0220dff9"/>
    </style:style>
    <style:style style:name="P252" style:family="paragraph" style:parent-style-name="Text_20_body" style:list-style-name="">
      <style:text-properties officeooo:paragraph-rsid="022827a2"/>
    </style:style>
    <style:style style:name="P253" style:family="paragraph" style:parent-style-name="Text_20_body" style:list-style-name="L43">
      <style:text-properties officeooo:paragraph-rsid="0225d602"/>
    </style:style>
    <style:style style:name="P254" style:family="paragraph" style:parent-style-name="Text_20_body" style:list-style-name="L43">
      <style:text-properties officeooo:paragraph-rsid="02271ee5"/>
    </style:style>
    <style:style style:name="P255" style:family="paragraph" style:parent-style-name="Text_20_body" style:list-style-name="">
      <style:text-properties officeooo:rsid="02290b80" officeooo:paragraph-rsid="02290b80"/>
    </style:style>
    <style:style style:name="P256" style:family="paragraph" style:parent-style-name="Text_20_body" style:list-style-name="L44">
      <style:text-properties officeooo:paragraph-rsid="02290b80"/>
    </style:style>
    <style:style style:name="P257" style:family="paragraph" style:parent-style-name="Text_20_body" style:list-style-name="L44">
      <style:text-properties officeooo:rsid="022b964b" officeooo:paragraph-rsid="022b964b"/>
    </style:style>
    <style:style style:name="P258" style:family="paragraph" style:parent-style-name="Text_20_body" style:list-style-name="">
      <style:text-properties officeooo:rsid="022b964b" officeooo:paragraph-rsid="022b964b"/>
    </style:style>
    <style:style style:name="P259" style:family="paragraph" style:parent-style-name="Text_20_body" style:list-style-name="">
      <style:text-properties officeooo:rsid="022b964b" officeooo:paragraph-rsid="022d7255"/>
    </style:style>
    <style:style style:name="P260" style:family="paragraph" style:parent-style-name="Text_20_body" style:list-style-name="">
      <style:text-properties officeooo:rsid="022edd09" officeooo:paragraph-rsid="022edd09"/>
    </style:style>
    <style:style style:name="P261" style:family="paragraph" style:parent-style-name="Text_20_body" style:list-style-name="L45">
      <style:text-properties officeooo:rsid="02308b3c" officeooo:paragraph-rsid="02308b3c"/>
    </style:style>
    <style:style style:name="P262" style:family="paragraph" style:parent-style-name="Text_20_body" style:list-style-name="">
      <style:text-properties officeooo:rsid="02309a89" officeooo:paragraph-rsid="02309a89"/>
    </style:style>
    <style:style style:name="P263" style:family="paragraph" style:parent-style-name="Text_20_body" style:list-style-name="L46">
      <style:text-properties officeooo:rsid="0231961a" officeooo:paragraph-rsid="0231961a"/>
    </style:style>
    <style:style style:name="P264" style:family="paragraph" style:parent-style-name="Text_20_body">
      <style:paragraph-properties fo:break-before="page"/>
      <style:text-properties officeooo:paragraph-rsid="021ea3c0"/>
    </style:style>
    <style:style style:name="P265" style:family="paragraph" style:parent-style-name="Text_20_body" style:list-style-name="">
      <style:paragraph-properties fo:break-before="page"/>
    </style:style>
    <style:style style:name="P266" style:family="paragraph" style:parent-style-name="Text_20_body" style:list-style-name="">
      <style:paragraph-properties fo:break-before="page"/>
      <style:text-properties officeooo:rsid="02290b80" officeooo:paragraph-rsid="02290b80"/>
    </style:style>
    <style:style style:name="P267" style:family="paragraph" style:parent-style-name="Title" style:master-page-name="First_20_Page">
      <style:paragraph-properties style:page-number="auto"/>
      <style:text-properties fo:font-variant="small-caps"/>
    </style:style>
    <style:style style:name="P268" style:family="paragraph" style:parent-style-name="Heading_20_1">
      <style:paragraph-properties fo:text-align="start" style:justify-single-word="false"/>
    </style:style>
    <style:style style:name="P269" style:family="paragraph" style:parent-style-name="Heading_20_1" style:list-style-name="">
      <style:paragraph-properties fo:text-align="start" style:justify-single-word="false"/>
      <style:text-properties officeooo:rsid="0085c9a9" officeooo:paragraph-rsid="0014ca84"/>
    </style:style>
    <style:style style:name="P270" style:family="paragraph" style:parent-style-name="Heading_20_1" style:list-style-name="">
      <style:paragraph-properties fo:text-align="start" style:justify-single-word="false"/>
      <style:text-properties officeooo:rsid="02337c26" officeooo:paragraph-rsid="02337c26"/>
    </style:style>
    <style:style style:name="P271" style:family="paragraph" style:parent-style-name="Heading_20_1">
      <style:paragraph-properties fo:text-align="start" style:justify-single-word="false" fo:break-before="page"/>
      <style:text-properties officeooo:rsid="0014ca84" officeooo:paragraph-rsid="0014ca84"/>
    </style:style>
    <style:style style:name="P272" style:family="paragraph" style:parent-style-name="Heading_20_1" style:list-style-name="">
      <style:paragraph-properties fo:text-align="start" style:justify-single-word="false" fo:break-before="page"/>
      <style:text-properties officeooo:rsid="00848a90" officeooo:paragraph-rsid="00848a90"/>
    </style:style>
    <style:style style:name="P273" style:family="paragraph" style:parent-style-name="Heading_20_1">
      <style:paragraph-properties fo:text-align="start" style:justify-single-word="false" fo:break-before="page"/>
      <style:text-properties officeooo:paragraph-rsid="0014ca84"/>
    </style:style>
    <style:style style:name="P274" style:family="paragraph" style:parent-style-name="Heading_20_3">
      <style:text-properties officeooo:rsid="018ce713" officeooo:paragraph-rsid="018ce713"/>
    </style:style>
    <style:style style:name="P275" style:family="paragraph" style:parent-style-name="Heading_20_3">
      <style:text-properties officeooo:rsid="018e14aa" officeooo:paragraph-rsid="018e14aa"/>
    </style:style>
    <style:style style:name="P276" style:family="paragraph" style:parent-style-name="Heading_20_3">
      <style:text-properties officeooo:rsid="01fb3a94" officeooo:paragraph-rsid="01fb3a94"/>
    </style:style>
    <style:style style:name="P277" style:family="paragraph" style:parent-style-name="Heading_20_3">
      <style:text-properties officeooo:rsid="020d5408" officeooo:paragraph-rsid="020d5408"/>
    </style:style>
    <style:style style:name="P278" style:family="paragraph" style:parent-style-name="Heading_20_2" style:list-style-name="">
      <style:text-properties officeooo:paragraph-rsid="001864a7"/>
    </style:style>
    <style:style style:name="P279" style:family="paragraph" style:parent-style-name="Heading_20_2">
      <style:text-properties officeooo:rsid="004dbcd1" officeooo:paragraph-rsid="004dbcd1"/>
    </style:style>
    <style:style style:name="P280" style:family="paragraph" style:parent-style-name="Heading_20_2">
      <style:text-properties officeooo:rsid="001864a7" officeooo:paragraph-rsid="001864a7"/>
    </style:style>
    <style:style style:name="P281" style:family="paragraph" style:parent-style-name="Heading_20_2">
      <style:text-properties officeooo:rsid="00745316" officeooo:paragraph-rsid="00745316"/>
    </style:style>
    <style:style style:name="P282" style:family="paragraph" style:parent-style-name="Heading_20_2">
      <style:text-properties officeooo:rsid="00c9f872" officeooo:paragraph-rsid="00c9f872"/>
    </style:style>
    <style:style style:name="P283" style:family="paragraph" style:parent-style-name="Heading_20_2">
      <style:text-properties officeooo:rsid="00c7bf6f" officeooo:paragraph-rsid="00c7bf6f"/>
    </style:style>
    <style:style style:name="P284" style:family="paragraph" style:parent-style-name="Heading_20_2">
      <style:text-properties officeooo:rsid="01c6ebed" officeooo:paragraph-rsid="01c6ebed"/>
    </style:style>
    <style:style style:name="P285" style:family="paragraph" style:parent-style-name="Heading_20_2">
      <style:text-properties officeooo:rsid="01d94c9c" officeooo:paragraph-rsid="01d94c9c"/>
    </style:style>
    <style:style style:name="P286" style:family="paragraph" style:parent-style-name="Heading_20_2">
      <style:paragraph-properties fo:break-before="page"/>
      <style:text-properties officeooo:rsid="001864a7" officeooo:paragraph-rsid="001864a7"/>
    </style:style>
    <style:style style:name="P287" style:family="paragraph" style:parent-style-name="Heading_20_2">
      <style:paragraph-properties fo:break-before="page"/>
      <style:text-properties officeooo:rsid="003c47a0" officeooo:paragraph-rsid="003c47a0"/>
    </style:style>
    <style:style style:name="P288" style:family="paragraph" style:parent-style-name="Heading_20_2">
      <style:paragraph-properties fo:break-before="page"/>
      <style:text-properties officeooo:rsid="00c7bf6f" officeooo:paragraph-rsid="00c7bf6f"/>
    </style:style>
    <style:style style:name="P289" style:family="paragraph" style:parent-style-name="Heading_20_2">
      <style:paragraph-properties fo:break-before="page"/>
      <style:text-properties officeooo:rsid="0082c18d" officeooo:paragraph-rsid="00c7bf6f"/>
    </style:style>
    <style:style style:name="P290" style:family="paragraph" style:parent-style-name="Heading_20_2">
      <style:paragraph-properties fo:break-before="page"/>
      <style:text-properties officeooo:rsid="00e27d43" officeooo:paragraph-rsid="00e27d43"/>
    </style:style>
    <style:style style:name="P291" style:family="paragraph" style:parent-style-name="Heading_20_2">
      <style:paragraph-properties fo:break-before="page"/>
      <style:text-properties officeooo:rsid="015b6aaa" officeooo:paragraph-rsid="015b6aaa"/>
    </style:style>
    <style:style style:name="P292" style:family="paragraph" style:parent-style-name="Heading_20_2">
      <style:paragraph-properties fo:break-before="page"/>
      <style:text-properties officeooo:rsid="016c4815"/>
    </style:style>
    <style:style style:name="P293" style:family="paragraph" style:parent-style-name="Heading_20_2">
      <style:paragraph-properties fo:break-before="page"/>
      <style:text-properties officeooo:rsid="016eb7e6" officeooo:paragraph-rsid="016eb7e6"/>
    </style:style>
    <style:style style:name="P294" style:family="paragraph" style:parent-style-name="Heading_20_2">
      <style:paragraph-properties fo:break-before="page"/>
      <style:text-properties officeooo:rsid="016ffa02" officeooo:paragraph-rsid="016ffa02"/>
    </style:style>
    <style:style style:name="P295" style:family="paragraph" style:parent-style-name="Heading_20_2">
      <style:paragraph-properties fo:break-before="page"/>
      <style:text-properties officeooo:rsid="01a4b129" officeooo:paragraph-rsid="01a4b129"/>
    </style:style>
    <style:style style:name="P296" style:family="paragraph" style:parent-style-name="Heading_20_2">
      <style:paragraph-properties fo:break-before="page"/>
      <style:text-properties officeooo:rsid="01f9a7d6" officeooo:paragraph-rsid="01f9a7d6"/>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officeooo:rsid="00088062"/>
    </style:style>
    <style:style style:name="T5" style:family="text">
      <style:text-properties fo:font-size="9pt" fo:font-style="italic" fo:font-weight="bold" style:font-size-asian="9pt" style:font-style-asian="italic" style:font-weight-asian="bold"/>
    </style:style>
    <style:style style:name="T6" style:family="text">
      <style:text-properties fo:font-size="9pt" fo:font-style="italic" fo:font-weight="bold" officeooo:rsid="013f65d5" style:font-size-asian="9pt" style:font-style-asian="italic" style:font-weight-asian="bold"/>
    </style:style>
    <style:style style:name="T7" style:family="text">
      <style:text-properties officeooo:rsid="000c1e11"/>
    </style:style>
    <style:style style:name="T8" style:family="text">
      <style:text-properties officeooo:rsid="000cfd42"/>
    </style:style>
    <style:style style:name="T9" style:family="text">
      <style:text-properties officeooo:rsid="000e5b29"/>
    </style:style>
    <style:style style:name="T10"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1d496a" style:text-blinking="false" fo:background-color="transparent" loext:char-shading-value="0" style:font-size-asian="12pt" style:font-size-complex="12pt"/>
    </style:style>
    <style:style style:name="T1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aea6d5"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efa833"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bold" officeooo:rsid="0090f189" style:text-blinking="false" fo:background-color="transparent" loext:char-shading-value="0" style:font-size-asian="12pt" style:font-weight-asian="bold" style:font-size-complex="12pt" style:font-weight-complex="bold"/>
    </style:style>
    <style:style style:name="T26"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27"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28"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29" style:family="text">
      <style:text-properties fo:font-variant="normal" fo:text-transform="none" fo:color="#000000" fo:letter-spacing="normal" fo:language="en" fo:country="US" fo:font-style="normal" fo:font-weight="normal"/>
    </style:style>
    <style:style style:name="T30" style:family="text">
      <style:text-properties fo:font-variant="normal" fo:text-transform="none" fo:color="#000000" style:font-name="Times1" fo:letter-spacing="normal" fo:language="pl" fo:country="PL" fo:font-style="normal" fo:font-weight="normal" officeooo:rsid="0101f0d6"/>
    </style:style>
    <style:style style:name="T31"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2"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3"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7" style:family="text">
      <style:text-properties fo:font-variant="normal" fo:text-transform="none" fo:color="#000000" style:font-name="Times1" fo:font-size="12pt" fo:letter-spacing="normal" fo:font-style="normal" fo:font-weight="normal" style:font-size-asian="10.5pt" style:font-size-complex="12pt"/>
    </style:style>
    <style:style style:name="T38"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39"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0"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1" style:family="text">
      <style:text-properties fo:font-variant="normal" fo:text-transform="none" fo:color="#333333" style:font-name="times" fo:font-size="12pt" fo:letter-spacing="normal" fo:font-style="normal" fo:font-weight="normal" officeooo:rsid="0225d602" style:font-size-asian="10.5pt" style:font-size-complex="12pt"/>
    </style:style>
    <style:style style:name="T42" style:family="text">
      <style:text-properties fo:font-variant="normal" fo:text-transform="none" fo:color="#333333" style:font-name="times" fo:font-size="12pt" fo:letter-spacing="normal" fo:font-style="normal" fo:font-weight="normal" officeooo:rsid="02271ee5" style:font-size-asian="10.5pt" style:font-size-complex="12pt"/>
    </style:style>
    <style:style style:name="T43" style:family="text">
      <style:text-properties fo:font-variant="normal" fo:text-transform="none" fo:color="#333333" style:font-name="times" fo:font-size="12pt" fo:letter-spacing="normal" fo:font-style="normal" fo:font-weight="normal" officeooo:rsid="02273086" style:font-size-asian="10.5pt" style:font-size-complex="12pt"/>
    </style:style>
    <style:style style:name="T44" style:family="text">
      <style:text-properties style:font-name="Times1" officeooo:rsid="001a2cfe"/>
    </style:style>
    <style:style style:name="T45" style:family="text">
      <style:text-properties style:font-name="Times1" officeooo:rsid="008e573f"/>
    </style:style>
    <style:style style:name="T46" style:family="text">
      <style:text-properties style:font-name="Times1" officeooo:rsid="00bbc2d8"/>
    </style:style>
    <style:style style:name="T47" style:family="text">
      <style:text-properties officeooo:rsid="00239948"/>
    </style:style>
    <style:style style:name="T48" style:family="text">
      <style:text-properties officeooo:rsid="0024f37d"/>
    </style:style>
    <style:style style:name="T49" style:family="text">
      <style:text-properties officeooo:rsid="0026350f"/>
    </style:style>
    <style:style style:name="T50" style:family="text">
      <style:text-properties officeooo:rsid="0027509e"/>
    </style:style>
    <style:style style:name="T51" style:family="text">
      <style:text-properties officeooo:rsid="003e0de8"/>
    </style:style>
    <style:style style:name="T52" style:family="text">
      <style:text-properties officeooo:rsid="00476bc7"/>
    </style:style>
    <style:style style:name="T53" style:family="text">
      <style:text-properties officeooo:rsid="004a8480"/>
    </style:style>
    <style:style style:name="T54" style:family="text">
      <style:text-properties officeooo:rsid="004dbcd1"/>
    </style:style>
    <style:style style:name="T55" style:family="text">
      <style:text-properties officeooo:rsid="004f6885"/>
    </style:style>
    <style:style style:name="T56" style:family="text">
      <style:text-properties officeooo:rsid="005160dd"/>
    </style:style>
    <style:style style:name="T57" style:family="text">
      <style:text-properties officeooo:rsid="0053ca11"/>
    </style:style>
    <style:style style:name="T58" style:family="text">
      <style:text-properties officeooo:rsid="0056475d"/>
    </style:style>
    <style:style style:name="T59" style:family="text">
      <style:text-properties officeooo:rsid="005e00c5"/>
    </style:style>
    <style:style style:name="T60" style:family="text">
      <style:text-properties officeooo:rsid="00621c48"/>
    </style:style>
    <style:style style:name="T61" style:family="text">
      <style:text-properties officeooo:rsid="0063da5f"/>
    </style:style>
    <style:style style:name="T62" style:family="text">
      <style:text-properties officeooo:rsid="0065bd7f"/>
    </style:style>
    <style:style style:name="T63" style:family="text">
      <style:text-properties officeooo:rsid="0068db36"/>
    </style:style>
    <style:style style:name="T64" style:family="text">
      <style:text-properties officeooo:rsid="006eb720"/>
    </style:style>
    <style:style style:name="T65" style:family="text">
      <style:text-properties officeooo:rsid="0078d6c6"/>
    </style:style>
    <style:style style:name="T66" style:family="text">
      <style:text-properties officeooo:rsid="007ed28e"/>
    </style:style>
    <style:style style:name="T67" style:family="text">
      <style:text-properties officeooo:rsid="0081942a"/>
    </style:style>
    <style:style style:name="T68" style:family="text">
      <style:text-properties officeooo:rsid="008e573f"/>
    </style:style>
    <style:style style:name="T69" style:family="text">
      <style:text-properties officeooo:rsid="00940e5f"/>
    </style:style>
    <style:style style:name="T70" style:family="text">
      <style:text-properties fo:font-weight="bold" style:font-weight-asian="bold" style:font-weight-complex="bold"/>
    </style:style>
    <style:style style:name="T71" style:family="text">
      <style:text-properties fo:font-weight="bold" officeooo:rsid="006eb720" style:font-weight-asian="bold" style:font-weight-complex="bold"/>
    </style:style>
    <style:style style:name="T72" style:family="text">
      <style:text-properties fo:font-weight="bold" officeooo:rsid="0078d6c6" style:font-weight-asian="bold" style:font-weight-complex="bold"/>
    </style:style>
    <style:style style:name="T73" style:family="text">
      <style:text-properties fo:font-weight="bold" officeooo:rsid="004dbcd1" style:font-weight-asian="bold" style:font-weight-complex="bold"/>
    </style:style>
    <style:style style:name="T74" style:family="text">
      <style:text-properties fo:font-weight="bold" officeooo:rsid="00ac8bf0" style:font-weight-asian="bold" style:font-weight-complex="bold"/>
    </style:style>
    <style:style style:name="T75" style:family="text">
      <style:text-properties fo:font-weight="bold" officeooo:rsid="00c6a807" style:font-weight-asian="bold" style:font-weight-complex="bold"/>
    </style:style>
    <style:style style:name="T76" style:family="text">
      <style:text-properties fo:font-weight="bold" officeooo:rsid="00df8719" style:font-weight-asian="bold" style:font-weight-complex="bold"/>
    </style:style>
    <style:style style:name="T77" style:family="text">
      <style:text-properties fo:font-weight="bold" officeooo:rsid="00f450d6" style:font-weight-asian="bold" style:font-weight-complex="bold"/>
    </style:style>
    <style:style style:name="T78" style:family="text">
      <style:text-properties fo:font-weight="bold" officeooo:rsid="0151e968" style:font-weight-asian="bold" style:font-weight-complex="bold"/>
    </style:style>
    <style:style style:name="T79" style:family="text">
      <style:text-properties fo:font-weight="bold" officeooo:rsid="0155432e" style:font-weight-asian="bold" style:font-weight-complex="bold"/>
    </style:style>
    <style:style style:name="T80" style:family="text">
      <style:text-properties fo:font-weight="bold" officeooo:rsid="01650c1e" style:font-weight-asian="bold" style:font-weight-complex="bold"/>
    </style:style>
    <style:style style:name="T81" style:family="text">
      <style:text-properties style:text-underline-style="none" fo:font-weight="bold" style:font-weight-asian="bold" style:font-weight-complex="bold"/>
    </style:style>
    <style:style style:name="T82" style:family="text">
      <style:text-properties officeooo:rsid="009e450b"/>
    </style:style>
    <style:style style:name="T83" style:family="text">
      <style:text-properties officeooo:rsid="009f9271"/>
    </style:style>
    <style:style style:name="T84" style:family="text">
      <style:text-properties officeooo:rsid="00a33ae9"/>
    </style:style>
    <style:style style:name="T85" style:family="text">
      <style:text-properties fo:font-weight="normal" style:font-weight-asian="normal" style:font-weight-complex="normal"/>
    </style:style>
    <style:style style:name="T86" style:family="text">
      <style:text-properties fo:font-weight="normal" officeooo:rsid="00df8719" style:font-weight-asian="normal" style:font-weight-complex="normal"/>
    </style:style>
    <style:style style:name="T87" style:family="text">
      <style:text-properties fo:font-weight="normal" officeooo:rsid="00dfb9c8" style:font-weight-asian="normal" style:font-weight-complex="normal"/>
    </style:style>
    <style:style style:name="T88" style:family="text">
      <style:text-properties fo:font-weight="normal" officeooo:rsid="00e2d5c5" style:font-weight-asian="normal" style:font-weight-complex="normal"/>
    </style:style>
    <style:style style:name="T89" style:family="text">
      <style:text-properties fo:font-weight="normal" officeooo:rsid="00e32c54" style:font-weight-asian="normal" style:font-weight-complex="normal"/>
    </style:style>
    <style:style style:name="T90" style:family="text">
      <style:text-properties fo:font-weight="normal" officeooo:rsid="00f450d6" style:font-weight-asian="normal" style:font-weight-complex="normal"/>
    </style:style>
    <style:style style:name="T91" style:family="text">
      <style:text-properties fo:font-weight="normal" officeooo:rsid="00f82c78" style:font-weight-asian="normal" style:font-weight-complex="normal"/>
    </style:style>
    <style:style style:name="T92" style:family="text">
      <style:text-properties fo:font-weight="normal" officeooo:rsid="00fa7fe8" style:font-weight-asian="normal" style:font-weight-complex="normal"/>
    </style:style>
    <style:style style:name="T93" style:family="text">
      <style:text-properties fo:font-weight="normal" officeooo:rsid="0110f278" style:font-weight-asian="normal" style:font-weight-complex="normal"/>
    </style:style>
    <style:style style:name="T94" style:family="text">
      <style:text-properties fo:font-weight="normal" officeooo:rsid="014a2e6d" style:font-weight-asian="normal" style:font-weight-complex="normal"/>
    </style:style>
    <style:style style:name="T95" style:family="text">
      <style:text-properties officeooo:rsid="00bd0a12"/>
    </style:style>
    <style:style style:name="T96" style:family="text">
      <style:text-properties officeooo:rsid="00bf6365"/>
    </style:style>
    <style:style style:name="T97" style:family="text">
      <style:text-properties officeooo:rsid="00c3a2f1"/>
    </style:style>
    <style:style style:name="T98" style:family="text">
      <style:text-properties officeooo:rsid="00c657e3"/>
    </style:style>
    <style:style style:name="T99" style:family="text">
      <style:text-properties officeooo:rsid="00c686ba"/>
    </style:style>
    <style:style style:name="T100" style:family="text">
      <style:text-properties officeooo:rsid="00c6a807"/>
    </style:style>
    <style:style style:name="T101" style:family="text">
      <style:text-properties officeooo:rsid="00c81900"/>
    </style:style>
    <style:style style:name="T102" style:family="text">
      <style:text-properties officeooo:rsid="00c9f872"/>
    </style:style>
    <style:style style:name="T103" style:family="text">
      <style:text-properties officeooo:rsid="00cb145c"/>
    </style:style>
    <style:style style:name="T104" style:family="text">
      <style:text-properties officeooo:rsid="00cb9906"/>
    </style:style>
    <style:style style:name="T105" style:family="text">
      <style:text-properties officeooo:rsid="00cc8635"/>
    </style:style>
    <style:style style:name="T106" style:family="text">
      <style:text-properties style:font-name="Monospace" fo:font-size="10pt" style:font-size-asian="10pt" style:font-size-complex="10pt"/>
    </style:style>
    <style:style style:name="T107" style:family="text">
      <style:text-properties style:font-name="Monospace" fo:font-size="10pt" officeooo:rsid="0118a3f6" style:font-size-asian="10pt" style:font-size-complex="10pt"/>
    </style:style>
    <style:style style:name="T108" style:family="text">
      <style:text-properties style:font-name="Monospace" fo:font-size="10pt" officeooo:rsid="01272140" style:font-size-asian="10pt" style:font-size-complex="10pt"/>
    </style:style>
    <style:style style:name="T109" style:family="text">
      <style:text-properties style:font-name="Monospace" fo:font-size="10pt" officeooo:rsid="01192ac1" style:font-size-asian="10pt" style:font-size-complex="10pt"/>
    </style:style>
    <style:style style:name="T110" style:family="text">
      <style:text-properties style:font-name="Monospace" fo:font-size="10pt" officeooo:rsid="0120d27c" style:font-size-asian="10pt" style:font-size-complex="10pt"/>
    </style:style>
    <style:style style:name="T111" style:family="text">
      <style:text-properties style:font-name="Monospace" fo:font-size="10pt" officeooo:rsid="012de1bf" style:font-size-asian="10pt" style:font-size-complex="10pt"/>
    </style:style>
    <style:style style:name="T112" style:family="text">
      <style:text-properties style:font-name="Monospace" fo:font-size="10pt" officeooo:rsid="012f7ca5" style:font-size-asian="10pt" style:font-size-complex="10pt"/>
    </style:style>
    <style:style style:name="T113" style:family="text">
      <style:text-properties style:font-name="Monospace" fo:font-size="10pt" officeooo:rsid="012ff3de" style:font-size-asian="10pt" style:font-size-complex="10pt"/>
    </style:style>
    <style:style style:name="T114" style:family="text">
      <style:text-properties style:font-name="Monospace" fo:font-size="10pt" officeooo:rsid="013346f7" style:font-size-asian="10pt" style:font-size-complex="10pt"/>
    </style:style>
    <style:style style:name="T115" style:family="text">
      <style:text-properties style:font-name="Monospace" fo:font-size="10pt" officeooo:rsid="01343745" style:font-size-asian="10pt" style:font-size-complex="10pt"/>
    </style:style>
    <style:style style:name="T116" style:family="text">
      <style:text-properties style:font-name="Monospace" fo:font-size="10pt" officeooo:rsid="0136087d" style:font-size-asian="10pt" style:font-size-complex="10pt"/>
    </style:style>
    <style:style style:name="T117" style:family="text">
      <style:text-properties style:font-name="Monospace" fo:font-size="10pt" officeooo:rsid="0136253d" style:font-size-asian="10pt" style:font-size-complex="10pt"/>
    </style:style>
    <style:style style:name="T118" style:family="text">
      <style:text-properties style:font-name="Monospace" fo:font-size="10pt" officeooo:rsid="013692b4" style:font-size-asian="10pt" style:font-size-complex="10pt"/>
    </style:style>
    <style:style style:name="T119" style:family="text">
      <style:text-properties style:font-name="Monospace" fo:font-size="10pt" officeooo:rsid="0137b04e" style:font-size-asian="10pt" style:font-size-complex="10pt"/>
    </style:style>
    <style:style style:name="T120" style:family="text">
      <style:text-properties style:font-name="Monospace" fo:font-size="10pt" officeooo:rsid="0138ad6b" style:font-size-asian="10pt" style:font-size-complex="10pt"/>
    </style:style>
    <style:style style:name="T121" style:family="text">
      <style:text-properties style:font-name="Monospace" fo:font-size="10pt" officeooo:rsid="0139a738" style:font-size-asian="10pt" style:font-size-complex="10pt"/>
    </style:style>
    <style:style style:name="T122" style:family="text">
      <style:text-properties style:font-name="Monospace" fo:font-size="10pt" officeooo:rsid="013a2bfd" style:font-size-asian="10pt" style:font-size-complex="10pt"/>
    </style:style>
    <style:style style:name="T123" style:family="text">
      <style:text-properties style:font-name="Monospace" fo:font-size="10pt" officeooo:rsid="013b7447" style:font-size-asian="10pt" style:font-size-complex="10pt"/>
    </style:style>
    <style:style style:name="T124" style:family="text">
      <style:text-properties style:font-name="Monospace" fo:font-size="10pt" officeooo:rsid="013c5761" style:font-size-asian="10pt" style:font-size-complex="10pt"/>
    </style:style>
    <style:style style:name="T125" style:family="text">
      <style:text-properties style:font-name="Monospace" fo:font-size="10pt" officeooo:rsid="0151e968" style:font-size-asian="10pt" style:font-size-complex="10pt"/>
    </style:style>
    <style:style style:name="T126" style:family="text">
      <style:text-properties officeooo:rsid="00d22f12"/>
    </style:style>
    <style:style style:name="T127" style:family="text">
      <style:text-properties officeooo:rsid="00d66034"/>
    </style:style>
    <style:style style:name="T128" style:family="text">
      <style:text-properties style:font-name="monospace" fo:font-size="10pt" style:font-size-asian="10pt" style:font-size-complex="10pt"/>
    </style:style>
    <style:style style:name="T129" style:family="text">
      <style:text-properties officeooo:rsid="00dc50e6"/>
    </style:style>
    <style:style style:name="T130" style:family="text">
      <style:text-properties officeooo:rsid="00e4dfbb"/>
    </style:style>
    <style:style style:name="T131" style:family="text">
      <style:text-properties officeooo:rsid="00ed85ad"/>
    </style:style>
    <style:style style:name="T132" style:family="text">
      <style:text-properties officeooo:rsid="00f330a3"/>
    </style:style>
    <style:style style:name="T133" style:family="text">
      <style:text-properties officeooo:rsid="00f3ec19"/>
    </style:style>
    <style:style style:name="T134" style:family="text">
      <style:text-properties officeooo:rsid="00f597ad"/>
    </style:style>
    <style:style style:name="T135" style:family="text">
      <style:text-properties officeooo:rsid="010147b0"/>
    </style:style>
    <style:style style:name="T136" style:family="text">
      <style:text-properties officeooo:rsid="010edb90"/>
    </style:style>
    <style:style style:name="T137" style:family="text">
      <style:text-properties officeooo:rsid="0115d288"/>
    </style:style>
    <style:style style:name="T138" style:family="text">
      <style:text-properties officeooo:rsid="0118a3ae"/>
    </style:style>
    <style:style style:name="T139" style:family="text">
      <style:text-properties officeooo:rsid="0118a3f6"/>
    </style:style>
    <style:style style:name="T140" style:family="text">
      <style:text-properties officeooo:rsid="01192ac1"/>
    </style:style>
    <style:style style:name="T141" style:family="text">
      <style:text-properties officeooo:rsid="0120d27c"/>
    </style:style>
    <style:style style:name="T142" style:family="text">
      <style:text-properties officeooo:rsid="01233d58"/>
    </style:style>
    <style:style style:name="T143" style:family="text">
      <style:text-properties officeooo:rsid="0125a96b"/>
    </style:style>
    <style:style style:name="T144" style:family="text">
      <style:text-properties officeooo:rsid="013f64d6"/>
    </style:style>
    <style:style style:name="T145" style:family="text">
      <style:text-properties officeooo:rsid="013f65d5"/>
    </style:style>
    <style:style style:name="T146" style:family="text">
      <style:text-properties fo:language="pl" fo:country="PL"/>
    </style:style>
    <style:style style:name="T147" style:family="text">
      <style:text-properties fo:language="pl" fo:country="PL" officeooo:rsid="010edb90"/>
    </style:style>
    <style:style style:name="T148" style:family="text">
      <style:text-properties officeooo:rsid="01411de7"/>
    </style:style>
    <style:style style:name="T149" style:family="text">
      <style:text-properties officeooo:rsid="0141f349"/>
    </style:style>
    <style:style style:name="T150" style:family="text">
      <style:text-properties officeooo:rsid="014315c9"/>
    </style:style>
    <style:style style:name="T151" style:family="text">
      <style:text-properties officeooo:rsid="01449375"/>
    </style:style>
    <style:style style:name="T152" style:family="text">
      <style:text-properties officeooo:rsid="0144c12f"/>
    </style:style>
    <style:style style:name="T153" style:family="text">
      <style:text-properties officeooo:rsid="0146733c"/>
    </style:style>
    <style:style style:name="T154" style:family="text">
      <style:text-properties officeooo:rsid="014e2d64"/>
    </style:style>
    <style:style style:name="T155" style:family="text">
      <style:text-properties officeooo:rsid="014ebafc"/>
    </style:style>
    <style:style style:name="T156" style:family="text">
      <style:text-properties officeooo:rsid="01503552"/>
    </style:style>
    <style:style style:name="T157" style:family="text">
      <style:text-properties officeooo:rsid="0151e968"/>
    </style:style>
    <style:style style:name="T158" style:family="text">
      <style:text-properties officeooo:rsid="0155432e"/>
    </style:style>
    <style:style style:name="T159" style:family="text">
      <style:text-properties officeooo:rsid="015b6db5"/>
    </style:style>
    <style:style style:name="T160" style:family="text">
      <style:text-properties officeooo:rsid="015e1d81"/>
    </style:style>
    <style:style style:name="T161" style:family="text">
      <style:text-properties officeooo:rsid="0160e7c5"/>
    </style:style>
    <style:style style:name="T162" style:family="text">
      <style:text-properties officeooo:rsid="01611fff"/>
    </style:style>
    <style:style style:name="T163" style:family="text">
      <style:text-properties officeooo:rsid="0161437f"/>
    </style:style>
    <style:style style:name="T164" style:family="text">
      <style:text-properties officeooo:rsid="01650c1e"/>
    </style:style>
    <style:style style:name="T165" style:family="text">
      <style:text-properties officeooo:rsid="01685ee9"/>
    </style:style>
    <style:style style:name="T166" style:family="text">
      <style:text-properties officeooo:rsid="016c4815"/>
    </style:style>
    <style:style style:name="T167" style:family="text">
      <style:text-properties officeooo:rsid="016eb7e6"/>
    </style:style>
    <style:style style:name="T168" style:family="text">
      <style:text-properties officeooo:rsid="016ffa02"/>
    </style:style>
    <style:style style:name="T169" style:family="text">
      <style:text-properties officeooo:rsid="01745203"/>
    </style:style>
    <style:style style:name="T170" style:family="text">
      <style:text-properties officeooo:rsid="01768f14"/>
    </style:style>
    <style:style style:name="T171" style:family="text">
      <style:text-properties officeooo:rsid="017a41c2"/>
    </style:style>
    <style:style style:name="T172" style:family="text">
      <style:text-properties officeooo:rsid="017bb863"/>
    </style:style>
    <style:style style:name="T173" style:family="text">
      <style:text-properties officeooo:rsid="017f03c6"/>
    </style:style>
    <style:style style:name="T174" style:family="text">
      <style:text-properties officeooo:rsid="017fc836"/>
    </style:style>
    <style:style style:name="T175" style:family="text">
      <style:text-properties officeooo:rsid="018332f2"/>
    </style:style>
    <style:style style:name="T176" style:family="text">
      <style:text-properties officeooo:rsid="0185020c"/>
    </style:style>
    <style:style style:name="T177" style:family="text">
      <style:text-properties officeooo:rsid="01899e15"/>
    </style:style>
    <style:style style:name="T178" style:family="text">
      <style:text-properties officeooo:rsid="018b83a0"/>
    </style:style>
    <style:style style:name="T179" style:family="text">
      <style:text-properties officeooo:rsid="018ffcd4"/>
    </style:style>
    <style:style style:name="T180" style:family="text">
      <style:text-properties officeooo:rsid="0194a032"/>
    </style:style>
    <style:style style:name="T181" style:family="text">
      <style:text-properties officeooo:rsid="0198ee21"/>
    </style:style>
    <style:style style:name="T182" style:family="text">
      <style:text-properties officeooo:rsid="019f0ce9"/>
    </style:style>
    <style:style style:name="T183" style:family="text">
      <style:text-properties officeooo:rsid="01a3c38e"/>
    </style:style>
    <style:style style:name="T184" style:family="text">
      <style:text-properties officeooo:rsid="01a4b129"/>
    </style:style>
    <style:style style:name="T185" style:family="text">
      <style:text-properties officeooo:rsid="01a90f65"/>
    </style:style>
    <style:style style:name="T186" style:family="text">
      <style:text-properties officeooo:rsid="01b38d03"/>
    </style:style>
    <style:style style:name="T187" style:family="text">
      <style:text-properties officeooo:rsid="01b6c78b"/>
    </style:style>
    <style:style style:name="T188" style:family="text">
      <style:text-properties officeooo:rsid="01c27614"/>
    </style:style>
    <style:style style:name="T189" style:family="text">
      <style:text-properties officeooo:rsid="01c4323d"/>
    </style:style>
    <style:style style:name="T190" style:family="text">
      <style:text-properties officeooo:rsid="01c72a8b"/>
    </style:style>
    <style:style style:name="T191" style:family="text">
      <style:text-properties officeooo:rsid="01c765ae"/>
    </style:style>
    <style:style style:name="T192" style:family="text">
      <style:text-properties officeooo:rsid="01cd0535"/>
    </style:style>
    <style:style style:name="T193" style:family="text">
      <style:text-properties officeooo:rsid="01cfc4bb"/>
    </style:style>
    <style:style style:name="T194" style:family="text">
      <style:text-properties officeooo:rsid="01d359ed"/>
    </style:style>
    <style:style style:name="T195" style:family="text">
      <style:text-properties officeooo:rsid="01d94c9c"/>
    </style:style>
    <style:style style:name="T196" style:family="text">
      <style:text-properties officeooo:rsid="01daff1c"/>
    </style:style>
    <style:style style:name="T197" style:family="text">
      <style:text-properties officeooo:rsid="01dd14a3"/>
    </style:style>
    <style:style style:name="T198" style:family="text">
      <style:text-properties officeooo:rsid="01e63e50"/>
    </style:style>
    <style:style style:name="T199" style:family="text">
      <style:text-properties officeooo:rsid="01ecb511"/>
    </style:style>
    <style:style style:name="T200" style:family="text">
      <style:text-properties officeooo:rsid="01efc9e8"/>
    </style:style>
    <style:style style:name="T201" style:family="text">
      <style:text-properties officeooo:rsid="01f35804"/>
    </style:style>
    <style:style style:name="T202" style:family="text">
      <style:text-properties officeooo:rsid="01f5fcbc"/>
    </style:style>
    <style:style style:name="T203" style:family="text">
      <style:text-properties officeooo:rsid="01f7dab0"/>
    </style:style>
    <style:style style:name="T204" style:family="text">
      <style:text-properties officeooo:rsid="01f9a7d6"/>
    </style:style>
    <style:style style:name="T205" style:family="text">
      <style:text-properties officeooo:rsid="01fcb635"/>
    </style:style>
    <style:style style:name="T206" style:family="text">
      <style:text-properties officeooo:rsid="01ff3c2f"/>
    </style:style>
    <style:style style:name="T207" style:family="text">
      <style:text-properties officeooo:rsid="02028689"/>
    </style:style>
    <style:style style:name="T208" style:family="text">
      <style:text-properties officeooo:rsid="0203f948"/>
    </style:style>
    <style:style style:name="T209" style:family="text">
      <style:text-properties officeooo:rsid="0204f656"/>
    </style:style>
    <style:style style:name="T210" style:family="text">
      <style:text-properties officeooo:rsid="0205743b"/>
    </style:style>
    <style:style style:name="T211" style:family="text">
      <style:text-properties officeooo:rsid="020a97fc"/>
    </style:style>
    <style:style style:name="T212" style:family="text">
      <style:text-properties officeooo:rsid="020f2237"/>
    </style:style>
    <style:style style:name="T213" style:family="text">
      <style:text-properties officeooo:rsid="020f7e0c"/>
    </style:style>
    <style:style style:name="T214" style:family="text">
      <style:text-properties officeooo:rsid="02155823"/>
    </style:style>
    <style:style style:name="T215" style:family="text">
      <style:text-properties officeooo:rsid="021885c5"/>
    </style:style>
    <style:style style:name="T216" style:family="text">
      <style:text-properties officeooo:rsid="021dac58"/>
    </style:style>
    <style:style style:name="T217" style:family="text">
      <style:text-properties officeooo:rsid="021e37c4"/>
    </style:style>
    <style:style style:name="T218" style:family="text">
      <style:text-properties officeooo:rsid="021ea3c0"/>
    </style:style>
    <style:style style:name="T219" style:family="text">
      <style:text-properties officeooo:rsid="022827a2"/>
    </style:style>
    <style:style style:name="T220" style:family="text">
      <style:text-properties officeooo:rsid="02290b80"/>
    </style:style>
    <style:style style:name="T221" style:family="text">
      <style:text-properties officeooo:rsid="022d0723"/>
    </style:style>
    <style:style style:name="T222" style:family="text">
      <style:text-properties officeooo:rsid="0231961a"/>
    </style:style>
    <style:style style:name="T223" style:family="text">
      <style:text-properties officeooo:rsid="0085c9a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7">Zachodniopomorski Uniwersytet Technologiczny</text:p>
      <text:p text:style-name="P133">w Szczecinie</text:p>
      <text:p text:style-name="P10"/>
      <text:p text:style-name="P11">WYDZIAŁ INFORMATYKI</text:p>
      <text:p text:style-name="P13"/>
      <text:p text:style-name="P13"/>
      <text:p text:style-name="Standard"/>
      <text:p text:style-name="P13"><draw:frame draw:style-name="fr6" draw:name="grafika24" text:anchor-type="as-char" svg:width="2.214cm" svg:height="3.956cm" draw:z-index="0"><draw:image xlink:href="Pictures/2000000E000069D50000C071010A3D74.wmf" xlink:type="simple" xlink:show="embed" xlink:actuate="onLoad"/></draw:frame></text:p>
      <text:p text:style-name="Standard"/>
      <text:p text:style-name="P10"/>
      <text:p text:style-name="P10"/>
      <text:p text:style-name="P10"/>
      <text:p text:style-name="P10"/>
      <text:p text:style-name="P10"/>
      <text:p text:style-name="P12"><text:bookmark-start text:name="__RefHeading__4040_530245620"/>Grzegorz Różycki<text:bookmark-end text:name="__RefHeading__4040_530245620"/></text:p>
      <text:p text:style-name="P32">Kierunek Informatyka</text:p>
      <text:p text:style-name="P11"/>
      <text:p text:style-name="P33">Badanie wpływu optymalizacji kodu sieciowej aplikacji mobilnej na zużycie energii</text:p>
      <text:p text:style-name="P18"/>
      <text:p text:style-name="P11"/>
      <text:p text:style-name="P11"/>
      <text:p text:style-name="P10"/>
      <text:p text:style-name="P10"/>
      <text:p text:style-name="Standard"/>
      <text:p text:style-name="Standard"/>
      <text:p text:style-name="Standard"><text:tab/><text:tab/><text:tab/><text:tab/><text:tab/><text:tab/><text:tab/>Praca dyplomowa <text:span text:style-name="T4">magist</text:span>erska</text:p>
      <text:p text:style-name="Standard"><text:tab/><text:tab/><text:tab/><text:tab/><text:tab/><text:tab/><text:tab/>napisana pod kierunkiem </text:p>
      <text:p text:style-name="P21"><text:span text:style-name="T5"><text:tab/><text:tab/><text:tab/><text:tab/><text:tab/><text:tab/><text:tab/></text:span><text:span text:style-name="T6">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7">Inżynierii Oprogramowania</text:span></text:p>
      <text:h text:style-name="P268" text:outline-level="1"/>
      <text:p text:style-name="Standard"/>
      <text:h text:style-name="P268" text:outline-level="1"/>
      <text:p text:style-name="P14"><text:bookmark-start text:name="__RefHeading__4042_530245620"/>Szczecin 201<text:span text:style-name="T8">6</text:span><text:bookmark-end text:name="__RefHeading__4042_530245620"/></text:p>
      <text:p text:style-name="Standard"/>
      <text:p text:style-name="P15"><text:soft-page-break/>Studying the impact of <text:span text:style-name="T47">n</text:span>etwork code optimization <text:span text:style-name="T47">of </text:span>mobile application on energy consumption</text:p>
      <text:p text:style-name="P16"/>
      <text:p text:style-name="P2"><text:tab/>Network communication consumes considerable <text:span text:style-name="T48">amount of </text:span>energy <text:span text:style-name="T48">on </text:span>mobile phone<text:span text:style-name="T48">s</text:span>.<text:line-break/><text:span text:style-name="T48">M</text:span>ost expensive is the moment when the radio goes from sleep into a state of activity <text:span text:style-name="T48">and continues in this state.</text:span> <text:span text:style-name="T48">A </text:span>situation <text:span text:style-name="T48">when small packages of data are transfered can have a negative impact on</text:span> the battery. The aim of the work is to study the impact of optimizing network communication<text:line-break/><text:span text:style-name="T48">of a </text:span>mobile application on the battery <text:span text:style-name="T48">lifetime</text:span>.</text:p>
      <text:p text:style-name="P2"/>
      <text:p text:style-name="P3">Scope of work:</text:p>
      <text:list xml:id="list7190433749105435573" text:style-name="L1">
        <text:list-item>
          <text:p text:style-name="P136">Analysis of the impact of the application on energy consumption</text:p>
        </text:list-item>
        <text:list-item>
          <text:p text:style-name="P136">Implementation of applications with <text:span text:style-name="T49">and with</text:span>out optimization <text:span text:style-name="T49">and</text:span> study its effect on <text:span text:style-name="T49">lifetime of </text:span>batterie</text:p>
        </text:list-item>
        <text:list-item>
          <text:p text:style-name="P136">The development of <text:span text:style-name="T50">a </text:span>librar<text:span text:style-name="T50">y</text:span> to facilitate the implementation of optimized network communication</text:p>
        </text:list-item>
        <text:list-item>
          <text:p text:style-name="P136">Conclusions</text:p>
          <text:p text:style-name="P137"/>
        </text:list-item>
      </text:list>
      <text:p text:style-name="P17"/>
      <text:p text:style-name="P4"/>
      <text:p text:style-name="P34">OŚWIADCZENIE </text:p>
      <text:p text:style-name="P4"/>
      <text:p text:style-name="P5"><text:tab/>Oświadczam, że przedkładaną pracę <text:span text:style-name="T9">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35"/>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35"><text:a xlink:type="simple" xlink:href="#__RefHeading__4069_530245620" text:style-name="Index_20_Link" text:visited-style-name="Index_20_Link">1. Wstęp<text:tab/>6</text:a></text:p>
          <text:p text:style-name="P134"><text:a xlink:type="simple" xlink:href="#__RefHeading__3945_475234545" text:style-name="Index_20_Link" text:visited-style-name="Index_20_Link">1.1. Cel i zakres pracy<text:tab/>7</text:a></text:p>
          <text:p text:style-name="P134"><text:a xlink:type="simple" xlink:href="#__RefHeading__3947_475234545" text:style-name="Index_20_Link" text:visited-style-name="Index_20_Link">1.2. Opis komunikacji przy pomocy radia w telefonie komórkowym<text:tab/>8</text:a></text:p>
          <text:p text:style-name="P134"><text:a xlink:type="simple" xlink:href="#__RefHeading__4193_475234545" text:style-name="Index_20_Link" text:visited-style-name="Index_20_Link">1.3. Techniki optymalizacji komunikacji sieciowej na urządzeniu mobilnym<text:tab/>10</text:a></text:p>
          <text:p text:style-name="P134"><text:a xlink:type="simple" xlink:href="#__RefHeading__4195_475234545" text:style-name="Index_20_Link" text:visited-style-name="Index_20_Link">1.4. Wątpliwości związane z tematem<text:tab/>12</text:a></text:p>
          <text:p text:style-name="P134"><text:a xlink:type="simple" xlink:href="#__RefHeading__3949_475234545" text:style-name="Index_20_Link" text:visited-style-name="Index_20_Link">1.5. Sposób przeprowadzenia badań<text:tab/>13</text:a></text:p>
          <text:p text:style-name="P135"><text:a xlink:type="simple" xlink:href="#__RefHeading__4071_530245620" text:style-name="Index_20_Link" text:visited-style-name="Index_20_Link">2. Badanie aplikacji<text:tab/>16</text:a></text:p>
          <text:p text:style-name="P134"><text:a xlink:type="simple" xlink:href="#__RefHeading__677_208457283" text:style-name="Index_20_Link" text:visited-style-name="Index_20_Link">2.1. Wybór aplikacji do przeprowadzenia testów<text:tab/>16</text:a></text:p>
          <text:p text:style-name="P134"><text:a xlink:type="simple" xlink:href="#__RefHeading__1085_768326401" text:style-name="Index_20_Link" text:visited-style-name="Index_20_Link">2.2. Krótki opis systemu Android<text:tab/>19</text:a></text:p>
          <text:p text:style-name="P134"><text:a xlink:type="simple" xlink:href="#__RefHeading__1087_768326401" text:style-name="Index_20_Link" text:visited-style-name="Index_20_Link">2.3. Środowisko testowe<text:tab/>19</text:a></text:p>
          <text:p text:style-name="P134"><text:a xlink:type="simple" xlink:href="#__RefHeading__1089_768326401" text:style-name="Index_20_Link" text:visited-style-name="Index_20_Link">2.4. Opis sposobu przeprowadzania badań<text:tab/>19</text:a></text:p>
          <text:p text:style-name="P134"><text:a xlink:type="simple" xlink:href="#__RefHeading__1091_768326401" text:style-name="Index_20_Link" text:visited-style-name="Index_20_Link">2.5. Prezentacja i omówienie wyników<text:tab/>28</text:a></text:p>
          <text:p text:style-name="P134"><text:a xlink:type="simple" xlink:href="#__RefHeading__1894_151293633" text:style-name="Index_20_Link" text:visited-style-name="Index_20_Link">2.6. Określenie używanych protokołów w badanych aplikacjach<text:tab/>33</text:a></text:p>
          <text:p text:style-name="P134"><text:a xlink:type="simple" xlink:href="#__RefHeading__1093_768326401" text:style-name="Index_20_Link" text:visited-style-name="Index_20_Link">2.6. Aplikacja wzorcowa???<text:tab/>34</text:a></text:p>
          <text:p text:style-name="P135"><text:a xlink:type="simple" xlink:href="#__RefHeading__4073_530245620" text:style-name="Index_20_Link" text:visited-style-name="Index_20_Link">3. Implementacja biblioteki<text:tab/>35</text:a></text:p>
          <text:p text:style-name="P135"><text:a xlink:type="simple" xlink:href="#__RefHeading__683_208457283" text:style-name="Index_20_Link" text:visited-style-name="Index_20_Link">4. Badanie własnej aplikacji<text:tab/>36</text:a></text:p>
          <text:p text:style-name="P135"><text:a xlink:type="simple" xlink:href="#__RefHeading__4075_530245620" text:style-name="Index_20_Link" text:visited-style-name="Index_20_Link">5. Wnioski<text:tab/>37</text:a></text:p>
        </text:index-body>
      </text:table-of-content>
      <text:p text:style-name="P10"/>
      <text:h text:style-name="P271" text:outline-level="1"><text:bookmark-start text:name="__RefHeading__4069_530245620"/>1. Wstęp<text:bookmark-end text:name="__RefHeading__4069_530245620"/></text:h>
      <text:p text:style-name="P19"/>
      <text:p text:style-name="Standard"><text:tab/><text:span text:style-name="T68">D</text:span><text:span text:style-name="T44">o podjęcia takiego tematu pracy </text:span><text:span text:style-name="T45">autora przyczynił się fakt, że </text:span><text:span text:style-name="T44">jest jest </text:span><text:span text:style-name="T45">on</text:span><text:span text:style-name="T44"> fascynatem wszelkiego rodzaju technologii związanych z programowaniem i elektroniką. Jako hobby bawi się w programowanie urządzeń mobilnych opartych o system operacyjny Android. </text:span><text:span text:style-name="T45">Sam pomysł został zainspirowany</text:span><text:span text:style-name="T44"> film</text:span><text:span text:style-name="T45">em</text:span><text:span text:style-name="T44"> zamieszczony przez pracowników korporacji Google</text:span><text:span text:style-name="T46">(*)</text:span><text:span text:style-name="T44"> z cyklu Android Performance Patterns </text:span><text:span text:style-name="T45">w serwisie Youtube</text:span><text:span text:style-name="T44">.</text:span></text:p>
      <text:p text:style-name="Standard"/>
      <text:p text:style-name="Standard"><text:a xlink:type="simple" xlink:href="https://www.youtube.com/watch?v=fEEulSk1kNY" text:style-name="Internet_20_link" text:visited-style-name="Visited_20_Internet_20_Link">https://www.youtube.com/watch?v=fEEulSk1kNY</text:a><text:span text:style-name="T10"> </text:span><text:span text:style-name="T11"><text:s text:c="2"/>[dostęp z dnia 2015-10-23 20:35]</text:span></text:p>
      <text:p text:style-name="Standard"/>
      <text:p text:style-name="P22"><text:span text:style-name="T10"><text:tab/></text:span><text:span text:style-name="T12">W filmie tym Colt McAnlis wyjaśnia sposób w jaki telefon komórkowy przesyła dane </text:span><text:span text:style-name="T17">z wykorzyst</text:span><text:span text:style-name="T24">a</text:span><text:span text:style-name="T17">niem sieci komórkowych oraz jaki</text:span><text:span text:style-name="T12"> wpływ ma </text:span><text:span text:style-name="T17">to</text:span><text:span text:style-name="T12"> na zużycie baterii. Pada stwierdzenie, że „</text:span><text:span text:style-name="T19">…</text:span><text:span text:style-name="T12">największe zyski w efektywności wykorzystania baterii będą płynąć z sposobu w jaki odbywa się komunikacja sieciowa</text:span><text:span text:style-name="T19">…</text:span><text:span text:style-name="T12">”</text:span></text:p>
      <text:p text:style-name="P22"><text:span text:style-name="T12">(0-17 sekunda, tłumaczenie z J. Angielskiego). </text:span><text:span text:style-name="T13">Wynika to z faktu, że radio w telefonie komórkowym jest</text:span><text:span text:style-name="T15"> radi</text:span><text:span text:style-name="T24">em</text:span><text:span text:style-name="T15"> nadające w paśmie </text:span><text:span text:style-name="T13">UHF, które zużywa sporo mocy </text:span><text:span text:style-name="T16">podczas transmisji </text:span><text:span text:style-name="T25">(TODO</text:span><text:span text:style-name="T16"> ile? - <text:s/>da się gdzieś znaleźć → wiadomo że zależne od wielu czynników</text:span><text:span text:style-name="T18">… </text:span><text:span text:style-name="T22">można powołać się na znalezione prace</text:span><text:span text:style-name="T16">)</text:span><text:span text:style-name="T13">.</text:span></text:p>
      <text:p text:style-name="P7">W celu oszczędzania tejże energii układ może znajdować się w jednym z trzech stanów:</text:p>
      <text:list xml:id="list2475861826607945174" text:style-name="L2">
        <text:list-item>
          <text:p text:style-name="P138"><text:span text:style-name="T145">a</text:span>ktywny<text:span text:style-name="T144">m,</text:span></text:p>
        </text:list-item>
        <text:list-item>
          <text:p text:style-name="P138"><text:span text:style-name="T145">c</text:span>zuwania,</text:p>
        </text:list-item>
        <text:list-item>
          <text:p text:style-name="P138"><text:span text:style-name="T145">u</text:span>śpienia.</text:p>
        </text:list-item>
      </text:list>
      <text:p text:style-name="P7">Gdzie stany te są wymienione od najbardziej energochłonnych do najmniej. Układ jest przełączany wg pewnych reguł <text:span text:style-name="T69">(bardziej szczegółowy opis w rozdziale 1.2.)</text:span>.</text:p>
      <text:p text:style-name="P23"/>
      <text:p text:style-name="P7"><text:tab/>Zrozumienie tych reguł i optymalizacja użycia sieci komórkowej do przesyłu danych może mieć duży wpływ na poprawę czasu pracy baterii.</text:p>
      <text:p text:style-name="P23"/>
      <text:p text:style-name="P23"><text:span text:style-name="T10"><text:tab/></text:span><text:span text:style-name="T14">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0">ndroid </text:span><text:span text:style-name="T14">D</text:span><text:span text:style-name="T20">evelopment </text:span><text:span text:style-name="T14">T</text:span><text:span text:style-name="T20">ool</text:span><text:span text:style-name="T21">s </text:span><text:span text:style-name="T23">[Narzędzia omówione w dalszych rozdziale]</text:span><text:span text:style-name="T14">.</text:span></text:p>
      <text:p text:style-name="P23"/>
      <text:h text:style-name="P286" text:outline-level="2"><text:bookmark-start text:name="__RefHeading__3945_475234545"/>1.1. Cel i zakres pracy<text:bookmark-end text:name="__RefHeading__3945_475234545"/></text:h>
      <text:p text:style-name="P68">Cel pracy:</text:p>
      <text:p text:style-name="Text_20_body"><text:span text:style-name="T70">[</text:span><text:span text:style-name="T71">TODO</text:span><text:span text:style-name="T64"> </text:span>czy poprawić opis żeby lepiej oddawał jak działa? Czy wyjaśnić w innym rozdziale?]</text:p>
      <text:p text:style-name="Text_20_body"><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Text_20_body"/>
      <text:p text:style-name="P24">Zakres pracy:<text:tab/></text:p>
      <text:list xml:id="list3989682463665188125" text:style-name="L3">
        <text:list-item>
          <text:p text:style-name="P139"><text:span text:style-name="T145">a</text:span>naliza wpływu aplikacji na zużycie energii,</text:p>
        </text:list-item>
        <text:list-item>
          <text:p text:style-name="P139"><text:span text:style-name="T145">i</text:span>mplementacja aplikacji bez optymalizacji i z optymalizacją oraz badanie jej wpływu na czas „życia” baterii,</text:p>
        </text:list-item>
        <text:list-item>
          <text:p text:style-name="P139"><text:span text:style-name="T145">o</text:span>pracowanie <text:span text:style-name="T146">biblioteki ułatwiającej implementację zoptymalizowanej komunikacji sieciowej,</text:span></text:p>
        </text:list-item>
        <text:list-item>
          <text:p text:style-name="P139"><text:span text:style-name="T145">w</text:span>nioski końcowe.</text:p>
        </text:list-item>
      </text:list>
      <text:p text:style-name="P8"/>
      <text:h text:style-name="P278" text:outline-level="2"/>
      <text:h text:style-name="P286" text:outline-level="2"><text:bookmark-start text:name="__RefHeading__3947_475234545"/>1.2. Opis komunikacji przy pomocy radia w telefonie komórkowym<text:bookmark-end text:name="__RefHeading__3947_475234545"/></text:h>
      <text:p text:style-name="P71"><text:span text:style-name="T70">[TODO</text:span> więcej nt. <text:span text:style-name="T145">s</text:span>posobu komunikacji]</text:p>
      <text:p text:style-name="P42"><text:tab/>Sposób pracy radia w telefonie komórkowym można opisać przy pomocy diagramu stanów.<text:line-break/>Jest on zależy od technologii (np. 3G, LTE) oraz wartości przyjętych w zależności od dostawcy (np. Orange, Plus, itd.).</text:p>
      <text:p text:style-name="P42"/>
      <text:p text:style-name="P42"><text:span text:style-name="T83">M</text:span>ożemy wyróżnić trzy stany dla radia w telefonie komórkowym / <text:span text:style-name="T83">urządzeniu mobilnym</text:span>:</text:p>
      <text:list xml:id="list4519996609321802405" text:style-name="L4">
        <text:list-item>
          <text:p text:style-name="P162">Full Power <text:span text:style-name="T84">(</text:span>DCH<text:span text:style-name="T84">)</text:span> <text:tab/><text:span text:style-name="T84">→pełne zużycie mocy; pełna przepustowość,</text:span></text:p>
        </text:list-item>
        <text:list-item>
          <text:p text:style-name="P163">Low Power <text:span text:style-name="T84">(</text:span>FACH<text:span text:style-name="T84">)<text:tab/>→</text:span> ok 50% zużycie; niska przepustowość,</text:p>
        </text:list-item>
        <text:list-item>
          <text:p text:style-name="P163">Standby <text:span text:style-name="T84">(</text:span>IDLE<text:span text:style-name="T84">)</text:span> <text:tab/><text:span text:style-name="T84">→</text:span>brak zużycia, brak przepustowości <text:span text:style-name="T138">na dane (tylko pakiety kontrolne).</text:span></text:p>
        </text:list-item>
      </text:list>
      <text:p text:style-name="P43"/>
      <text:h text:style-name="P140" text:outline-level="2"><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start text:name="__RefHeading__4161_475234545"/><text:bookmark-end text:name="__RefHeading__4161_475234545"/></text:h>
      <text:h text:style-name="P141" text:outline-level="2"><text:bookmark-start text:name="__RefHeading__4163_475234545"/><text:span text:style-name="T51">[</text:span><text:a xlink:type="simple" xlink:href="http://developer.android.com/images/efficient-downloads/mobile_radio_state_machine.png" text:style-name="Internet_20_link" text:visited-style-name="Visited_20_Internet_20_Link"><text:span text:style-name="T51">http://developer.android.com/images/efficient-downloads/mobile_radio_state_machine.png</text:span></text:a><text:span text:style-name="T51"> dostęp z dnia 2016-03-26]</text:span><text:bookmark-end text:name="__RefHeading__4163_475234545"/></text:h>
      <text:h text:style-name="P141" text:outline-level="2"/>
      <text:h text:style-name="P143" text:outline-level="2"><text:bookmark-start text:name="__RefHeading__921_982207326"/>[TODO<text:span text:style-name="T85"> można wyjaśnić czemu dodając prezentację z Bell labs]</text:span><text:bookmark-end text:name="__RefHeading__921_982207326"/></text:h>
      <text:h text:style-name="P144" text:outline-level="2"><text:bookmark-start text:name="__RefHeading__4165_475234545"/>Przełączenie ze stanu niższego do wyższego (trzeba tłumaczyć?) wiąże się z pewnym opóźnieniem (latencją) wynoszącym dla przejść:<text:line-break/><text:bookmark-end text:name="__RefHeading__4165_475234545"/></text:h>
      <text:list xml:id="list1690672626443994669" text:style-name="L5">
        <text:list-item>
          <text:h text:style-name="P145" text:outline-level="2"><text:bookmark-start text:name="__RefHeading__4167_475234545"/>Standby <text:s text:c="5"/>→ Full Power ~2 sec,<text:bookmark-end text:name="__RefHeading__4167_475234545"/></text:h>
        </text:list-item>
        <text:list-item>
          <text:h text:style-name="P145" text:outline-level="2"><text:bookmark-start text:name="__RefHeading__4169_475234545"/>Low Power → Full Power ~1 – 1,5 sec.<text:bookmark-end text:name="__RefHeading__4169_475234545"/></text:h>
        </text:list-item>
      </text:list>
      <text:h text:style-name="P146" text:outline-level="2"/>
      <text:h text:style-name="P146" text:outline-level="2"><text:bookmark-start text:name="__RefHeading__4171_475234545"/>W związku z tym przełączanie z powrotem do stanu niższego następuje z pewnym opóźnieniem (tail time) wynoszącym odpowiednio:<text:bookmark-end text:name="__RefHeading__4171_475234545"/></text:h>
      <text:h text:style-name="P146" text:outline-level="2"/>
      <text:list xml:id="list3262247900599264965" text:style-name="L6">
        <text:list-item>
          <text:h text:style-name="P147" text:outline-level="2"><text:bookmark-start text:name="__RefHeading__4173_475234545"/>Full Power <text:s/>→ Low Power ~ 5 sec,<text:bookmark-end text:name="__RefHeading__4173_475234545"/></text:h>
        </text:list-item>
        <text:list-item>
          <text:h text:style-name="P147" text:outline-level="2"><text:bookmark-start text:name="__RefHeading__4175_475234545"/>Low Power → Standby ~ 10 – 12 sec.<text:bookmark-end text:name="__RefHeading__4175_475234545"/></text:h>
        </text:list-item>
      </text:list>
      <text:h text:style-name="P146" text:outline-level="2"/>
      <text:h text:style-name="P148" text:outline-level="2"><text:bookmark-start text:name="__RefHeading__4177_475234545"/>Opóźnienia te są zależne od użytej technologii (2G, 3G, LTE) oraz operatora.<text:bookmark-end text:name="__RefHeading__4177_475234545"/></text:h>
      <text:h text:style-name="P148" text:outline-level="2"><text:soft-page-break/></text:h>
      <text:h text:style-name="P149" text:outline-level="2"><text:bookmark-start text:name="__RefHeading__4179_475234545"/><text:tab/>Technika ta ma na celu zmniejszenie zużycia baterii przy jednoczesnym unikaniu opóźnień związanym z przełączaniem w stan wyższej gotowości radia. <text:span text:style-name="T52">Może ona jednak prowadzić do niepożądanych sytuacji / wzorców komunikacji.</text:span><text:bookmark-end text:name="__RefHeading__4179_475234545"/></text:h>
      <text:h text:style-name="P149" text:outline-level="2"/>
      <text:h text:style-name="P149" text:outline-level="2"><text:bookmark-start text:name="__RefHeading__4181_475234545"/><text:tab/><text:span text:style-name="T52">Jeśli aplikacja pobiera regularnie dane lub odpytuje serwer o zmiany może to prowadzić do sytuacji gdzie radio nigdy nie przechodzi do stanu czuwania (standby) pomimo niskiego wykorzystania przepustowości.</text:span><text:bookmark-end text:name="__RefHeading__4181_475234545"/></text:h>
      <text:h text:style-name="P149" text:outline-level="2"/>
      <text:h text:style-name="P149" text:outline-level="2"><text:bookmark-start text:name="__RefHeading__4183_475234545"/><text:tab/><text:span text:style-name="T53">Weźmy za przykład następujący scenariusz:</text:span><text:bookmark-end text:name="__RefHeading__4183_475234545"/></text:h>
      <text:h text:style-name="P150" text:outline-level="2"><text:bookmark-start text:name="__RefHeading__4185_475234545"/>Aplikacja odpytuje serwer o dane co 15 sekund, samo wygenerowanie odpowiedzi i pobranie jej zajmuje ok 1 sekundy. Przyjmując wyżej wymienione czasy (dla 3G AT&amp;T) możemy zauważyć, że pomimo niewielkiego faktycznego zapotrzebowania na przepustowość radio nie przechodzi w tryb uśpienia (standby).<text:bookmark-end text:name="__RefHeading__4185_475234545"/></text:h>
      <text:h text:style-name="P150" text:outline-level="2"><draw:frame draw:style-name="fr2" draw:name="Frame3" text:anchor-type="char" svg:x="0.019cm" svg:y="0cm" svg:width="16.69cm" draw:z-index="3"><draw:text-box fo:min-height="12.607cm"><text:p text:style-name="Illustration"><draw:frame draw:style-name="fr7" draw:name="Image3" text:anchor-type="paragraph" svg:width="16.69cm" svg:height="12.607cm" style:rel-height="scale" draw:z-index="4"><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50" text:outline-level="2"><text:bookmark-start text:name="__RefHeading__4187_475234545"/><text:bookmark-end text:name="__RefHeading__4187_475234545"/></text:h>
      <text:h text:style-name="P151" text:outline-level="2"><text:bookmark-start text:name="__RefHeading__4189_475234545"/>Opracowanie / tłumaczenia własne na podstawie <text:a xlink:type="simple" xlink:href="http://developer.android.com/training/efficient-downloads/efficient-network-access.html" text:style-name="Internet_20_link" text:visited-style-name="Visited_20_Internet_20_Link">http://developer.android.com/training/efficient-</text:a><text:a xlink:type="simple" xlink:href="http://developer.android.com/training/efficient-downloads/efficient-network-access.html" text:style-name="Internet_20_link" text:visited-style-name="Visited_20_Internet_20_Link">downloads/efficient-network-access.html</text:a> dostęp z dnia 2016-03-26.<text:bookmark-end text:name="__RefHeading__4189_475234545"/></text:h>
      <text:h text:style-name="P142" text:outline-level="2"/>
      <text:h text:style-name="P152"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my za bardzo możliwości na jakąkolwiek <text:soft-page-break/>optymalizację: wszystko co zainicjuje użytkownik musi się „dziać na zawołanie”.<text:bookmark-end text:name="__RefHeading__4191_475234545"/></text:h>
      <text:h text:style-name="P279" text:outline-level="2"><text:bookmark-start text:name="__RefHeading__4193_475234545"/>1.3. Techniki optymalizacji <text:span text:style-name="T55">komunikacji sieciowej na urządzeniu mobilnym</text:span><text:bookmark-end text:name="__RefHeading__4193_475234545"/></text:h>
      <text:p text:style-name="P72"><text:tab/><text:span text:style-name="T54">Nie każdy rodzaj komunikacji sieciowej da się zoptymalizować. Weźmy pod uwagę UX </text:span><text:span text:style-name="T73">[TODO]</text:span><text:span text:style-name="T89">User Experiance</text:span><text:span text:style-name="T54">. Każdy system informatyczny powinien być responsywny </text:span><text:span text:style-name="T73">[TODO </text:span><text:span text:style-name="T74">more?] </text:span><text:span text:style-name="T54">(reakcja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72"><text:tab/><text:span text:style-name="T56">Najprościej będzie jednak przedstawić kilka scenariuszy wraz z przykładami:</text:span></text:p>
      <text:list xml:id="list8220406659848450867" text:style-name="L7">
        <text:list-item>
          <text:p text:style-name="P164">Prefetch – pobieranie zasobów zawczasu. <text:span text:style-name="T57">Jest to sposób na zminimalizowanie następujących po sobie żądań użytkownika. Możemy pobrać wycinek lub całość treści zdalnej, wyprzedzając jakiekolwiek żądania użytkownika. <text:line-break/>Przykład: Aplikacja mailingowa (gmail) pobieramy listę wszystkich wiadomości + treść nieprzeczytanych (+ostatni przeczytany gdyby nie było nowych wiadomości; tylko przykład),</text:span></text:p>
        </text:list-item>
        <text:list-item>
          <text:p text:style-name="P165">Batch – scalanie kilku zapytań w jedno. <text:span text:style-name="T58">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Google Play Analytics?)<text:line-break/>Jeśli aplikacja monitoruje sposób korzystania, prawdopodobnie każda aktywacja elementów UI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166"><text:span text:style-name="T145">u</text:span>nikanie periodycznych sprawdzeń serwera. Zamiast odpytywać serwer co dany interwał czasu możemy polegać na technologii GCM (Google Cloud Messaging). W takim przypadku to konkretne urządzenia bądź grupa zostaje powiadomiona o zmianach przez serwis firmy Google. Przykład: <text:span text:style-name="T59">Aplikacja monitoruje stan wielu urządzeń. Urządzenie te komunikują się z centralnym punktem (serwerem). Aplikacja zamiast periodycznie odpytywać serwer polega na w/w usłudze. Serwer wysyła dane zmianach (jeśli jakieś zarejestruje) do usługi a ta z kolei powiadamia odpowiednie urządzenia mobilne,</text:span></text:p>
        </text:list-item>
        <text:list-item>
          <text:p text:style-name="P167">Cache – zapobieganie ponownemu pobieraniu danych. Aplikacja pobiera dane z serwera widoku 1. Użytkownik przechodzi z widoku 1 na 2. Po czasie wraca do widoku 1. Dane nie są ponownie pobierane ponieważ znajdują się w pamięci Ram bądź na dysku.<text:line-break/>Przykład: Aplikacja z wbudowaną listą zdjęć. „Naturalna” kolejność używania aplikacji jest od góry do dołu. Zdjęcia są pobierane wraz z postępem w dół listy. Gdyby jednak użytkownik zdecydował wrócić na samą górę listy zdjęcia nie muszą być pobrane ponownie.</text:p>
        </text:list-item>
      </text:list>
      <text:h text:style-name="P287" text:outline-level="2"><text:bookmark-start text:name="__RefHeading__4195_475234545"/>1.4. Wątpliwości związane z tematem<text:bookmark-end text:name="__RefHeading__4195_475234545"/></text:h>
      <text:p text:style-name="P73"><text:tab/><text:span text:style-name="T60">Dla autora temat był ciekawy pod względem technicznym, ale jednocześnie wzbudził pewne wątpliwości. Czy faktycznie beztroska w tworzeniu komunikacji sieciowej w aplikacji może w tak dużym stopniu wpłynąć na poziom naładowania baterii?</text:span></text:p>
      <text:p text:style-name="P73"><text:tab/><text:span text:style-name="T60">Po wejściu w ekran statystyk zużycia baterii na trzech urządzeniach na jednej z pierwszych trzech pozycji zawsze pojawiał się ekran. Było to nie zależne od tego w jaki sposób telefon był wykorzystywany.</text:span></text:p>
      <text:p text:style-name="P73"/>
      <text:p text:style-name="P73"><draw:frame draw:style-name="fr3" draw:name="Frame2" text:anchor-type="paragraph" svg:width="17cm" draw:z-index="5"><draw:text-box fo:min-height="9.421cm"><text:p text:style-name="Illustration"><draw:frame draw:style-name="fr7" draw:name="Image2" text:anchor-type="paragraph" svg:width="17cm" svg:height="9.421cm" style:rel-height="scale" draw:z-index="6"><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74"><text:tab/><text:span text:style-name="T95">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76">Pierwszych dwa urządzenia (od lewej) wykorzystywane były głównie do wykonywania połączeń głosowych. <text:span text:style-name="T130">W t</text:span>elefon<text:span text:style-name="T130">ie</text:span> po środku przeważa pobór energii podczas trybu bezczynności.<text:line-break/>Na ostatnim w większym stopniu były wykorzystywane aplikacje.</text:p>
      <text:p text:style-name="P75"><text:tab/><text:span text:style-name="T61">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75"><text:tab/><text:span text:style-name="T62">Czy zatem optymalizacja pod tym kątem ma sens z punktu widzenia deweloperów? Czy poświęcony czas wpłynie w zauważalnym stopniu na poprawę czasu życia baterii?</text:span></text:p>
      <text:h text:style-name="P280" text:outline-level="2"><text:bookmark-start text:name="__RefHeading__3949_475234545"/><text:soft-page-break/>1.<text:span text:style-name="T60">5</text:span>. Sposób przeprowadzenia badań<text:bookmark-end text:name="__RefHeading__3949_475234545"/></text:h>
      <text:p text:style-name="P46"><text:tab/><text:span text:style-name="T63">Badanie tego zjawiska nie będzie łatwe. Dokładność wyników może być niska, biorąc pod uwagę liczbę <text:s/>czynników mających wpływ na pomiary:</text:span></text:p>
      <text:list xml:id="list8896572516729469044" text:style-name="L8">
        <text:list-item>
          <text:p text:style-name="P168">jest mnóstwo typów aplikacji, większość z nich ma różne sposoby komunikowania się poprzez sieć,</text:p>
        </text:list-item>
        <text:list-item>
          <text:p text:style-name="P168">wyniki są zależne od sprzętu, typu połączenia, dostawcy usługi,</text:p>
        </text:list-item>
        <text:list-item>
          <text:p text:style-name="P168">badane aplikacje są dostępne w postaci gotowych binariów bez dostępu do kodu,<text:line-break/>a sama deasemblacja jest zabroniona (utrudnia to analizę sposobu komunikacji i użyte mechanizmy – wymusza to odgadywanie wielu aspektów),</text:p>
        </text:list-item>
        <text:list-item>
          <text:p text:style-name="P168">do pomiaru będą używane głównie narzędzia software'owe, których dokładność jest mniejsza (i również może mieć wpływ na działanie samego urządzenia) niż pomiary przy pomocy specjalnych urządzeń <text:span text:style-name="T81">[TODO</text:span> przykłady, laboratoria],</text:p>
        </text:list-item>
        <text:list-item>
          <text:p text:style-name="P168">testy należałoby zautomatyzować, jednak będzie to problematyczne (wręcz niewykonalne).<text:line-break/>Jeżeli nie ma dostępu do kodu źródłowego to automatyzacja testów jest słaba.<text:line-break/>Są frameworki do testów na UI (np. Monkey) jednak samo wywołanie akcji w aplikacji jest niewystarczające. <text:span text:style-name="T148">Należy</text:span> monitorować samą komunikację sieciową uruchomioną przez daną akcję i odczekiwać na zakończenie działania tejże akcji w aplikacji:<text:line-break/><text:span text:style-name="T148">W</text:span>ykon<text:span text:style-name="T148">ujemy</text:span> scenariusz przejście z widoku listy na podgląd danego elementu.<text:line-break/>Jeśli chcemy wykonać jakieś akcje na widoku szczegółów nie powinniśmy ich zaczynać przed wyświetleniem się tego widoku. Ze względu na sieciowy charakter aplikacji czas wyświetlenia nie zawsze musi być taki sam.<text:line-break/>Inny aspekt to fakt, że większość tych narzędzi jest komercyjna.</text:p>
        </text:list-item>
      </text:list>
      <text:p text:style-name="P44"><text:tab/></text:p>
      <text:p text:style-name="P77"><text:span text:style-name="T132">[TODO zweryfikować pod koniec]</text:span>Ze względu na powyższe utrudnienia przyjęto następujący schemat testów:</text:p>
      <text:list xml:id="list3106498524387677361" text:style-name="L9">
        <text:list-item>
          <text:p text:style-name="P169"><text:span text:style-name="T149">w</text:span>ybór możliwie szerokiego wachlarza aplikacji ze sklepu Google Play,</text:p>
        </text:list-item>
        <text:list-item>
          <text:p text:style-name="P169"><text:span text:style-name="T149">m</text:span>anualne (jeśli nie da się zautomatyzować) przetestowanie tych aplikacji przy pomocy battery-stats + battery-historian + narzędzie do monitoringu ruchu sieciowego,</text:p>
        </text:list-item>
        <text:list-item>
          <text:p text:style-name="P170"><text:span text:style-name="T149">w</text:span>ybranie na tej podstawie typu (wzorca UI + danych) aplikacji która zostanie poddana dokładniejszym testom,</text:p>
        </text:list-item>
        <text:list-item>
          <text:p text:style-name="P170"><text:span text:style-name="T149">s</text:span>tworzenie aplikacji implementującej w/w wzorzec,</text:p>
        </text:list-item>
        <text:list-item>
          <text:p text:style-name="P170"><text:span text:style-name="T149">st</text:span>worzenie prostego frameworka / biblioteki wspomagającego implementacje odpowiednich strategii optymalizacji,</text:p>
        </text:list-item>
        <text:list-item>
          <text:p text:style-name="P170"><text:span text:style-name="T149">p</text:span>oddanie aplikacji testom automatycznym przy włączonych i wyłączonych mechanizmach optymalizacji w/w biblioteki,</text:p>
        </text:list-item>
        <text:list-item>
          <text:p text:style-name="P170"><text:span text:style-name="T149">p</text:span>orównanie wyników – wnioskowanie.</text:p>
          <text:p text:style-name="P170">(kolejne iteracje?)</text:p>
        </text:list-item>
      </text:list>
      <text:p text:style-name="P36">Narzędzia wykorzystane podczas badań to:</text:p>
      <text:p text:style-name="P45"><text:span text:style-name="T81">[TODO</text:span> nazwa, opis, url]<text:span text:style-name="T133">[Weryfikacja pod koniec, co faktycznie zostało użyte]</text:span></text:p>
      <text:list xml:id="list8264186327651461418" text:style-name="L10">
        <text:list-item>
          <text:p text:style-name="P171">battery-historian <text:span text:style-name="T133">→jest to narzędzie stowrzone przez Google w celu wizualizacji zapotrzebownia aplikacji na energię, transfer danych itp.<text:line-break/></text:span><text:a xlink:type="simple" xlink:href="https://github.com/google/battery-historian" text:style-name="Internet_20_link" text:visited-style-name="Visited_20_Internet_20_Link"><text:span text:style-name="T133">https://github.com/google/battery-historian</text:span></text:a><text:span text:style-name="T133">,</text:span></text:p>
        </text:list-item>
        <text:list-item>
          <text:p text:style-name="P172">AD<text:span text:style-name="T133">B →Android Debug Bridge</text:span>, <text:span text:style-name="T133">narzędzie do komunikacji z systemem Android na urządzeniu / emulatorze<text:line-break/></text:span><text:a xlink:type="simple" xlink:href="http://developer.android.com/tools/help/adb.html" text:style-name="Internet_20_link" text:visited-style-name="Visited_20_Internet_20_Link"><text:span text:style-name="T133">http://developer.android.com/tools/help/adb.html</text:span></text:a><text:span text:style-name="T133">,</text:span></text:p>
        </text:list-item>
        <text:list-item>
          <text:p text:style-name="P173">tcpdump / wireshark,</text:p>
        </text:list-item>
        <text:list-item>
          <text:p text:style-name="P174">rozwiązania autorskie,</text:p>
        </text:list-item>
        <text:list-item>
          <text:p text:style-name="P173">roboty?</text:p>
        </text:list-item>
      </text:list>
      <text:p text:style-name="P45"/>
      <text:p text:style-name="P47">Ograniczenia podczas badań:</text:p>
      <text:list xml:id="list4656586158696816009" text:style-name="L11">
        <text:list-item>
          <text:p text:style-name="P175">badania będą przeprowadzane na urządzeniu położonym stacjonarnie (nie będzie ono w ruchu),</text:p>
        </text:list-item>
        <text:list-item>
          <text:p text:style-name="P175">badania będą przeprowadzane dla jednego maksymalnie dwóch operatorów,</text:p>
        </text:list-item>
        <text:list-item>
          <text:p text:style-name="P175">zużycie energii będzie liczone poprzez narzędzia dostępne w systemie Android,</text:p>
        </text:list-item>
        <text:list-item>
          <text:p text:style-name="P175">testy będą wykonywane na jednej aplikacji wzorcowej.</text:p>
        </text:list-item>
      </text:list>
      <text:h text:style-name="P271" text:outline-level="1"><text:bookmark-start text:name="__RefHeading__4071_530245620"/>2. Badanie aplikacji<text:bookmark-end text:name="__RefHeading__4071_530245620"/></text:h>
      <text:p text:style-name="P19"/>
      <text:p text:style-name="P20"><text:tab/><text:span text:style-name="T100">Celem tego rozdziału jest zbadanie wybranych aplikacji pod kątem komunikacji sieciowej (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text:span><text:span text:style-name="T75">TODO</text:span><text:span text:style-name="T100"> poprawić, chodzi o aplikację którą będziemy implementować i poddawać dokładniejszym testom).</text:span></text:p>
      <text:h text:style-name="P281" text:outline-level="2"><text:bookmark-start text:name="__RefHeading__677_208457283"/>2.<text:span text:style-name="T82">1</text:span>. Wybór aplikacji do przeprowadzenia testów<text:bookmark-end text:name="__RefHeading__677_208457283"/></text:h>
      <text:p text:style-name="P78"><text:tab/><text:span text:style-name="T65">Problem z wyborem zbioru aplikacji do testów był prozaiczny: od czego zacząć? Na platformie Google Play znajduje się około 1.8 miliona aplikacji na listopad 2015 roku (strona </text:span><text:a xlink:type="simple" xlink:href="http://www.statista.com/statistics/266210/number-of-available-applications-in-the-google-play-store/" text:style-name="Internet_20_link" text:visited-style-name="Visited_20_Internet_20_Link"><text:span text:style-name="T65">http://www.statista.com/statistics/266210/number-of-available-applications-in-the-google-play-store/</text:span></text:a><text:span text:style-name="T65"> na dzień 2016-03-27) </text:span><text:span text:style-name="T72">[TODO</text:span><text:span text:style-name="T65"> lepsze źródło?]. Podczas poszukiwań autor natrafił na raport firmy AVG (* dać opis co to jest) (</text:span><text:a xlink:type="simple" xlink:href="http://now.avg.com/wp-content/uploads/2015/02/avg_android_app_performance_report_q4_2014.pdf" text:style-name="Internet_20_link" text:visited-style-name="Visited_20_Internet_20_Link"><text:span text:style-name="T65">http://now.avg.com/wp-content/uploads/2015/02/avg_android_app_performance_report_q4_2014.pdf</text:span></text:a><text:span text:style-name="T65"> dostęp z dnia 2016-03-27) w którym zebrano statystyki użycia telefonów komórkowych z systemem Android dla. Dla miliona telefonów przeanalizowano jakie aplikacje mają największy wpływ na zużycie baterii, transfer danych z sieci oraz zajętość przestrzeni dyskowej.</text:span></text:p>
      <text:p text:style-name="P78"/>
      <text:p text:style-name="P49">Według wyżej wymienionego raportu w pierwszej trzy aplikacji pobierających najwięcej mocy uruchamianych przy starcie urządzenia są kolejno:</text:p>
      <text:list xml:id="list7717425387342071636" text:style-name="L12">
        <text:list-item>
          <text:p text:style-name="P176">Beaming Service for Samsung,</text:p>
        </text:list-item>
        <text:list-item>
          <text:p text:style-name="P176">Security Policy Updates (Samsung Software Updates),</text:p>
        </text:list-item>
        <text:list-item>
          <text:p text:style-name="P176">Facebook.</text:p>
        </text:list-item>
      </text:list>
      <text:p text:style-name="P48"/>
      <text:p text:style-name="P48">Pierwsza <text:span text:style-name="T96">trójka</text:span> aplikacji pobierających najwięcej mocy uruchamianych przez użytkownika:</text:p>
      <text:list xml:id="list2998935716842223093" text:style-name="L13">
        <text:list-item>
          <text:p text:style-name="P177">Samsung WatchON (Video),</text:p>
        </text:list-item>
        <text:list-item>
          <text:p text:style-name="P177">OLX Free Classifieds,</text:p>
        </text:list-item>
        <text:list-item>
          <text:p text:style-name="P177">Telstra.</text:p>
        </text:list-item>
      </text:list>
      <text:p text:style-name="P48"/>
      <text:p text:style-name="P50">Pierwsza <text:span text:style-name="T96">trójka</text:span> aplikacji ze względu na ruch sieciowy</text:p>
      <text:list xml:id="list6049009009746707171" text:style-name="L14">
        <text:list-item>
          <text:p text:style-name="P179">Daily Mail Online,</text:p>
        </text:list-item>
        <text:list-item>
          <text:p text:style-name="P179">Tumblr,</text:p>
        </text:list-item>
        <text:list-item>
          <text:p text:style-name="P179">Facebook.</text:p>
        </text:list-item>
      </text:list>
      <text:p text:style-name="P37">Krótki opis powyższych aplikacji</text:p>
      <text:list xml:id="list3586291013391887626" text:style-name="L15">
        <text:list-item>
          <text:p text:style-name="P178">Beaming Service for Samsung <text:line-break/><text:a xlink:type="simple" xlink:href="https://play.google.com/store/apps/details?id=com.mobeam.barcodeService" text:style-name="Internet_20_link" text:visited-style-name="Visited_20_Internet_20_Link"><text:span text:style-name="T96">https://play.google.com/store/apps/details?id=com.mobeam.barcodeService</text:span></text:a><text:span text:style-name="T96"><text:line-break/>Aplikacja do skanowania kodów kreskowych,</text:span></text:p>
        </text:list-item>
        <text:list-item>
          <text:p text:style-name="P178">Security Policy Updates<text:line-break/><text:a xlink:type="simple" xlink:href="https://play.google.com/store/apps/details?id=com.policydm" text:style-name="Internet_20_link" text:visited-style-name="Visited_20_Internet_20_Link"><text:span text:style-name="T96">https://play.google.com/store/apps/details?id=com.policydm</text:span></text:a><text:span text:style-name="T96"><text:line-break/>System pobierania aktualizacji dla systemu zabazpieczeń KNOX firmy Samsung<text:line-break/></text:span><text:a xlink:type="simple" xlink:href="https://www.samsungknox.com/en/products/knox-workspace/how-to/lock-down-android" text:style-name="Internet_20_link" text:visited-style-name="Visited_20_Internet_20_Link"><text:span text:style-name="T96">https://www.samsungknox.com/en/products/knox-workspace/how-to/lock-down-android</text:span></text:a><text:span text:style-name="T96">,</text:span></text:p>
        </text:list-item>
        <text:list-item>
          <text:p text:style-name="P182">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183">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184"><text:span text:style-name="T66">OLX Free Classifieds →odpowiednik na rynek polski OLX.pl</text:span><text:line-break/><text:a xlink:type="simple" xlink:href="https://play.google.com/store/apps/details?id=pl.tablica" text:style-name="Internet_20_link" text:visited-style-name="Visited_20_Internet_20_Link"><text:span text:style-name="T97">https://play.google.com/store/apps/details?id=pl.tablica</text:span></text:a><text:span text:style-name="T97"><text:line-break/>Aplikacja do przeglądania i zamieszczania ogłoszeń (kupno / sprzedaż),</text:span></text:p>
        </text:list-item>
        <text:list-item>
          <text:p text:style-name="P185">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180">Daily Mail Online<text:line-break/><text:a xlink:type="simple" xlink:href="https://play.google.com/store/apps/details?id=com.dailymail.online" text:style-name="Internet_20_link" text:visited-style-name="Visited_20_Internet_20_Link"><text:span text:style-name="T98">https://play.google.com/store/apps/details?id=com.dailymail.online</text:span></text:a><text:span text:style-name="T98"><text:line-break/>Wiadomości i czasopisma,</text:span></text:p>
        </text:list-item>
        <text:list-item>
          <text:p text:style-name="P181">Tumblr<text:line-break/><text:a xlink:type="simple" xlink:href="https://play.google.com/store/apps/details?id=com.tumblr" text:style-name="Internet_20_link" text:visited-style-name="Visited_20_Internet_20_Link"><text:span text:style-name="T99">https://play.google.com/store/apps/details?id=com.tumblr</text:span></text:a><text:span text:style-name="T99"><text:line-break/></text:span><text:span text:style-name="T93">aplikacja do dzielenia się treścią (zdjęcia, filmy, cytaty, itd.).</text:span></text:p>
        </text:list-item>
      </text:list>
      <text:p text:style-name="P50">W wynikach należy zwrócić uwagę, że są to dane z czwartego kwartału 2014 roku, więc same aplikacje mogły zostać poprawione a trend wśród użytkowników mógł się też zmienić. <text:span text:style-name="T67">Dane dotyczą użytkowników z całego świata. Aplikacje z liczbą instalacji poniżej jednego miliona nie były brane pod uwagę.</text:span></text:p>
      <text:p text:style-name="P50"/>
      <text:p text:style-name="P51">Na podstawie wyżej wymienionego raportu wytypowano następujące aplikacje do testów:</text:p>
      <text:list xml:id="list2207734492785006996" text:style-name="L16">
        <text:list-item>
          <text:p text:style-name="P186">Facebook,</text:p>
        </text:list-item>
        <text:list-item>
          <text:p text:style-name="P186">OLX.pl</text:p>
        </text:list-item>
      </text:list>
      <text:p text:style-name="P79">Są to aplikacje notowane wysoko w raporcie ze względu na zużycie energii i generowany ruch sieciowy. Ponieważ lista jest krótka postanowiono dodać następujące aplikacje:</text:p>
      <text:list xml:id="list131403657086215" text:continue-numbering="true" text:style-name="L16">
        <text:list-item>
          <text:p text:style-name="P186">OTOMOTO,</text:p>
        </text:list-item>
        <text:list-item>
          <text:p text:style-name="P186">Pracuj.pl,</text:p>
        </text:list-item>
        <text:list-item>
          <text:p text:style-name="P186">iCarWash.<text:line-break/></text:p>
        </text:list-item>
      </text:list>
      <text:p text:style-name="P80"><text:soft-page-break/><text:tab/>Aplikacja OTOMOTO i Pracuj.pl podobnie jak OLX zawierają listę ogłoszeń, są one jednak bardziej skupione na tematyce ogłoszeń. Jak same nazwy wskazują OTOMOTO to ogłoszenia związane z motoryzacją a Pracuj.pl z rynkiem pracy. Aplikacja iCarWash trafiła na listę poni<text:span text:style-name="T149">e</text:span>waż została wykonana przez autora przez co znany jest mu model komunikacji sieciowej co w znaczącym stopniu może pomóc przy interpretacji wyników dla innych aplikacji.</text:p>
      <text:p text:style-name="P81"/>
      <text:p text:style-name="P81"><text:tab/><text:span text:style-name="T131">Częścią wspólną dla aplikacji jest ich interfejs użytkownika (sposób nawigacji / korzystania). Do pewnego stopnia można go uogólnić i stwierdzić, że wszystkie prezentują wyniki w postaci listy. Pozycja na liście składa się z tytułu, ewentualnie obrazka, ceny. Po zaznacze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pozostałe wzbogacają opisy przy pomocy obrazków.</text:span></text:p>
      <text:h text:style-name="P288" text:outline-level="2"><text:bookmark-start text:name="__RefHeading__1085_768326401"/>2.2. <text:span text:style-name="T102">Krótki opis systemu Android</text:span><text:bookmark-end text:name="__RefHeading__1085_768326401"/></text:h>
      <text:p text:style-name="P82"><text:tab/><text:span text:style-name="T101">Rozwój system operacyjnego Android jest nadzorowany przez spółkę Google. Jest on oparty na jądrze systemu Linux. Kod źródłowy jest otwarty i dostępny pod licencją </text:span><text:span text:style-name="T26">Android Open Source Project License. </text:span><text:a xlink:type="simple" xlink:href="http://source.android.com/source/licenses.html" text:style-name="Internet_20_link" text:visited-style-name="Visited_20_Internet_20_Link">http://source.android.com/source/licenses.html</text:a><text:span text:style-name="T26">. </text:span><text:span text:style-name="T27">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282" text:outline-level="2"><text:bookmark-start text:name="__RefHeading__1087_768326401"/>2.3. Środowisko testowe<text:bookmark-end text:name="__RefHeading__1087_768326401"/></text:h>
      <text:p text:style-name="P83"><text:tab/><text:span text:style-name="T103">Jako urządzenie testowe posłuży telefon komórkowy LG G4C z wersją systemu Android 6.0.</text:span></text:p>
      <text:p text:style-name="P84">[TODO poprawić? Usunąć?] Testy będą dokonywane dla operatora sieci Orange.</text:p>
      <text:h text:style-name="P283" text:outline-level="2"><text:bookmark-start text:name="__RefHeading__1089_768326401"/>2.4. Opis sposobu przeprowadzania badań<text:bookmark-end text:name="__RefHeading__1089_768326401"/></text:h>
      <text:p text:style-name="P85"><text:tab/><text:span text:style-name="T104">Gdy rozpoczynano badania założono wykorzystanie narzędzia battery-historian dostarczonego przez Google. Daje ono głęboki wgląd na to co działo się z urządzeniem i jaki wpływ miało to na zużycie baterii.<text:line-break/><text:tab/>Przebieg badania przy użyciu tego narzędzia wygląda następująco:</text:span></text:p>
      <text:list xml:id="list4396790147938365163" text:style-name="L17">
        <text:list-item>
          <text:p text:style-name="P187"><text:span text:style-name="T149">p</text:span>odłączamy urządzenie do komputera, na którym zainstalowany jest pakiet narzędzi ADB. <text:span text:style-name="T105">Urządzenie musi mieć włączony tryb dla deweloperów i zezwolenie na debugowanie przez USB,</text:span></text:p>
        </text:list-item>
        <text:list-item>
          <text:p text:style-name="P188"><text:span text:style-name="T149">u</text:span>ruchamiamy konsolę na komputerze i kasujemy statystyki zużycia baterii na urządzeniu. Robimy to przy pomocy komendy <text:span text:style-name="T106">adb dumpsys batterystats –reset,</text:span></text:p>
        </text:list-item>
        <text:list-item>
          <text:p text:style-name="P188"><text:span text:style-name="T149">o</text:span>dłączamy urządzenie od komputera i zaczynamy swoje testy polegające na korzystaniu<text:line-break/>z aplikacji,</text:p>
        </text:list-item>
        <text:list-item>
          <text:p text:style-name="P188"><text:span text:style-name="T149">p</text:span>o zakończonej sesji ponownie podłączamy urządzenie do komputera i zgrywamy raport przy pomocy polecenia <text:span text:style-name="T106">adb bugreport &gt; raport.txt,</text:span></text:p>
        </text:list-item>
        <text:list-item>
          <text:p text:style-name="P188"><text:span text:style-name="T149">n</text:span>astępnie możemy wczytać plik raportu w narzędziu battery-historian i oglądać wygenerowane na jej podstawie wykresy.</text:p>
        </text:list-item>
      </text:list>
      <text:p text:style-name="P86"/>
      <text:p text:style-name="P86">Ze względu na różnorodność aplikacji postawiono na testy manualne w tej fazie. Aplikacji nie jest dużo, jednak napisanie testów automatycznych dla każdej z nich pochłonęłoby dużo czasu a optymalizacja tych aplikacji nie jest możliwa, więc ten zabieg mija się z celem.</text:p>
      <text:p text:style-name="P38">[TODO dodać wykres]</text:p>
      <text:p text:style-name="P69"><draw:frame draw:style-name="fr1" draw:name="Ramka6" text:anchor-type="char" svg:width="17cm" draw:z-index="7"><draw:text-box fo:min-height="8.121cm"><text:p text:style-name="Illustration"><draw:frame draw:style-name="fr8" draw:name="Obraz6" text:anchor-type="paragraph" svg:width="17cm" style:rel-width="100%" svg:height="8.121cm" style:rel-height="scale" draw:z-index="8"><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69"><draw:frame draw:style-name="fr1" draw:name="Ramka7" text:anchor-type="char" svg:width="17cm" draw:z-index="9"><draw:text-box fo:min-height="8.303cm"><text:p text:style-name="Illustration"><draw:frame draw:style-name="fr8" draw:name="Obraz7" text:anchor-type="paragraph" svg:width="17cm" style:rel-width="100%" svg:height="8.303cm" style:rel-height="scale" draw:z-index="10"><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52"><text:tab/>Według autora wykresy dla <text:span text:style-name="T151">nowszej</text:span> wersji (Historian v<text:span text:style-name="T151">2</text:span>) są czytelniejsze <text:span text:style-name="T152">i bogatsze w informacje</text:span>. Moż<text:span text:style-name="T151">na</text:span> na nich zobaczyć stan radia w czasie <text:span text:style-name="T153">oraz poziom naładowania baterii</text:span>. Brakuje jednak informacji o użyciu sieci. O ile przy autorskich / własnych aplikacjach nie jest to problemem ponieważ możemy użyć podglądu ruchu sieciowego oferowanego w IDE Android Studio, o tyle dla aplikacji nie będących naszą własnością nie jest to możliwe.</text:p>
      <text:p text:style-name="P39"><text:tab/>Informacja ta jest o tyle istotna, że możemy zobaczyć jak efektywnie wykorzystywane jest radio do transferu danych. W materiale wideo odnośnie tego zjawiska zwracano uwagę na wykresy gdzie krótkie stany aktywności radia przeplatają się z krótkimi stanami uśpienia. <text:span text:style-name="T126">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53"><text:tab/><text:span text:style-name="T127">Po intensywnym okresie poszukiwań najlepszego rozwiązania metodą prób i błędów wybrano następujący sposób dla urządzenia testowego. Okazało się bowiem, że logi zapisywane przez usługę logcat [</text:span><text:a xlink:type="simple" xlink:href="http://developer.android.com/tools/help/logcat.html" text:style-name="Internet_20_link" text:visited-style-name="Visited_20_Internet_20_Link"><text:span text:style-name="T127">http://developer.android.com/tools/help/logcat.html</text:span></text:a><text:span text:style-name="T127"> | dostęp 2016-04-17] zawierają dane dotyczące stanu radia oraz liczby pobranych pakietów. Postanowiono więc zapisywać informacje dotyczące sesji (testowania aplikacji) właśnie przy pomocy tej usługi, poddawać (wyciągać interesujące nas dane) obróbce przy pomocy skryptu napisanym w języku Python zapisywać je w formacie Matlab / Octave i wizualizować przebieg sesji przy pomocy właśnie tych narzędzi.</text:span></text:p>
      <text:p text:style-name="P54">[TODO raczej nikogo nie będą obchodzić same skrypty, więc tylko wymienić je z nazwy]</text:p>
      <text:p text:style-name="P54">Skrypty te są załączone wraz z pracą na płycie CD do wglądu.<text:line-break/>Czynności potrzebne do przeprowadzenia badania / pojedynczej sesji:</text:p>
      <text:list xml:id="list5859838934720288793" text:style-name="L18">
        <text:list-item>
          <text:p text:style-name="P189"><text:span text:style-name="T149">p</text:span>odłączenie urządzenia do komputera (Włączone debugowanie na telefonie),</text:p>
        </text:list-item>
        <text:list-item>
          <text:p text:style-name="P189"><text:span text:style-name="T149">w</text:span>yczyszczenie logów<text:line-break/><text:span text:style-name="T128">adb logcat -cb radio,</text:span></text:p>
        </text:list-item>
        <text:list-item>
          <text:p text:style-name="P189"><text:span text:style-name="T149">z</text:span>apis logów do pliku na komputerze (przekierowanie strumienia konieczne ponieważ<text:line-break/>sam log zaczynał się nadpisywać po około pięciu minutach, a pliki na telefonie z jakiegoś powodu nie mogły być tworzone nawet na karcie SD)<text:line-break/><text:span text:style-name="T128">adb logcat -v time -b radio &gt; plik_raportu.log,</text:span></text:p>
        </text:list-item>
        <text:list-item>
          <text:p text:style-name="P189"><text:span text:style-name="T149">p</text:span>rzy nadal podłączonym urządzeniu dokonujemy testów / korzystamy z aplikacji,</text:p>
        </text:list-item>
        <text:list-item>
          <text:p text:style-name="P189"><text:span text:style-name="T149">p</text:span>o zakończeniu testów zakańczamy zgrywanie raportu i ewentualnie odłączamy telefon,</text:p>
        </text:list-item>
        <text:list-item>
          <text:p text:style-name="P189"><text:span text:style-name="T149">p</text:span>lik z logami radia konwertujemy do postaci macierzy Matlab / Octave przy pomocy skryptu <text:span text:style-name="T128">parse-lg-radiolog plik_raportu.log &gt; plik_raportu.m,</text:span></text:p>
        </text:list-item>
        <text:list-item>
          <text:p text:style-name="P189"><text:span text:style-name="T149">p</text:span>lik w tym formacie wczytujemy w Octave / Matlab i tworzymy wykres<text:line-break/><text:span text:style-name="T128">load plik_raportu.m<text:line-break/>plot-lg-radiolog.m.</text:span></text:p>
        </text:list-item>
      </text:list>
      <text:p text:style-name="P87">Poniżej zamieszczony został przykładowy wykres uzyskany tym sposobem.</text:p>
      <text:p text:style-name="P87"><draw:frame draw:style-name="fr4" draw:name="Frame4" text:anchor-type="char" svg:width="17cm" draw:z-index="11"><draw:text-box fo:min-height="12.749cm"><text:p text:style-name="Illustration"><draw:frame draw:style-name="fr7" draw:name="Image4" text:anchor-type="paragraph" svg:width="17cm" svg:height="12.749cm" style:rel-height="scale" draw:z-index="12"><draw:image xlink:href="Pictures/10000000000004B000000384D10B0DB9.png" xlink:type="simple" xlink:show="embed" xlink:actuate="onLoad"/></draw:frame><text:span text:style-name="T134">Ilustracja</text:span> <text:sequence text:ref-name="refIllustration5" text:name="Illustration" text:formula="ooow:Illustration+1" style:num-format="1">6</text:sequence>: <text:span text:style-name="T129">Wykres stanu radia i komunikacji sieciowej</text:span></text:p></draw:text-box></draw:frame><text:soft-page-break/></text:p>
      <text:p text:style-name="P25">Na ilustracji 4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5">w logach użycia radia przemnożonych przez wielkości pakietów. Wielkości pakietów zostały ustalone <text:span text:style-name="T70">[TODO sprawdzić ponownie] </text:span><text:span text:style-name="T85">poprzez podzielenie całkowitej liczby pobranych / wysłanych danych przez liczbę pakietów odczytane z pliku systemowego /proc/net/</text:span><text:span text:style-name="T88">dev</text:span></text:p>
      <text:p text:style-name="P26"><text:span text:style-name="T85">Ponieważ wielkość pakietu może ulec zmianie</text:span><text:span text:style-name="T70"> </text:span><text:span text:style-name="T85">są to wartości średnie. </text:span><text:span text:style-name="T90">Wielkość pakietu jest zależna od stanu w jakim znajduje się radio dla DCH jest wyższa niż dla FACH </text:span><text:span text:style-name="T94">oraz protokołu przesyłu danych, może on zostać przełączony w trakcie jednej sesji</text:span><text:span text:style-name="T90"> </text:span><text:span text:style-name="T77">[TODO źródło!]. </text:span><text:span text:style-name="T85">Przyjęto odpowiednio 98 bajtów dla pakietów wysyłanych i 980 bajtów dla pakietów pobieranych. </text:span><text:span text:style-name="T86">Próbkowanie ustalone na 1 sekundę </text:span><text:span text:style-name="T76">[TODO </text:span><text:span text:style-name="T86">próbkowanie? To chyba w Hz! </text:span><text:span text:style-name="T91">Chyba, że inaczej sformułujesz</text:span><text:span text:style-name="T86">].</text:span></text:p>
      <text:p text:style-name="P27"><text:span text:style-name="T85"><text:tab/>Przedstawiony wykres w lepszy sposób ilustruje zależność stanu radia od wykonywanych transferów danych. Mo</text:span><text:span text:style-name="T87">żemy zauważyć, że radio pozostaje w stanie aktywnym przez około 10 sekund po zakończeniu komunikacji. Na tym wykresie dodatkowo widać wspominany w prezentacji Google [TODO link] wzorze</text:span><text:span text:style-name="T92">c</text:span><text:span text:style-name="T87">. Chodzi o regularne małe żądania danych, które sprawiają, że radio jest przez większość czasu aktywne, pomimo znikomego wykorzystania jego przepustowości. Wykres ilustruje sesję używania aplikacji Pracuj.pl.</text:span></text:p>
      <text:h text:style-name="P289" text:outline-level="2"><text:bookmark-start text:name="__RefHeading__1091_768326401"/>2.5. Prezentacja i omówienie wyników<text:bookmark-end text:name="__RefHeading__1091_768326401"/></text:h>
      <text:p text:style-name="P88"><text:tab/>W dalszej części zamieszczono wyniki pomiarów dla poszczególnych aplikacji metodą opisaną w poprzednim rozdziale.</text:p>
      <text:p text:style-name="P89"><text:line-break/><text:span text:style-name="T139">Wykres wygenerowano na podstawie pliku 2016-04-12/olx.praca.m<text:line-break/></text:span><text:span text:style-name="T107"><text:line-break/>czas sesji pomiarowej: <text:s text:c="7"/>97 s<text:line-break/>czas aktywności radia: <text:s text:c="7"/>72 s <text:s/>(74%)<text:line-break/><text:line-break/></text:span><text:span text:style-name="T114">liczba pobranych danych: <text:s text:c="5"/>1670.</text:span><text:span text:style-name="T119">02</text:span><text:span text:style-name="T114"> KB</text:span><text:span text:style-name="T107"><text:line-break/></text:span><text:span text:style-name="T111">średnia dla aplikacji: <text:s text:c="7"/>17.</text:span><text:span text:style-name="T119">22</text:span><text:span text:style-name="T111"> KB/s</text:span><text:span text:style-name="T107"><text:line-break/>średnia dla aktywnego radia: <text:s/>23.</text:span><text:span text:style-name="T119">19</text:span><text:span text:style-name="T107"> KB/s <text:line-break/><text:line-break/>liczba wysłanych danych: <text:s text:c="5"/>1</text:span><text:span text:style-name="T115">68.</text:span><text:span text:style-name="T119">63</text:span><text:span text:style-name="T107"> KB<text:line-break/></text:span><text:span text:style-name="T112">średnia dla aplikacji: <text:s text:c="7"/>1.</text:span><text:span text:style-name="T119">74</text:span><text:span text:style-name="T112"> KB/s</text:span><text:span text:style-name="T107"><text:line-break/>średnia dla aktywnego radia: <text:s/>2.</text:span><text:span text:style-name="T119">34</text:span><text:span text:style-name="T107"> KB/s</text:span><text:span text:style-name="T139"><text:line-break/><text:line-break/><text:line-break/></text:span><draw:frame draw:style-name="fr1" draw:name="Ramka1" text:anchor-type="char" svg:width="17cm" draw:z-index="13"><draw:text-box fo:min-height="12.843cm"><text:p text:style-name="Illustration"><draw:frame draw:style-name="fr8" draw:name="Obraz1" text:anchor-type="paragraph" svg:width="17cm" style:rel-width="100%" svg:height="12.843cm" style:rel-height="scale" draw:z-index="14"><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90"><draw:frame draw:style-name="fr3" draw:name="Ramka3" text:anchor-type="paragraph" svg:width="17cm" draw:z-index="15"><draw:text-box fo:min-height="12.843cm"><text:p text:style-name="Illustration"><draw:frame draw:style-name="fr9" draw:name="Obraz3" text:anchor-type="char" svg:width="17cm" style:rel-width="100%" svg:height="12.843cm" style:rel-height="scale" draw:z-index="16"><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3">3</text:span>/pracuj.pl.<text:span text:style-name="T142">m</text:span></text:p>
      <text:p text:style-name="P92"><text:span text:style-name="T108">czas sesji pomiarowej: <text:s text:c="7"/>332 s<text:line-break/>czas aktywności radia: <text:s text:c="7"/>234 s <text:s/>(70%)<text:line-break/><text:line-break/>liczba pobranych danych: <text:s text:c="5"/></text:span><text:span text:style-name="T116">1955.</text:span><text:span text:style-name="T120">21</text:span><text:span text:style-name="T108"> KB<text:line-break/></text:span><text:span text:style-name="T113">średnia dla aplikacji: <text:s text:c="7"/></text:span><text:span text:style-name="T116">5.</text:span><text:span text:style-name="T120">89</text:span><text:span text:style-name="T113"> KB/s</text:span><text:span text:style-name="T108"><text:line-break/>średnia dla aktywnego radia: <text:s/>8.</text:span><text:span text:style-name="T120">36</text:span><text:span text:style-name="T108"> KB/s<text:line-break/><text:line-break/>liczba wysłanych danych: <text:s text:c="5"/>1</text:span><text:span text:style-name="T117">88.</text:span><text:span text:style-name="T120">06</text:span><text:span text:style-name="T108"> KB<text:line-break/></text:span><text:span text:style-name="T113">średnia dla aplikacji: <text:s text:c="7"/>0.</text:span><text:span text:style-name="T120">57</text:span><text:span text:style-name="T113"> KB/s</text:span><text:span text:style-name="T108"><text:line-break/>średnia dla aktywnego radia: <text:s/></text:span><text:span text:style-name="T117">0.</text:span><text:span text:style-name="T120">80</text:span><text:span text:style-name="T108"> KB/s</text:span><text:line-break/></text:p>
      <text:p text:style-name="P93"><text:line-break/><text:span text:style-name="T140">Wykres wygenerowano na podstawie pliku 2016-04-14/bkf.m<text:line-break/><text:line-break/></text:span><text:span text:style-name="T109">czas sesji pomiarowej: <text:s text:c="7"/>447 s <text:line-break/>czas aktywności radia: <text:s text:c="7"/>241 s <text:s/>(53%) <text:line-break/><text:line-break/>liczba pobranych danych: <text:s text:c="5"/></text:span><text:span text:style-name="T118">286.</text:span><text:span text:style-name="T121">15</text:span><text:span text:style-name="T109"> KB<text:line-break/></text:span><text:span text:style-name="T118">średnia dla aplikacji: <text:s text:c="7"/></text:span><text:span text:style-name="T121">0.64</text:span><text:span text:style-name="T118"> KB/s</text:span><text:span text:style-name="T109"><text:line-break/>średnia dla aktywnego radia: <text:s/>1.</text:span><text:span text:style-name="T121">19</text:span><text:span text:style-name="T109"> KB/s<text:line-break/><text:line-break/>liczba wysłanych danych: <text:s text:c="5"/>2</text:span><text:span text:style-name="T118">2.</text:span><text:span text:style-name="T122">97</text:span><text:span text:style-name="T109"> KB <text:line-break/></text:span><text:soft-page-break/><text:span text:style-name="T118">średnia dla aplikacji: <text:s text:c="7"/></text:span><text:span text:style-name="T122">0.05</text:span><text:span text:style-name="T118"> KB/s</text:span><text:span text:style-name="T109"><text:line-break/>średnia dla aktywnego radia: <text:s/></text:span><text:span text:style-name="T122">0.10</text:span><text:span text:style-name="T109"> KB/s<text:line-break/></text:span><draw:frame draw:style-name="fr1" draw:name="Ramka5" text:anchor-type="char" svg:width="17cm" draw:z-index="17"><draw:text-box fo:min-height="12.749cm"><text:p text:style-name="Illustration"><draw:frame draw:style-name="fr8" draw:name="Obraz5" text:anchor-type="paragraph" svg:width="17cm" style:rel-width="100%" svg:height="12.749cm" style:rel-height="scale" draw:z-index="18"><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94"><text:soft-page-break/><text:line-break/><text:span text:style-name="T140">Wykres wygenerowano na podstawie pliku 2016-04-13/olx.moto.m<text:line-break/></text:span><text:span text:style-name="T109"><text:line-break/>czas sesji pomiarowej: <text:s text:c="7"/>255 s<text:line-break/>czas aktywności radia: <text:s text:c="7"/>255 s <text:s/>(100%) <text:line-break/><text:line-break/>liczba pobranych danych: <text:s text:c="5"/></text:span><text:span text:style-name="T123">24620.59</text:span><text:span text:style-name="T109"> KB<text:line-break/></text:span><text:span text:style-name="T123">średnia dla aplikacji: <text:s text:c="7"/>96.55 KB/s</text:span><text:span text:style-name="T109"><text:line-break/>średnia dla aktywnego radia: <text:s/>9</text:span><text:span text:style-name="T123">6.55</text:span><text:span text:style-name="T109"> KB/s<text:line-break/><text:line-break/>liczba wysłanych danych: <text:s text:c="5"/></text:span><text:span text:style-name="T123">2085.56</text:span><text:span text:style-name="T109"> KB<text:line-break/></text:span><text:span text:style-name="T123">średnia dla aplikacji: <text:s text:c="7"/>8.18 KB/s</text:span><text:span text:style-name="T109"><text:line-break/>średnia dla aktywnego radia: <text:s/></text:span><text:span text:style-name="T123">8.18</text:span><text:span text:style-name="T109"> KB/s </text:span><draw:frame draw:style-name="fr1" draw:name="Ramka2" text:anchor-type="char" svg:width="17cm" draw:z-index="19"><draw:text-box fo:min-height="12.749cm"><text:p text:style-name="Illustration"><draw:frame draw:style-name="fr8" draw:name="Obraz2" text:anchor-type="paragraph" svg:width="17cm" style:rel-width="100%" svg:height="12.749cm" style:rel-height="scale" draw:z-index="20"><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95"><draw:frame draw:style-name="fr1" draw:name="Ramka4" text:anchor-type="char" svg:width="17cm" draw:z-index="21"><draw:text-box fo:min-height="12.749cm"><text:p text:style-name="Illustration"><draw:frame draw:style-name="fr8" draw:name="Obraz4" text:anchor-type="paragraph" svg:width="17cm" style:rel-width="100%" svg:height="12.749cm" style:rel-height="scale" draw:z-index="22"><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91">Wykres wygenerowano na podstawie pliku 2016-04-1<text:span text:style-name="T141">4</text:span>/<text:span text:style-name="T141">facebook.m<text:line-break/></text:span><text:span text:style-name="T110"><text:line-break/>czas sesji pomiarowej: <text:s text:c="7"/>1256 s<text:line-break/>czas aktywności radia: <text:s text:c="7"/>1051 s <text:s/>(83%) <text:line-break/><text:line-break/>liczba pobranych danych: <text:s text:c="5"/></text:span><text:span text:style-name="T124">7785.45</text:span><text:span text:style-name="T110"> KB<text:line-break/></text:span><text:span text:style-name="T124">średnia dla aplikacji: <text:s text:c="7"/>6.20 KB/s</text:span><text:span text:style-name="T110"><text:line-break/>średnia dla aktywnego radia: <text:s/></text:span><text:span text:style-name="T124">7.41</text:span><text:span text:style-name="T110"> KB/s<text:line-break/><text:line-break/>liczba wysłanych danych: <text:s text:c="5"/>6</text:span><text:span text:style-name="T124">53.56</text:span><text:span text:style-name="T110"> KB<text:line-break/></text:span><text:span text:style-name="T124">średnia dla aplikacji: <text:s text:c="7"/>0.52 KB/s </text:span><text:span text:style-name="T110"><text:line-break/>średnia dla aktywnego radia: <text:s/></text:span><text:span text:style-name="T124">0.62</text:span><text:span text:style-name="T110"> KB/s</text:span></text:p>
      <text:p text:style-name="P70">[TODO analiza!]</text:p>
      <text:h text:style-name="P290" text:outline-level="2"><text:bookmark-start text:name="__RefHeading__1894_151293633"/>2.6. Określenie używanych protokołów w badanych aplikacjach<text:bookmark-end text:name="__RefHeading__1894_151293633"/></text:h>
      <text:p text:style-name="P96"><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97"><text:span text:style-name="T135"><text:tab/>Do zbadania tego obszaru autor posłużył się aplikacją </text:span><text:bookmark text:name="firstHeading"/><text:span text:style-name="T28">OWASP Zed Attack Proxy Project</text:span></text:p>
      <text:p text:style-name="P98"><text:span text:style-name="T29">[</text:span><text:a xlink:type="simple" xlink:href="https://www.owasp.org/index.php/OWASP_Zed_Attack_Proxy_Project" text:style-name="Internet_20_link" text:visited-style-name="Visited_20_Internet_20_Link">https://www.owasp.org/index.php/OWASP_Zed_Attack_Proxy_Project</text:a><text:span text:style-name="T29"> | 2016-04-22].<text:line-break/></text:span><text:span text:style-name="T30">Jest to narzędzie umożliwiające między innymi monitorowanie ruchu sieciowego. Jest to możliwe poprzez konfigurację środowiska testowego w następujący sposób:</text:span></text:p>
      <text:list xml:id="list2149447378267578011" text:style-name="L19">
        <text:list-item>
          <text:p text:style-name="P190"><text:span text:style-name="T150">p</text:span>osiadamy komputer wyposażony w interfejs WLAN. Na nim instalujemy program ZAP,</text:p>
        </text:list-item>
        <text:list-item>
          <text:p text:style-name="P190"><text:span text:style-name="T150">g</text:span>enerujemy przy pomocy ZAP własny certyfikat głównego urzędu certyfikującego (Root CA),</text:p>
        </text:list-item>
        <text:list-item>
          <text:p text:style-name="P194"><text:span text:style-name="T40">c</text:span><text:span text:style-name="T37">ertyfikat ten przenosimy </text:span><text:span text:style-name="T38">I instalujemy na urządzeniu mobilnym,</text:span></text:p>
        </text:list-item>
        <text:list-item>
          <text:p text:style-name="P191"><text:span text:style-name="T150">n</text:span>a nim też ustawiamy odpowiednie ustawienia serwera pośredniczącego. Komputer<text:line-break/>z zainstalowanym programem ZAP będzie za niego służył.</text:p>
        </text:list-item>
      </text:list>
      <text:p text:style-name="P58">Tak w uproszczeniu wygląda proces ustawiania środowiska testowego. Po prawidłowym skonfigurowaniu możemy przystąpić do monitorowania ruchu sieciowego danych aplikacji.</text:p>
      <text:p text:style-name="P58"><text:tab/>Należy zaznaczyć, że aplikacje mogą być na tyle inteligentne, że rozróżniają medium po którym się komunikują (WiFi) <text:span text:style-name="T150">i</text:span> dla niego przyjmują inne strategie (bardziej agresywne pobieranie). Przyjęto taki sposób ponieważ nie wymaga on ingerencji w system operacyjny urządzenia (tzw. Rooting) co wiąże się z możliwością utraty gwarancji producenta.</text:p>
      <text:p text:style-name="P60">Wyniki badań (przechwycone sesje) zostały dołączone do pracy w postaci plików w formacie programu ZAP. Dodatkowo wyłuskano dane w formacie JSON z niektórych zapytań dla tych sesji.</text:p>
      <text:p text:style-name="P62"><text:span text:style-name="T37"><text:tab/>Przetestowano</text:span><text:span text:style-name="T39"> cztery aplikacje:</text:span></text:p>
      <text:list xml:id="list7125373232971707845" text:style-name="L20">
        <text:list-item>
          <text:p text:style-name="P193">OLX,</text:p>
        </text:list-item>
        <text:list-item>
          <text:p text:style-name="P193">OTOMOTO,</text:p>
        </text:list-item>
        <text:list-item>
          <text:p text:style-name="P193">Pracuj.<text:span text:style-name="T137">pl</text:span>,</text:p>
        </text:list-item>
        <text:list-item>
          <text:p text:style-name="P193">iCarWash.</text:p>
        </text:list-item>
      </text:list>
      <text:p text:style-name="P59">Wszystkie korzystają z podobnego sposobu komunikacji sieciowej. Mianowicie:</text:p>
      <text:list xml:id="list5475413084295752607" text:style-name="L21">
        <text:list-item>
          <text:p text:style-name="P192">protokół HTTP(s),</text:p>
        </text:list-item>
        <text:list-item>
          <text:p text:style-name="P192">dane przesyłane w formacie JSON</text:p>
        </text:list-item>
      </text:list>
      <text:p text:style-name="P59">Taka konfiguracja jest z jednej strony łatwa I przejrzysta w i<text:span text:style-name="T150">m</text:span>plementacji, z drugie pozostawia wiele do życzenia pod względem optymalizacji. Możnaby bowiem skorzystać z autorskich (lżejszych) rozwiązań opartych na protokole TCP I danych binarnych.</text:p>
      <text:p text:style-name="P99"/>
      <text:p text:style-name="P100"><text:span text:style-name="T31"><text:tab/></text:span><text:span text:style-name="T32">W aplikacji OTOMOTO widać je</text:span><text:span text:style-name="T36">d</text:span><text:span text:style-name="T32">nak ukłon w stronę optymalizacji. Wszystkie ogłoszenia wraz z ich treścią są pobierane w ramach jednego żądania. Inne aplikacje podchodzą do tematu inaczej. OLX pobiera całą listę, ale do każdego ogłoszenia doładowuje przy każdym przejściu do </text:span><text:soft-page-break/><text:span text:style-name="T32">konkretnego ogłoszenia szczegółowe dane dotyczące liczby odwiedzin itd. [TODO sprawdzić]. </text:span><text:span text:style-name="T33">Aplikacje Pracuj po pobraniu całej listy ogłoszeń doł</text:span><text:span text:style-name="T36">a</text:span><text:span text:style-name="T33">dowuje poszczególne ogłoszenia.<text:line-break/>IcarWash również pobiera dane na żądanie użytkownika. W dwóch ostatnich aplikacjach jest to o tyle niefortunne, ponieważ ze względu na niewielki rozmiar danych wszystkie dane mogłyby być pobrane za j</text:span><text:span text:style-name="T36">e</text:span><text:span text:style-name="T33">dnym razem. Przy czym należy zwrócić uwagę, że czę</text:span><text:span text:style-name="T36">s</text:span><text:span text:style-name="T33">totliwość zmian pobranych danych w aplikacji iCarWash </text:span><text:span text:style-name="T34">może być </text:span><text:span text:style-name="T33">większa. </text:span><text:span text:style-name="T35">Dwie pierwsze aplikacje pomimo bardziej optymalnego pobierania danych potrzebnych użytkownikowi negują te wypracowane profity wysyłaniem danych analitycznych przy każdym zdarzeniu. Są one bowiem wyposażone<text:line-break/>w bibliotekę Google do monitorowania aktywności użytkowników. Informacje te nie są jednak cache</text:span><text:span text:style-name="T36">'</text:span><text:span text:style-name="T35">owane a wysyłane w odpowiedzi na zdarzenia.</text:span></text:p>
      <text:p text:style-name="P101"><text:span text:style-name="T146"><text:tab/></text:span><text:span text:style-name="T147">Aplikacje Pracuj.pl i iCarWash wydają się bardziej pod</text:span><text:span text:style-name="T136">atne (w mniemaniu autora) na optymalizację (są bardziej obiecujące), optymalizacje przy takim modelu komunikacji są również łatwiejsze do zaimplementowani. Będą one zatem stanowić dobrą bazę dla aplikacji wzorcowej, która posłuży do ostatecznych testów.</text:span><text:tab/></text:p>
      <text:p text:style-name="P61"/>
      <text:h text:style-name="P283" text:outline-level="2"><text:bookmark-start text:name="__RefHeading__1093_768326401"/>2.6. Aplikacja wzorcowa???<text:bookmark-end text:name="__RefHeading__1093_768326401"/></text:h>
      <text:p text:style-name="P102"/>
      <text:h text:style-name="P271" text:outline-level="1"><text:bookmark-start text:name="__RefHeading__4073_530245620"/>3. Implementacja biblioteki<text:bookmark-end text:name="__RefHeading__4073_530245620"/></text:h>
      <text:p text:style-name="P19"/>
      <text:p text:style-name="P19"><text:tab/><text:span text:style-name="T154">W rozdziale tym zostaną omówione etapy tworzenia biblioteki wykorzystanej do testowania aplikacji wzorcowej w tej pracy. Będą to w kolejności:</text:span></text:p>
      <text:list xml:id="list4191778132286186843" text:style-name="L22">
        <text:list-item>
          <text:p text:style-name="P153">stworzenie infrastruktury serwerowej,</text:p>
        </text:list-item>
        <text:list-item>
          <text:p text:style-name="P153">prototypowanie,</text:p>
        </text:list-item>
        <text:list-item>
          <text:p text:style-name="P153">zebranie wymagań,</text:p>
        </text:list-item>
        <text:list-item>
          <text:p text:style-name="P153">projekt,</text:p>
        </text:list-item>
        <text:list-item>
          <text:p text:style-name="P154">implementacja.</text:p>
        </text:list-item>
      </text:list>
      <text:p text:style-name="P9"/>
      <text:h text:style-name="Heading_20_2" text:outline-level="2"><text:span text:style-name="T155">3.1. </text:span><text:s/></text:h>
      <text:p text:style-name="Text_20_body"><text:tab/><text:span text:style-name="T155">Przed przystąpieniem do jakichkolwiek prac dotyczących aplikacji klienckiej należało stworzyć część serwerową. Składa się na nią zestaw danych podobny do tego w testowanych aplikacjach, oraz serwer HTTP.</text:span></text:p>
      <text:p text:style-name="P103"><text:tab/><text:span text:style-name="T156">Ponieważ stworzenie odpowiedniego zbioru danych byłoby zbyt czasochłonne pobrano je<text:line-break/>z autentycznych serwisów. Są to dane publicznie dostępne dla następujących aplikacji:</text:span></text:p>
      <text:list xml:id="list6437005988168564675" text:style-name="L23">
        <text:list-item>
          <text:p text:style-name="P195">iCarWash – dane dostępne przy pomocy konta demonstracyjnego,</text:p>
        </text:list-item>
        <text:list-item>
          <text:p text:style-name="P195">Pracuj.pl <text:s/>– dane dla kategorii praca w IT dla miasta Szczecin,</text:p>
        </text:list-item>
        <text:list-item>
          <text:p text:style-name="P196">OLX <text:s text:c="7"/>– dane dla kategorii motoryzacja, pierwsze dziesięć stron.</text:p>
        </text:list-item>
      </text:list>
      <text:p text:style-name="P104">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7">Poniżej zamieszczono przykłady uruchamiania obu.<text:line-break/></text:span><text:span text:style-name="T78">[TODO </text:span><text:span text:style-name="T157">linki do oficjalnych stron]<text:line-break/></text:span></text:p>
      <text:p text:style-name="P63">Należy wpisać w konsoli (pod warunkiem, że środowisko jest dostępne na danym komputerze):</text:p>
      <text:list xml:id="list3467239328887479174" text:style-name="L24">
        <text:list-item>
          <text:p text:style-name="P197"><text:span text:style-name="T157">Python 2.7 → </text:span><text:span text:style-name="T125">python -m SimpleHTTPServer</text:span></text:p>
        </text:list-item>
        <text:list-item>
          <text:p text:style-name="P198">PHP 5.6 <text:s text:c="4"/>→ <text:span text:style-name="T106">php -S 0.0.0.0:8000</text:span></text:p>
        </text:list-item>
      </text:list>
      <text:p text:style-name="P105">W obu przypadkach uruchomi to serwery w linii poleceń. Serwery będą nasłuchiwać połączeń przychodzących na port 8000.</text:p>
      <text:p text:style-name="P63"/>
      <text:p text:style-name="P106"><text:tab/>Podczas prac nad nad biblioteką i aplikacją zdecydowano się na serwer PHP. Ponieważ PHP <text:span text:style-name="T158">jest mocno powiązane z dziedziną komunikacji poprzez protokół HTTP wiele funkcjonalności jest dostępnych od początku (nie trzeba implementować). Umożliwiło to zaimplementowanie w prosty sposób kompresji GZIP w przesyłanych wiadomościach. </text:span><text:span text:style-name="T79">[TODO rozwinąć? Pominąć?]</text:span></text:p>
      <text:p text:style-name="P106"/>
      <text:h text:style-name="P291" text:outline-level="2">3.2. Prototypowanie i pierwsze wnioski</text:h>
      <text:p text:style-name="P107"><text:tab/><text:span text:style-name="T159">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07"><text:tab/><text:span text:style-name="T160">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107"><text:tab/><text:span text:style-name="T161">Pierwsze spostrzeżenia przedstawione w postaci listy</text:span></text:p>
      <text:list xml:id="list560514937139550885" text:style-name="L25">
        <text:list-item>
          <text:p text:style-name="P199">struktura danych mocno różni się między poszczególnymi aplikacjami</text:p>
          <text:list>
            <text:list-item>
              <text:p text:style-name="P199">iCarWash – jest krótka (dokładnie sześć) lista myjni zawierająca podstawowe informacje<text:line-break/>(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200">Pracuj.pl – <text:span text:style-name="T162">lista ogłoszeń jest tu dłuższa, zawiera 145 ogłoszeń. Sam wpis na liście zawiera 14 właściwości. Po przejściu do szczegółów pobierana jest treść ogłoszenia i ponownie niektóre dane (commonOfferId, jobTitle, company).</text:span></text:p>
            </text:list-item>
            <text:list-item>
              <text:p text:style-name="P201">OLX – <text:span text:style-name="T163">lista ma już ponad 19 tysięcy ogłoszeń. Pobierane są one w postaci strone, gdzie strona składa się z 15 ogłoszeń wraz między innymi z treścią i linkami do obrazków,</text:span></text:p>
            </text:list-item>
          </text:list>
        </text:list-item>
        <text:list-item>
          <text:p text:style-name="P202">objętość danych jest różna (zajmowana przez obiekt cache w pamięci RAM)</text:p>
          <text:list>
            <text:list-item>
              <text:p text:style-name="P202">iCarWash – całość około 60 KB dla wszystkich danych,</text:p>
            </text:list-item>
            <text:list-item>
              <text:p text:style-name="P202">Pracuj.pl <text:s/>– około 800 KB dla 50 ogłoszeń,</text:p>
            </text:list-item>
            <text:list-item>
              <text:p text:style-name="P202">OLX <text:s text:c="7"/>– około 720 KB dla 150 ogłoszeń bez obrazków,</text:p>
            </text:list-item>
          </text:list>
        </text:list-item>
        <text:list-item>
          <text:p text:style-name="P203">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64"/>
      <text:p text:style-name="P108"><text:tab/>Pomimo, że podane wartości dla zajętości pamięci tyczą się języka JavaScript i mogą się różnić, możemy na ich podstawie wstępnie oszacować zapotrzebowanie na RAM. <text:span text:style-name="T164">Należy pamiętać<text:line-break/>o ograniczeniach dostępnej pamięci jakie narzuca sam system.</text:span> <text:span text:style-name="T164">Android ma z góry zdefiniowany sztywny limit na dostępną pamięć per aplikacja. Limit ten może się różnić w zależności od urządzenia. [</text:span><text:a xlink:type="simple" xlink:href="http://developer.android.com/training/articles/memory.html" text:style-name="Internet_20_link" text:visited-style-name="Visited_20_Internet_20_Link"><text:span text:style-name="T164">http://developer.android.com/training/articles/memory.html</text:span></text:a><text:span text:style-name="T164"> | dostęp 2016-05-08 | tłumaczenie własne]. </text:span><text:span text:style-name="T80">[TODO ile na urządzeniu testowym?]. </text:span></text:p>
      <text:p text:style-name="P55">Dla iCarWash zajętość RAM kompletu danych (wpis na liście + szczegóły) dla jednej myjni wynosi 10 KB (60 KB / 6 myjni), dla Pracuj.pl jest to 16 KB a OLX niecałe 5 KB. <text:span text:style-name="T165">Na potrzeby przykładu </text:span><text:soft-page-break/><text:span text:style-name="T165">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text:line-break/>[</text:span><text:a xlink:type="simple" xlink:href="http://jan.ucc.nau.edu/lrm22/pixels2bytes/calculator.htm" text:style-name="Internet_20_link" text:visited-style-name="Visited_20_Internet_20_Link"><text:span text:style-name="T165">http://jan.ucc.nau.edu/lrm22/pixels2bytes/calculator.htm</text:span></text:a><text:span text:style-name="T165"> | dostęp z dnia 2016-05-08]</text:span></text:p>
      <text:p text:style-name="P56">Przyjmując rozmiar 300px na 200px przy rozdzielczości 300 DPI i palecie barw 24 bit jeden obrazek zajmuje około 200 KB. Dla rozdzielczości 150px na 100px będzie to 50 KB.</text:p>
      <text:p text:style-name="P57"><text:tab/>Można rozważyć też inne podejście. Aplikacje zawierające ogłoszenia (np. OLX i Pracuj.pl)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292" text:outline-level="2">3.3. Ograniczenia dla biblioteki</text:h>
      <text:p text:style-name="P109"><text:tab/><text:span text:style-name="T166">Komunikacja sieciowa jest dosyć często wykorzystywana w aplikacjach na system Android. Z tego powodu dostępne są biblioteki ułatwiające oprogramowanie tychże funkcji (patrz Volley).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09"><text:tab/><text:span text:style-name="T166">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09"/>
      <text:h text:style-name="P293" text:outline-level="2">3.4. Wymagania</text:h>
      <text:p text:style-name="P110"><text:tab/><text:span text:style-name="T167">W tym rozdziale podsumowano wymagania stawiane bibliotece, którym musi sprostać w celu przetestowania aplikacji wzorcowej.</text:span></text:p>
      <text:list xml:id="list880142006559172816" text:style-name="L26">
        <text:list-item>
          <text:p text:style-name="P204">Możliwość pobrania listy elementów w całości, bądź wybranej części,</text:p>
        </text:list-item>
        <text:list-item>
          <text:p text:style-name="P204">możliwość pobrania szczegółów dotyczących jednego bądź więcej elementów,</text:p>
        </text:list-item>
        <text:list-item>
          <text:p text:style-name="P204">możliwość pobrania obrazków,</text:p>
        </text:list-item>
        <text:list-item>
          <text:p text:style-name="P204">możliwość pobierania zawczasu wybranej liczby elementów (strategia prefetch),</text:p>
        </text:list-item>
        <text:list-item>
          <text:p text:style-name="P204">opcjonalnie możliwość kolejkowania żądań typu analitics i wysyłania wraz z żądaniem użytkownika,</text:p>
        </text:list-item>
        <text:list-item>
          <text:p text:style-name="P204">możliwość dopasowania aplikacji w prosty sposób do przedstawionych struktur danych (iCarWash, OLX, Pracuj.pl).</text:p>
        </text:list-item>
      </text:list>
      <text:p text:style-name="P111">[TODO może trochę ograniczyć?!]</text:p>
      <text:h text:style-name="P294" text:outline-level="2">3.5. Implementacja</text:h>
      <text:p text:style-name="P112"/>
      <text:p text:style-name="P113"><text:tab/><text:span text:style-name="T168">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 Został załączony do wglądu na płycie CD, oraz jest dostępny pod adresem </text:span><text:a xlink:type="simple" xlink:href="https://github.com/grzegorz-rozycki/master-thesis-app" text:style-name="Internet_20_link" text:visited-style-name="Visited_20_Internet_20_Link"><text:span text:style-name="T168">https://github.com/grzegorz-rozycki/master-thesis-app</text:span></text:a><text:span text:style-name="T168">.</text:span></text:p>
      <text:p text:style-name="P112"><text:tab/><text:span text:style-name="T168">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14"><text:tab/><text:span text:style-name="T169">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 [</text:span><text:a xlink:type="simple" xlink:href="https://developer.android.com/training/articles/perf-anr.html" text:style-name="Internet_20_link" text:visited-style-name="Visited_20_Internet_20_Link"><text:span text:style-name="T169">https://developer.android.com/training/articles/perf-anr.html</text:span></text:a><text:span text:style-name="T169"> | 2016-05-21].<text:line-break/>Wynika z tego, że kod uruchamiany w głównym wątku musi kończyć swoją pracę szybko. Nie można zatem przeprowadzać komunikacji sieciowej na tym wątku.</text:span></text:p>
      <text:p text:style-name="P115"><text:tab/><text:span text:style-name="T170">Przykład kodu obsługującego zapytania sieciowe w aplikacji na system android można znaleźć pod adresem [</text:span><text:a xlink:type="simple" xlink:href="https://developer.android.com/training/basics/network-ops/connecting.html" text:style-name="Internet_20_link" text:visited-style-name="Visited_20_Internet_20_Link"><text:span text:style-name="T170">https://developer.android.com/training/basics/network-ops/connecting.html</text:span></text:a><text:span text:style-name="T170"> | 2016-05-21]. Na tejże stronie można również znaleźć odnośnik do biblioteki Volley, która ułatwia implementację komunikacji sieciowej [</text:span><text:a xlink:type="simple" xlink:href="https://developer.android.com/training/volley/index.html" text:style-name="Internet_20_link" text:visited-style-name="Visited_20_Internet_20_Link"><text:span text:style-name="T170">https://developer.android.com/training/volley/index.html</text:span></text:a><text:span text:style-name="T170"> | 2016-05-21]. Dostarcza ona między innymi implementację związaną z wykonywaniem osobnego wątku do komunikacji sieciowej, kolejkowanie zapytań sieciowych oraz cache'owanie zapytań.<text:line-break/>Była ona komponentem dobrze wpasowującym się w wymagania projektu.</text:span></text:p>
      <text:p text:style-name="P115"><text:tab/><text:span text:style-name="T171">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15"/>
      <text:p text:style-name="P40"><text:tab/><text:span text:style-name="T172">Android dostarcza kilku sposobów na zaimplementowanie widoku listy. Są to rozszerzenie klasy ListActivity, dodanie elementów RecyclerView lub ListView do widoku okna aplikacji. Częścią wspólną dla tych technik jest konieczność ustawienia adaptera listy, który pełni rolę pośrednika pomiędzy danymi a widokiem. Głównymi funkcjami, które adapter musi dostarczyć są:</text:span></text:p>
      <text:list xml:id="list6881169518118203921" text:style-name="L27">
        <text:list-item>
          <text:p text:style-name="P205">zwrócenie liczy elementów na liście,</text:p>
        </text:list-item>
        <text:list-item>
          <text:p text:style-name="P206">tworzenie obiektu elementu listy,</text:p>
        </text:list-item>
        <text:list-item>
          <text:p text:style-name="P206">aktualizacja / pobranie danych elementu na liście.</text:p>
        </text:list-item>
      </text:list>
      <text:p text:style-name="P116"><text:tab/>Jak widać, metod nie jest dużo, należy jednak pamiętać o ograniczeniach związanych z głównym wątkiem. Każda z tych metod musi zakończyć się w mirę szybko (okienko 16 ms, w którym muszą zmieścić się wywołania innych metod, rysowanie, oraz proces zarządzania zwalniania pamięci – Garbage Collector).</text:p>
      <text:p text:style-name="P116"><text:tab/><text:span text:style-name="T174">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274" text:outline-level="3">3.5.1. Implementacja dla danych iCarWash</text:h>
      <text:p text:style-name="P117"><text:tab/><text:span text:style-name="T173">Pierwszą implementacją źródła danych była aplikacja iCarWash. Niedługa lista, w tym przypadku sześć elementów, pozwalała na pominięcie konieczności stronicowania listy. Jako kontener przechowujący listę myjni wykorzystano klasę SparseArray [</text:span><text:a xlink:type="simple" xlink:href="https://developer.android.com/reference/android/util/SparseArray.html" text:style-name="Internet_20_link" text:visited-style-name="Visited_20_Internet_20_Link"><text:span text:style-name="T173">https://developer.android.com/reference/android/util/SparseArray.html</text:span></text:a><text:span text:style-name="T173"> | 2016-05-21].</text:span></text:p>
      <text:p text:style-name="P118"><text:tab/>Jako elementy listy przechowywane są obiekty typu CarWash. <text:span text:style-name="T175">Główne pola tej klasy to:</text:span></text:p>
      <text:p text:style-name="P119"><text:s text:c="4"/>public final String id;</text:p>
      <text:p text:style-name="P119"><text:s text:c="4"/>public final String serialNumber;</text:p>
      <text:p text:style-name="P119"><text:s text:c="4"/>public final String username;</text:p>
      <text:p text:style-name="P119"/>
      <text:p text:style-name="P119"><text:s text:c="4"/>NetDataPromise alarms;</text:p>
      <text:p text:style-name="P119"><text:s text:c="4"/>NetDataPromise autodiagnostics;</text:p>
      <text:p text:style-name="P119"><text:s text:c="4"/>NetDataPromise events;</text:p>
      <text:p text:style-name="P119"><text:s text:c="4"/>NetDataPromise finance;</text:p>
      <text:p text:style-name="P119"><text:s text:c="4"/>NetDataPromise monitor;</text:p>
      <text:p text:style-name="P67">Trzy pierwsze pola są uzupełniane już na etapie <text:span text:style-name="T176">pobierania listy. Pozostałe pięć są nie zainicjalizowane do momentu żądania tych danych przez użytkownika. Każdemu polu odpowiada osobny URL. Początkowo pola te były typu JSONObject [</text:span><text:a xlink:type="simple" xlink:href="https://github.com/stleary/JSON-java" text:style-name="Internet_20_link" text:visited-style-name="Visited_20_Internet_20_Link"><text:span text:style-name="T176">https://github.com/stleary/JSON-java</text:span></text:a><text:span text:style-name="T176"> | 2016-05-21], lecz nie były one w ocenie autora najlepszym wyborem w tym przypadku. O ile dane byłyby pobierane wyłącznie na żądanie użytkownika mogłyby okazać się dobrym wyborem. Aplikacja wysyła żądanie o dane, użytkownik czeka mając przed oczami pusty widok (brak danych). W momencie pobrania danych pole jest wypełniane a widok aktualizowany. W przypadku zażądania pobrania danych dla wszystkich pól zaistniałaby konieczność rozróżniania, z którym polem należy powiązać dane. Obiekty klasy NetDataPromise enkapsulują tę funkcjonalność. Są one odpowiedzialne za obsłużenie danych w momencie ich pobrania z serwera (implementują interfejsy Response.ErrorListener, Response.Listener&lt;JSONObject&gt;), oraz ewentualne odświeżenie widoku / </text:span><text:soft-page-break/><text:span text:style-name="T176">prezentację danych. Druga funkcjonalność jest realizowana poprzez trzymanie słabej referencji [</text:span><text:a xlink:type="simple" xlink:href="https://docs.oracle.com/javase/7/docs/api/java/lang/ref/WeakReference.html" text:style-name="Internet_20_link" text:visited-style-name="Visited_20_Internet_20_Link"><text:span text:style-name="T176">https://docs.oracle.com/javase/7/docs/api/java/lang/ref/WeakReference.html</text:span></text:a><text:span text:style-name="T176"> | 2016-05-21] do obiektu odpowiedzialnego za prezentację danych. Pozostawienie referencji jako słabej jest ważne<text:line-break/>z punktu widzenia zarządzania pamięcią (przeciwdziałanie wyciekom pamięci), umożliwia jednocześnie odświeżenie widoku jeśli jest on jeszcze aktywny. Inspiracją dla takiego rozwiązania był obiekt obietnicy (Promise) wprowadzony w standardzie języka JavaScript wersji szóstej [</text:span><text:a xlink:type="simple" xlink:href="https://developer.mozilla.org/en-US/docs/Web/JavaScript/Reference/Global_Objects/Promise" text:style-name="Internet_20_link" text:visited-style-name="Visited_20_Internet_20_Link"><text:span text:style-name="T176">https://developer.mozilla.org/en-US/docs/Web/JavaScript/Reference/Global_Objects/Promise</text:span></text:a><text:span text:style-name="T176"> | 2016-05-21]. Ma on na celu synchroniczne zwracanie danych z funkcji wykonującej żądanie asynchroniczne.</text:span></text:p>
      <text:p text:style-name="P67"><text:tab/><text:span text:style-name="T177">Taki dobór rozwiązań umożliwił działanie aplikacji na dwa sposoby:</text:span></text:p>
      <text:list xml:id="list2374280432094156214" text:style-name="L28">
        <text:list-item>
          <text:p text:style-name="P207">Pobranie listy elementów na początku działania aplikacji, pobranie reszty danych (wymienione pola dla każdej z myjni) na żądanie użytkownika,</text:p>
        </text:list-item>
        <text:list-item>
          <text:p text:style-name="P207">pobranie listy elementów i wraz z nimi wszystkich dodatkowych pól</text:p>
        </text:list-item>
      </text:list>
      <text:p text:style-name="P65"/>
      <text:h text:style-name="P275" text:outline-level="3">3.5.2. Implementacja dla danych OLX</text:h>
      <text:p text:style-name="P65"><text:tab/><text:span text:style-name="T178">Implementacja aplikacji dla danych z serwisu OLX została wdrożona w kolejnym kroku. Struktura danych dla tego serwisu jest znacznie różna od tych z poprzedniego przykładu. Nie chodzi to o same informacje. Chodzi o sposób ich organizacji i pobierania ze zdalnego źródła. </text:span></text:p>
      <text:p text:style-name="P65"><text:tab/><text:span text:style-name="T179">W tym przykładzie dane są zgrupowane w strony. Strona zawiera dane dotyczące między innymi kategorii, której dotyczy, liczby ogłoszeń w kategorii, liczby ogłoszeń per strona, liczby stron, i samych ogłoszeń przypisanych do strony. Po pobraniu danych dotyczących pierwszej strony otrzymujemy informacje dotyczące całkowitej liczby ogłoszeń wraz z listą kompletnych danych dotyczących ogłoszeń znajdujących się na tej stronie. Należy zwrócić uwagę na dużo dłuższą listę elementów (dla danych testowych → motoryzacja około 20 tysięcy), która nie może być już przechowana w całości w pamięci operacyjnej urządzenia. Gdy strona zostanie pobrana nie ma konieczności osobnego pobierania danych pojedynczego ogłoszenia.</text:span></text:p>
      <text:p text:style-name="P66"><text:tab/><text:span text:style-name="T180">W związku z taką strukturą danych zastosowano następujące podejście: zmieniono strukturę, w której przechowywane były dane z SparseArray na LruCache [</text:span><text:a xlink:type="simple" xlink:href="https://developer.android.com/reference/android/util/LruCache.html" text:style-name="Internet_20_link" text:visited-style-name="Visited_20_Internet_20_Link"><text:span text:style-name="T180">https://developer.android.com/reference/android/util/LruCache.html</text:span></text:a><text:span text:style-name="T180"> | 2016-05-21]. Miało to na celu danie możliwości przechowywania, co prawda w sposób rotacyjny, wszystkich elementów listy<text:line-break/>w ograniczonej przestrzeni pamięci RAM. Struktura ta jest połączeniem kolejki i mapy<text:line-break/>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66"><text:tab/><text:span text:style-name="T181">Z początku przechowywane były w tej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text:span><text:soft-page-break/><text:span text:style-name="T181">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Niosło to ze sobą kolejne komplikacje.</text:span></text:p>
      <text:p text:style-name="P66"><text:tab/><text:span text:style-name="T182">Dostęp do pojedynczych elementów stał się mniej intuicyjny, jednak to nie było dużym problemem w porównaniu z aktualizacją widoków. Autor podbudowany dobrym efektem zastosowania podejścia typu Promise w poprzednim rozwiązaniu postanowił je również zaaplikować dla poszczególnych stron. Rozwiązanie to umożliwiło przewijanie całej listy ogłoszeń pomimo braku danych, jednak pogorszyło to wydajnościowo (widać gołym okiem) proces odświeżania danych na liście, oraz sam sposób powiązania programowego strony z widokiem.</text:span></text:p>
      <text:p text:style-name="P66"><text:tab/><text:span text:style-name="T183">Opisana implementacja umożliwiła pobieranie danych po kolei, tak jak dzieje się to<text:line-break/>w oryginalnej aplikacji oraz dobór liczby stron pobranych przy pierwszym żądaniu.</text:span></text:p>
      <text:h text:style-name="P295" text:outline-level="2">3.6. Wnioski z implementacji</text:h>
      <text:p text:style-name="P120"><text:tab/><text:span text:style-name="T184">W tym rozdziale przestawione zostaną wnioski wyciągnięte podczas implementacji, napotkane problemy oraz błędy zauważone po jej zakończeniu.</text:span></text:p>
      <text:p text:style-name="P121"><text:tab/><text:span text:style-name="T185">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text:line-break/>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449418382791835595" text:style-name="L29">
        <text:list-item>
          <text:p text:style-name="P208">możliwość zainicjowania większej liczby żądań stron jeśli użytkownik przewija zawartość listy szybko nie czekając na pojawienie się treści,</text:p>
        </text:list-item>
        <text:list-item>
          <text:p text:style-name="P209">problemy z reagowaniem na aktualizację danych. Zastosowano dwa podejścia: przekazywanie słabej referencji do adaptera listy i jej, gdy pojawią się dane. Rejestrowanie adaptera listy jako obserwatora w obiekcie strony. <text:span text:style-name="T186">Oba podejścia sprowadzały się do wymuszania odświeżenia listy poprzez obiekt strony.</text:span></text:p>
        </text:list-item>
      </text:list>
      <text:p text:style-name="P125">Stwierdzono, że sposób pobierania kolejnej strony z listy i tworzenie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22"><text:tab/><text:span text:style-name="T187">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text:span></text:p>
      <text:p text:style-name="P123"/>
      <text:p text:style-name="P41"><text:tab/>Wnioski jakie autor wysnuł na podstawie etapu implementacji są następujące:</text:p>
      <text:list xml:id="list3940254219746907488" text:style-name="L30">
        <text:list-item>
          <text:p text:style-name="P210">możliwe, że nie ma złotego środka na organizację danych w aplikacji korzystającej z listy,</text:p>
        </text:list-item>
        <text:list-item>
          <text:p text:style-name="P210">w związku z punktem 1. stworzenie uniwersalnej biblioteki ułatwiającej zoptymalizowaną komunikację sieciową może być niemożliwe. Wynik z pewnością nie nadawałby się do każdego zastosowania,</text:p>
        </text:list-item>
        <text:list-item>
          <text:p text:style-name="P211">brakujące elementy listy należy tworzyć i wyświetlać dopiero, gdy użytkownik widzi aktualnie ostatni element,</text:p>
        </text:list-item>
        <text:list-item>
          <text:p text:style-name="P211">jeżeli dane konkretnego elementu pobierane są dopiero na żądanie użytkownika dobrze sprawdza się implementacja w postaci obietnicy,</text:p>
        </text:list-item>
        <text:list-item>
          <text:p text:style-name="P212">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213">w przypadku, gdy wszystkie dane mieszczą się w dostępnej pamięci można udostępnić osobną metodę do pobrania kompletu jednym żądaniem. Przykład aplikacji iCarWash,<text:line-break/>kompletne dane zajmowały [TODO sprawdzić w Android Studio!]. <text:span text:style-name="T188">Ze względu na z góry zdefiniowaną strukturę API pobieranie odbywało się osobno dla każdego elementu. Najpierw pobierana jest lista elementów, później szczegóły dla każdego z nich.<text:line-break/>Daje to narzut związany z ponownym wysyłaniem nagłówków, jeżeli serwer nie wspiera / nie toleruje nagłówka HTTP Connection: keep-alive dochodzi obciążenie związane z ustalaniem połączenia za każdym razem.</text:span></text:p>
        </text:list-item>
      </text:list>
      <text:p text:style-name="P124"/>
      <text:h text:style-name="P272" text:outline-level="1"><text:bookmark-start text:name="__RefHeading__683_208457283"/>4. Badanie własnej aplikacji<text:bookmark-end text:name="__RefHeading__683_208457283"/></text:h>
      <text:p text:style-name="P30"/>
      <text:p text:style-name="P31"><text:tab/><text:span text:style-name="T190">Wszystkie przedstawione wcześniej etapy były przygotowaniem do tej części. Kwintesencji całej pracy dyplomowej autora. W rozdzile tym przedstawione zostaną etapy towarzyszące testowaniu wpływu optymalizacji komunikacji sieciowej na czas pracy baterii. Przedstawione będą narzędzia wykorzystane do testowania, wypracowane koncepcje testów, napotkane problemy oraz wyniki samych testów. </text:span></text:p>
      <text:p text:style-name="P30"/>
      <text:h text:style-name="P284" text:outline-level="2">4.1. Założenia dotyczące testów</text:h>
      <text:p text:style-name="P126"><text:tab/><text:span text:style-name="T191">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27"><text:tab/><text:span text:style-name="T192">To samo podejście miało być zastosowane dla tych badań. Potrzebne byłoby podejście umożliwiające powtarzanie tego dokładnie takiego samego testu dla aplikacji z włączoną<text:line-break/>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nia człowieka.</text:span></text:p>
      <text:p text:style-name="P128"><text:tab/><text:span text:style-name="T194">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taka incepcja). Jeżeli różnice w zużyciu baterii będą widoczne przy tej metodzie pomiarów to uda się określić ich rząd wielkości. Inna kwestj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127"><text:tab/><text:span text:style-name="T193">Jako źródło danych miał posłużyć ten sam mechanizm co użyty podczas tworzenia aplikacji. Konieczne było przeniesienie serwera na maszynę dostępną z publicznej sieci IP. Było to konieczne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126"/>
      <text:p text:style-name="P126"/>
      <text:p text:style-name="P126"/>
      <text:h text:style-name="P285" text:outline-level="2"><text:soft-page-break/>4.2. Wybrane narzędzia</text:h>
      <text:p text:style-name="P129"><text:tab/><text:span text:style-name="T195">Podczas poszukiwania narzędzi do automatyzacji testów uwagę autora przyciągnęły dwa narzędzia. Oba były dostarczane wraz z frameworkiem do tworzenia aplikacji na platformę Android, są to:</text:span></text:p>
      <text:list xml:id="list5893584954434672961" text:style-name="L31">
        <text:list-item>
          <text:p text:style-name="P214">UI/Application Exerciser Monkey [<text:a xlink:type="simple" xlink:href="https://developer.android.com/studio/test/monkey.html" text:style-name="Internet_20_link" text:visited-style-name="Visited_20_Internet_20_Link">https://developer.android.com/studio/test/monkey.html</text:a> | 2016-05-22] narzędzie wysyłające na telefon serię pseudo-losowych zdarzeń,</text:p>
        </text:list-item>
        <text:list-item>
          <text:p text:style-name="P214">monkeyrunner [<text:a xlink:type="simple" xlink:href="https://developer.android.com/studio/test/monkeyrunner/index.html" text:style-name="Internet_20_link" text:visited-style-name="Visited_20_Internet_20_Link">https://developer.android.com/studio/test/monkeyrunner/index.html</text:a> | 2016-05-22] narzędzie do wykonywania ciągu zdarzeń na urządzeniu. Ciąg ten jest definiowany w postaci programu napisanego w języku Python.</text:p>
        </text:list-item>
      </text:list>
      <text:p text:style-name="P131"><text:tab/></text:p>
      <text:p text:style-name="P131"><text:tab/>Pierwsze narzędzie pomimo możliwości powtarzania testów przy pomocy odpowiedniego parametru wejściowego do programu, <text:span text:style-name="T199">wydawało</text:span> się <text:span text:style-name="T199">być,</text:span> bezużyteczne w tym zastosowaniu. Ciąg zdarzeń w niczym nie przypominał użytkowania aplikacji przez człowieka, był bradziej testem dla samego telefonu ponieważ często wychodził z testowanej aplikacji lub zmieniał ustawienia na samym telefonie. Co gorsza telefon po takim teście nie wracał do stanu pierwotnego (sprzed testu). <text:span text:style-name="T196">Ponowne odpalenie testu z tym samym parametrem wejściowym nie musiało skutkować w tej samej sekwencji zdarzeń.</text:span></text:p>
      <text:p text:style-name="P130"><text:tab/><text:span text:style-name="T197">Drugie narzędzie zdawało się być bardziej obiecujące. Można było za jego pomocą imitować na urządzeniu gesty dotknięcia i użycie konkretnych przycisków menu. Po stworzeniu odpowiedniego skryptu mógł on być wykonywany wielokrotnie a efekt byłby zawsze taki sam. Można było również przy pomocy skryptu zamknąć i ponownie uruchomić aplikację. O ile można zasymulować interakcję człowieka z aplikacją, tworzenie takiego skryptu było żmudne. Autor postanowił zautomatyzować ten proces. Stworzył w tym celu trzy skrypty pomocnicze:</text:span></text:p>
      <text:list xml:id="list1469095071112384873" text:style-name="L32">
        <text:list-item>
          <text:p text:style-name="P215">gen-monkeyrunner-test, który tworzył sekwencję zdarzeń uwzględniając zakodowane ustawienia. Były to między innymi prawdopodobieństwo wejścia do elementu na liście, czas spędzony w widoku szczegółów, prawdopodobieństow i liczba elementów o jakie lista zostanie przesunięta w dół,</text:p>
        </text:list-item>
        <text:list-item>
          <text:p text:style-name="P216">run-monkeyrunner-test, który wykonywał sekwencję zdarzeń wygenerowaną przy pomocy wcześniejszego skryptu,</text:p>
        </text:list-item>
        <text:list-item>
          <text:p text:style-name="P216">run-monkeyrunner-testsuite, który wykonywał całą sekwencję testów</text:p>
        </text:list-item>
      </text:list>
      <text:p text:style-name="P132"/>
      <text:p text:style-name="P217"><text:tab/><text:span text:style-name="T198">Autor miał do dyspozycji w takim razie cały wszystkie narzędzia potrzebne do przeprowadzenie testów. Wystarczy jedynie wygenerować zbiór testów dla danej aplikacji, przeprowadzić próby zmieniając ustawienia w aplikacji i porównać wyniki. Okazuje się jednak,<text:line-break/>że to nie jest możliw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Okzało się to narzędzie również daje możliwość uruchamiania skryptów zawierających ustaloną sekwencję zdarzeń. Informacja ta jednak nie była dostępna na stronie Google w liście parametrów jakie przyjmował program. Szcątkowa dokumentacja odnaleziona na stronie internetowej [</text:span><text:a xlink:type="simple" xlink:href="http://basic-operating-system-faq.blogspot.it/p/monkey-script.html" text:style-name="Internet_20_link" text:visited-style-name="Visited_20_Internet_20_Link"><text:span text:style-name="T198">http://basic-operating-system-faq.blogspot.it/p/monkey-script.html</text:span></text:a><text:span text:style-name="T198"> | 2016-05-</text:span><text:soft-page-break/><text:span text:style-name="T198">25] oraz wgląd do kodu źródłowego programu [</text:span><text:a xlink:type="simple" xlink:href="https://android.googlesource.com/platform/development/+/46b6741/cmds/monkey/src/com/android/commands/monkey" text:style-name="Internet_20_link" text:visited-style-name="Visited_20_Internet_20_Link"><text:span text:style-name="T198">https://android.googlesource.com/platform/development/+/46b6741/cmds/monkey/src/com/android/commands/monkey</text:span></text:a><text:span text:style-name="T198"> | 2016-05-25] umożliwiły oprogramowanie następujących zachowań:</text:span></text:p>
      <text:list xml:id="list7738805711057863910" text:style-name="L33">
        <text:list-item>
          <text:p text:style-name="P218">dotknięcie ekranu w punkcie x, y na ekranie,</text:p>
        </text:list-item>
        <text:list-item>
          <text:p text:style-name="P218">„przeciągnięcie palcem” z punktów x1, y1 do x2, y2,</text:p>
        </text:list-item>
        <text:list-item>
          <text:p text:style-name="P218">odczekanie czasu t sekund,</text:p>
        </text:list-item>
        <text:list-item>
          <text:p text:style-name="P218">użycie przycisku wstecz.</text:p>
        </text:list-item>
      </text:list>
      <text:p text:style-name="P219"/>
      <text:p text:style-name="P220"><text:span text:style-name="T200"><text:tab/>Na podstawie wcześniej opracowanego rozwiązania dla narzędzia monkeyrunner i wypracowanego zbioru zachowań stworzono narzędzie do generowania sekwencji akcji użytkownika gen-monkey-test. </text:span></text:p>
      <text:p text:style-name="P220"><text:span text:style-name="T200"><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 [</text:span><text:a xlink:type="simple" xlink:href="http://www.gnu.org/software/coreutils/manual/html_node/nohup-invocation.html" text:style-name="Internet_20_link" text:visited-style-name="Visited_20_Internet_20_Link"><text:span text:style-name="T200">http://www.gnu.org/software/coreutils/manual/html_node/nohup-invocation.html</text:span></text:a><text:span text:style-name="T200"> | 2016-05-25], co umożliwiło zautomatyzowanie całych sekwencji testów bez konieczności utzymywania połączenia z komputerem w ich trakcie. W celu automatyzacji powstały następujące skrypty konsoli sh:</text:span></text:p>
      <text:list xml:id="list7230366302326069893" text:style-name="L34">
        <text:list-item>
          <text:p text:style-name="P221">run-monkey-lib.sh – zbiór funkcji odpowiedzialnych za zresetowanie statystyk pomiarowych, resetart aplikacji, uruchomienie testu, zapis statystyk do pliku</text:p>
        </text:list-item>
        <text:list-item>
          <text:p text:style-name="P221">run-monkey-testsuite.sh <text:span text:style-name="T201">– wykorzystuje wyżej wymienione funkcje i uruchamia testy<text:line-break/>zawarte w podanym katalogu zadaną liczbę razy.</text:span></text:p>
        </text:list-item>
      </text:list>
      <text:h text:style-name="P269" text:outline-level="1"/>
      <text:h text:style-name="P157" text:outline-level="1"><text:tab/><text:span text:style-name="T202">Plik wynikowy ma postać standardowego raportu błędów systemu Android, tak zwanego pliku bugreport. Generowanego przy pomocy narzędzia o tej samej nazwie. Zawiera on między innymi:</text:span></text:h>
      <text:list xml:id="list6528447583096315866" text:style-name="L35">
        <text:list-item>
          <text:h text:style-name="P158" text:outline-level="1"><text:span text:style-name="T202">aktualny stan systemu – aktualnie uruchomione procesy, zamontowane partycje systemowe,</text:span></text:h>
        </text:list-item>
        <text:list-item>
          <text:h text:style-name="P159" text:outline-level="1">listę zarejestrowanych wyjątków,</text:h>
        </text:list-item>
        <text:list-item>
          <text:h text:style-name="P159" text:outline-level="1">zawartość logów programu logcat,</text:h>
        </text:list-item>
        <text:list-item>
          <text:h text:style-name="P159" text:outline-level="1">wyniki polecenia dumpsys dla wszystkich serwisów systemowych (na ich podstawie, a konkretnie dumpsys batterystats, generowane jest większość statystyk w narzędziu battery-historian)</text:h>
        </text:list-item>
      </text:list>
      <text:h text:style-name="P160" text:outline-level="1">Plik taki następnie jest wykorzystywany przez narzędzie <text:s/><text:span text:style-name="T203">battery-historian, </text:span>które generuje wykresy oraz statystyki, które będą podstawą do dalszej analizy w tej pracy.</text:h>
      <text:h text:style-name="P296" text:outline-level="2">4.3. Generowanie scenariusza oraz przebieg testu</text:h>
      <text:p text:style-name="P222"><text:tab/><text:span text:style-name="T204">Rozdział ten ma na celu przedstawienie regół jakie zostały zastosowane podczas generowania scenariuszy testowych. Ma także pokazać w jaki sposób był wykonmywany pojedynczy scenariusz na urządzeniu.</text:span></text:p>
      <text:p text:style-name="P222"/>
      <text:h text:style-name="P276" text:outline-level="3">4.3.1. Zastosowane regóły generowania scenariuszy testowych</text:h>
      <text:p text:style-name="P223"><text:tab/><text:span text:style-name="T205">Pliki zawirające scenariusze testowe zostały dołączone do pracy dyplomowej,<text:line-break/>są zapisane w katalogach test/icarwash/monkey i test/olx/monkey. Nazwy składają się<text:line-break/>z następujących części:</text:span></text:p>
      <text:list xml:id="list985356385649011747" text:style-name="L37">
        <text:list-item>
          <text:p text:style-name="P224">przedrotstek mt_,</text:p>
        </text:list-item>
        <text:list-item>
          <text:p text:style-name="P224">numer serii,</text:p>
        </text:list-item>
        <text:list-item>
          <text:p text:style-name="P224">podkreślenie dolne,</text:p>
        </text:list-item>
        <text:list-item>
          <text:p text:style-name="P224">numer testu w serii</text:p>
        </text:list-item>
      </text:list>
      <text:p text:style-name="P225"><text:tab/>Przykładowy plik ma nazwę: mt_2_3 oznacza to, że jest to trzeci test wygenerowany w drugiej serii. <text:span text:style-name="T206">Jako serię autor uznaje zbiór testów wygenerowany przy pomocy skryptu gen-monkey-test, lub gen-icarwash-monkey-test dla tych samych wartości zmiennych konfiguracyjnych w nich zawartych.</text:span></text:p>
      <text:p text:style-name="P226"><text:tab/><text:span text:style-name="T207">Zmienne te, dla skryptu gen-monkey-test, <text:s/>obejmują:</text:span></text:p>
      <text:list xml:id="list1210731573247197089" text:style-name="L38">
        <text:list-item>
          <text:p text:style-name="P227">liczbę kroków w danym teście,</text:p>
        </text:list-item>
        <text:list-item>
          <text:p text:style-name="P227">prawdopodobieństwo pokazania danego elementu (liczba w przedziale od 0 do 1),</text:p>
        </text:list-item>
        <text:list-item>
          <text:p text:style-name="P227">czas spędzony w podglądzie danego elementu (jeżeli zostanie odwiedzony, liczba sekund),</text:p>
        </text:list-item>
        <text:list-item>
          <text:p text:style-name="P227">prawdopodobieństwo przesunięcia listy w dół,</text:p>
        </text:list-item>
        <text:list-item>
          <text:p text:style-name="P227">liczba lub przedział liczbowy o ile elementów ma być przesunięta lista,</text:p>
        </text:list-item>
        <text:list-item>
          <text:p text:style-name="P227">prawdopodobieństwo odczekania danego czasu pomiędzy kolejnymi krokami,</text:p>
        </text:list-item>
        <text:list-item>
          <text:p text:style-name="P227">czas odczekany pomiędzy kolejnym krokiem</text:p>
        </text:list-item>
      </text:list>
      <text:p text:style-name="P228"/>
      <text:p text:style-name="P229">Przykładowa konfiguracja skryptu:</text:p>
      <text:p text:style-name="P230">conf = {</text:p>
      <text:p text:style-name="P230"><text:s text:c="4"/>'steps': <text:s text:c="11"/>100,<text:tab/><text:tab/><text:span text:style-name="T208"># test składa się z 100 kroków</text:span></text:p>
      <text:p text:style-name="P230"><text:s text:c="4"/>'show': <text:s text:c="12"/>(1, 2),<text:tab/><text:span text:style-name="T208"># pokaż element z p = 1, odczekaj 2 sekundy</text:span></text:p>
      <text:p text:style-name="P230"><text:s text:c="4"/>'drag': <text:s text:c="12"/>(1, 1),<text:tab/><text:span text:style-name="T208"># przewiń listę z p = 1 o jeden element</text:span></text:p>
      <text:p text:style-name="P230"><text:s text:c="4"/>'sleep': <text:s text:c="11"/>(0.5, 2),<text:tab/><text:span text:style-name="T208"># odczekaj 2 sekundy z p = 0.5</text:span></text:p>
      <text:p text:style-name="P230"><text:s text:c="4"/>'margin_top': <text:s text:c="6"/>170,<text:tab/><text:tab/><text:span text:style-name="T209"># margines od góry, gdzie zaczyna się lista</text:span></text:p>
      <text:p text:style-name="P230"><text:s text:c="4"/>'margin_left': <text:s text:c="5"/>50,<text:tab/><text:tab/><text:span text:style-name="T210"># </text:span></text:p>
      <text:p text:style-name="P230"><text:s text:c="4"/>'element_height': <text:s text:c="2"/>160,<text:tab/><text:tab/><text:span text:style-name="T210"># wysokość pojedynczego elementu</text:span></text:p>
      <text:p text:style-name="P230">}</text:p>
      <text:p text:style-name="P231"><text:soft-page-break/>Testy były generowane poprzez kolejne uruchomienia skryptu, na przykład z konsoli bash:</text:p>
      <text:p text:style-name="P232">for i in $(seq 5); do sh/gen-monkey-test &gt; "test/olx/monkey/mt_1_${i}"; done</text:p>
      <text:p text:style-name="P233">Powyższe polecenie stworzy pięć testów z serii pierwszej.</text:p>
      <text:p text:style-name="P233"/>
      <text:p text:style-name="P233"><text:tab/><text:span text:style-name="T211">Autor stworzył trzy serie testów dla obu testowanych zbiorów danych / aplikacji.</text:span></text:p>
      <text:p text:style-name="P234">Parametry w nich były dobierane tak, aby zasymulować odpowiednio w seriach:</text:p>
      <text:list xml:id="list3184609035373541848" text:style-name="L39">
        <text:list-item>
          <text:p text:style-name="P235">wejście do wszystkich elementów i podstron dla iCarWash, wejście do stu pierwszych elementów dla OLX,</text:p>
        </text:list-item>
        <text:list-item>
          <text:p text:style-name="P236">wejście do każdego elementu na liście, wejście do kolejnego podmenu z p = 0.5 dla iCarWash, wejście do elementu na liście z p = 0.5 dla OLX,</text:p>
        </text:list-item>
        <text:list-item>
          <text:p text:style-name="P236">dodatkowo względem poprzedniej serii dodano: wejście do kolejnego elementu na liście z p = 0.5 dla iCarWash, wylosowanie liczby elementów o ile przewinąć listę z przedziału &lt;1, 3&gt;</text:p>
        </text:list-item>
      </text:list>
      <text:p text:style-name="P237"/>
      <text:h text:style-name="P277" text:outline-level="3">4.3.2. <text:span text:style-name="T212">Warunki oraz p</text:span>rzykładowy przebieg testu</text:h>
      <text:p text:style-name="P238"/>
      <text:p text:style-name="P238"><text:tab/><text:span text:style-name="T212">W rozdziale tym zawarty został opis środowiska testowego, stan urządzenia, dobór parametrów oraz przykładowy przebieg wykonania scenariusza testowego.</text:span></text:p>
      <text:p text:style-name="P239"><text:tab/><text:span text:style-name="T213">Testowane urządzenie to telefon komórkowy marki LG, model G4c [</text:span><text:a xlink:type="simple" xlink:href="http://www.mgsm.pl/pl/katalog/lg/g4c/" text:style-name="Internet_20_link" text:visited-style-name="Visited_20_Internet_20_Link"><text:span text:style-name="T213">http://www.mgsm.pl/pl/katalog/lg/g4c/</text:span></text:a><text:span text:style-name="T213"> | 2016-05-25].<text:line-break/>Posiada on system operacyjny Android w wersji 6.0. <text:line-break/>Operator sieci komórkowej podczas testów było Orange YES, oferta na kartę umożliwiająca transmisję danych w technologii LTE [</text:span><text:a xlink:type="simple" xlink:href="http://www.orange.pl/kid,4002009309,id,4003784070,article.html" text:style-name="Internet_20_link" text:visited-style-name="Visited_20_Internet_20_Link"><text:span text:style-name="T213">http://www.orange.pl/kid,4002009309,id,4003784070,article.html</text:span></text:a><text:span text:style-name="T213"> | 2016-05-25].</text:span></text:p>
      <text:p text:style-name="P240">Rolę serwera podczas testów pełniła platforma UniCloud <text:span text:style-name="T214">[</text:span><text:a xlink:type="simple" xlink:href="https://unicloud.pl/" text:style-name="Internet_20_link" text:visited-style-name="Visited_20_Internet_20_Link"><text:span text:style-name="T214">https://unicloud.pl/</text:span></text:a><text:span text:style-name="T214"> | 2016-05-25].</text:span></text:p>
      <text:p text:style-name="P247">Komputer z zainstalowanymi narzędziami adb (Android Debug Bridge <text:a xlink:type="simple" xlink:href="https://developer.android.com/studio/command-line/adb.html" text:style-name="Internet_20_link" text:visited-style-name="Visited_20_Internet_20_Link"><text:span text:style-name="T217">https://developer.android.com/studio/command-line/adb.html</text:span></text:a><text:span text:style-name="T217"> | 2016-05-25</text:span>).</text:p>
      <text:p text:style-name="P241"/>
      <text:p text:style-name="P241">Urządzenie było przygotowywane do testów w następujący sposób:</text:p>
      <text:list xml:id="list961140112168266490" text:style-name="L40">
        <text:list-item>
          <text:p text:style-name="P242">bateria naładowana na 100%,</text:p>
        </text:list-item>
        <text:list-item>
          <text:p text:style-name="P242">jasność wyświetlacza ustawiona na 0%,</text:p>
        </text:list-item>
        <text:list-item>
          <text:p text:style-name="P242">usunięte wszystkie aplikacje z listy aktualnie uruchomionych,</text:p>
        </text:list-item>
        <text:list-item>
          <text:p text:style-name="P243"><text:span text:style-name="T215">wyłączone WiFi, włączona transmisja danych,</text:span></text:p>
        </text:list-item>
        <text:list-item>
          <text:p text:style-name="P244">scenariusze testowe i skrypty run-monkey-testsuite.sh oraz run-monkey-lib.sh wgrane na kartę pamięci urządzenia,</text:p>
        </text:list-item>
        <text:list-item>
          <text:p text:style-name="P244">aplikacja poddawana testom (Master Thesis) zainstalowana na urządzeniu.</text:p>
        </text:list-item>
      </text:list>
      <text:p text:style-name="P246"/>
      <text:p text:style-name="P264"><text:span text:style-name="T216">Gdy powyższe warunki są spełnione uruchomić testy. Następuje to poprzez:</text:span></text:p>
      <text:list xml:id="list3477660036052238800" text:style-name="L42">
        <text:list-item>
          <text:p text:style-name="P248"><text:span text:style-name="T216">podłączenie urządzenia do komputera,</text:span></text:p>
        </text:list-item>
        <text:list-item>
          <text:p text:style-name="P248"><text:span text:style-name="T216">zalogwanie do jego konsoli (adb shell),</text:span></text:p>
        </text:list-item>
        <text:list-item>
          <text:p text:style-name="P248"><text:span text:style-name="T218">przejście do lokalizacji zawierającej skrypty testowe,</text:span></text:p>
        </text:list-item>
        <text:list-item>
          <text:p text:style-name="P249">uruchomienie testów poprzez wprowadzenie komendy<text:line-break/>nohup sh run-monkey-testsuite.sh katalog_z_testami liczba_powtorzen</text:p>
        </text:list-item>
        <text:list-item>
          <text:p text:style-name="P250">odłączenie urządzenie od komputera,</text:p>
        </text:list-item>
        <text:list-item>
          <text:p text:style-name="P250">po zakończeniu testów ponowne podłączenie do komputera,</text:p>
        </text:list-item>
        <text:list-item>
          <text:p text:style-name="P250">pobranie plików z raportem z lokalizacji gdzie znajdują się skrypty, podkatalog bugreports<text:line-break/>abd pull sciezka_do_katalogu_z_raportami</text:p>
        </text:list-item>
      </text:list>
      <text:p text:style-name="P251">Następnie pobrany raport można zwizualizować przy pomocy battery-historian.</text:p>
      <text:p text:style-name="P245"/>
      <text:p text:style-name="P241"><draw:frame draw:style-name="fr1" draw:name="Frame5" text:anchor-type="char" svg:width="16.18cm" draw:z-index="23"><draw:text-box fo:min-height="11.894cm"><text:p text:style-name="Illustration"><draw:frame draw:style-name="fr10" draw:name="Image5" text:anchor-type="as-char" svg:width="16.18cm" svg:height="11.894cm" style:rel-height="scale" draw:z-index="24"><draw:image xlink:href="Pictures/1000000000000500000003AD67C0AB18.png" xlink:type="simple" xlink:show="embed" xlink:actuate="onLoad"/></draw:frame>Illustration <text:sequence text:ref-name="refIllustration11" text:name="Illustration" text:formula="ooow:Illustration+1" style:num-format="1">12</text:sequence>: Wykres aktywności urządznenia wygenerowany przez battery-historian</text:p></draw:text-box></draw:frame></text:p>
      <text:h text:style-name="P265" text:outline-level="1"><draw:frame draw:style-name="fr5" draw:name="Frame6" text:anchor-type="as-char" svg:width="17cm" draw:z-index="25"><draw:text-box fo:min-height="12.444cm"><text:p text:style-name="Illustration"><draw:frame draw:style-name="fr11" draw:name="Image6" text:anchor-type="paragraph" svg:width="17cm" svg:height="12.444cm" style:rel-height="scale" draw:z-index="26"><draw:image xlink:href="Pictures/1000000000000500000003A91A4CE019.png" xlink:type="simple" xlink:show="embed" xlink:actuate="onLoad"/></draw:frame>Illustration <text:sequence text:ref-name="refIllustration12" text:name="Illustration" text:formula="ooow:Illustration+1" style:num-format="1">13</text:sequence>: Tabela z podsumowaniem zużycia zasobów dla aplikacji wygenerowana przez battery-historian</text:p></draw:text-box></draw:frame></text:h>
      <text:h text:style-name="P161" text:outline-level="1">[TODO move to tools section? 4.2]</text:h>
      <text:h text:style-name="P252" text:outline-level="1">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h>
      <text:h text:style-name="P252" text:outline-level="1"><text:span text:style-name="T219">Na ilustracji 12 możemy wyróżnić następujące pozycje, które mogą być istotne z punktu widzenia przeprowadzanych testów:</text:span></text:h>
      <text:list xml:id="list6022505940022752553" text:style-name="L43">
        <text:list-item>
          <text:h text:style-name="P253" text:outline-level="1"><text:span text:style-name="T41">Activity Manager Proc – szósty wiersz od góry, zmiany stanu aplikacji (włącz / wyłącz).<text:line-break/>Pokazuje moment, w którym aplikacja poddawana testom została uruchomiona / zatrzymana,</text:span></text:h>
        </text:list-item>
        <text:list-item>
          <text:h text:style-name="P254" text:outline-level="1"><text:span text:style-name="T42">Mobile radio active – dziewiąty wiersz od góry, pokazuje, czy radio komórkowe urządzenia jest aktywne,</text:span></text:h>
        </text:list-item>
        <text:list-item>
          <text:h text:style-name="P254" text:outline-level="1"><text:span text:style-name="T42">Battery level – drugi wiersz od dołu, pokazuje zmiany w stanie naładowania baterii</text:span></text:h>
        </text:list-item>
      </text:list>
      <text:h text:style-name="P252" text:outline-level="1"><text:span text:style-name="T43">Po najechaniu kursorem na poszczególne wiersze odsłania się okienko z podsumowaniem, np.<text:line-break/>dla baterii z jakiego poziomu na jaki nastąpiła zmiana, jaki jest szacowany poziom naładowania podany w mAh, tempo rozładowania telefonu w procentach na godzinę.</text:span></text:h>
      <text:h text:style-name="P255" text:outline-level="1"/>
      <text:h text:style-name="P266" text:outline-level="1">Na ilustracji 13 widać statystyki dla konkretnej aplikacji (tutaj pl.grzeniu.mt, będącą nazwą pakietu zawierającego kod aplikacji poddawanej testom). Istotne pola dla testów to:</text:h>
      <text:list xml:id="list5721772918991646215" text:style-name="L44">
        <text:list-item>
          <text:h text:style-name="P256" text:outline-level="1"><text:span text:style-name="T220">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span></text:h>
        </text:list-item>
        <text:list-item>
          <text:h text:style-name="P257" text:outline-level="1">Mobile data transferred – liczba danych przetransmitoanych przy użyciu radia komórkowego urządzenia.</text:h>
        </text:list-item>
      </text:list>
      <text:h text:style-name="P258" text:outline-level="1"/>
      <text:h text:style-name="P260" text:outline-level="1">Zaplanowane <text:span text:style-name="T222">zostało przetestowanie następujących </text:span><text:s/>metody optymalizacji <text:span text:style-name="T222">komunikacji sieciowej:</text:span></text:h>
      <text:list xml:id="list4709665304626926586" text:style-name="L46">
        <text:list-item>
          <text:h text:style-name="P263" text:outline-level="1">bez optymalizacji, pobieranie danych tylko w momencie, gdy są potrzebne, brak kompresji,</text:h>
        </text:list-item>
        <text:list-item>
          <text:h text:style-name="P263" text:outline-level="1">iCarWash – pobranie kompletu danych po starcie aplikacji, brak kompresji,</text:h>
        </text:list-item>
        <text:list-item>
          <text:h text:style-name="P263" text:outline-level="1">iCarWash – pobranie kompletu danych po starcie aplikacji, kompresja gzip,</text:h>
        </text:list-item>
        <text:list-item>
          <text:h text:style-name="P263" text:outline-level="1">OLX – pobranie 5 ciu stron przy starcie aplikacji, później pobieranie po jednej stronie,<text:line-break/>bez kompresji,</text:h>
        </text:list-item>
        <text:list-item>
          <text:h text:style-name="P263" text:outline-level="1">OLX – pobranie 5 ciu stron przy starcie aplikacji, później pobieranie po dwie strony,<text:line-break/>bez kompresji,</text:h>
        </text:list-item>
        <text:list-item>
          <text:h text:style-name="P263" text:outline-level="1">OLX – pobranie 5 ciu stron przy starcie aplikacji, później pobieranie po jednej stronie,<text:line-break/>kompresja,</text:h>
        </text:list-item>
        <text:list-item>
          <text:h text:style-name="P263" text:outline-level="1">OLX – pobranie 5 ciu stron przy starcie aplikacji, później pobieranie po dwie strony,<text:line-break/>kompresja,</text:h>
        </text:list-item>
        <text:list-item>
          <text:h text:style-name="P263" text:outline-level="1">OLX – pobranie 10 ciu stron przy starcie aplikacji, później pobieranie po jednej stronie,<text:line-break/>bez kompresji,</text:h>
        </text:list-item>
        <text:list-item>
          <text:h text:style-name="P263" text:outline-level="1">OLX – pobranie 10 ciu stron przy starcie aplikacji, później pobieranie po dwie strony,<text:line-break/>bez kompresji,</text:h>
        </text:list-item>
        <text:list-item>
          <text:h text:style-name="P263" text:outline-level="1">OLX – pobranie 10 ciu stron przy starcie aplikacji, później pobieranie po jednej stronie,<text:line-break/>kompresja,</text:h>
        </text:list-item>
        <text:list-item>
          <text:h text:style-name="P263" text:outline-level="1">OLX – pobranie 10 ciu stron przy starcie aplikacji, później pobieranie po dwie strony,<text:line-break/>kompresja,</text:h>
        </text:list-item>
      </text:list>
      <text:h text:style-name="P259" text:outline-level="1"><text:tab/><text:span text:style-name="T221">Czas trwania wykonanie pojedynczego testu zależny jest od aplikacji i serii testów. Wacha się on od około pięciu sekund w serii trzciej dla iCarWash do ośmiu minut w serii pierwszej <text:s/>dla OLX. Szczególnie przy krótkich testach, zużycie było niemożliwe do zweryfikowania przy użyciu wybrancyh metod. Należało po wyzerowaniu statystyk powielić testy kilkukrotnie przed wygenerowaniem raportu. Aby przeprowadzić testy dla wszystkich metod optymalizacji autor postanowił poświęcić liczbę zastosowanych testów celem zwiększenia liczby ich powtórzeń.<text:line-break/>Po przeprowadzeniu kilku testów autor, dobrał następująco parametry dla testów:</text:span></text:h>
      <text:list xml:id="list8792415771633848407" text:style-name="L45">
        <text:list-item>
          <text:h text:style-name="P261" text:outline-level="1">wybrano jeden test z serii, pierwszy dla każdej,</text:h>
        </text:list-item>
        <text:list-item>
          <text:h text:style-name="P261" text:outline-level="1">ustalono liczbę powtórzeń na dziesięć dla każdego testu</text:h>
        </text:list-item>
      </text:list>
      <text:h text:style-name="P262" text:outline-level="1">Po takim doborze parametrów komplet testów dla pojedynczej metody optymalizacji zajmował w przybliżeniu godzinę, dla iCarWash i trzy dla OLX.</text:h>
      <text:h text:style-name="P270" text:outline-level="1"><text:soft-page-break/>4.4. Wyniki testów</text:h>
      <text:h text:style-name="P273" text:outline-level="1"><text:bookmark-start text:name="__RefHeading__4075_530245620"/><text:span text:style-name="T223">5. Wnioski</text:span><text:bookmark-end text:name="__RefHeading__4075_530245620"/></text:h>
      <text:p text:style-name="P19"/>
      <text:p text:style-name="P28">Zestaw pytań:</text:p>
      <text:p text:style-name="P28">czy mogę przechować listę elementów w pamięci?</text:p>
      <text:p text:style-name="P28">Czy mogę zoptymalizować komunikację przez samą zmianę organizacji przesyłanych danych <text:span text:style-name="T189">(bundle)</text:span>, <text:span text:style-name="T189">jeśli możliwe nie odpytujmy cyklicznie serwera o nowe dane. Zrzućmy to na serwis Google Cloud Message</text:span></text:p>
      <text:p text:style-name="P28">zawsze używaj gzip!</text:p>
      <text:p text:style-name="P29">O ile json jest łatwy i przyjemny podczas dewelopmentu, czy nie można przesyłać danych w formacie binarnym?</text:p>
      <text:p text:style-name="P29">Czy będę mógł zrezygnować z HTTP na rzecz TCP? Czy jednak korzystam z uniwersalnego API przeznaczonego też dla przeglądarek?</text:p>
      <text:p text:style-name="P29"/>
      <text:p text:style-name="P156">Hit miss rate coun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Helvetica Neue" svg:font-family="'Helvetica Neue', Helvetica, Arial, sans-serif"/>
    <style:font-face style:name="Lucidasans1" svg:font-family="Lucidasans"/>
    <style:font-face style:name="OpenSymbol" svg:font-family="OpenSymbol"/>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zczecin 2016<text:tab/><text:tab/><text:page-number text:select-page="current">47</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TualatriX</meta:initial-creator>
    <meta:creation-date>2008-02-15T12:08:28</meta:creation-date>
    <meta:editing-cycles>841</meta:editing-cycles>
    <meta:editing-duration>P4DT21H1M55S</meta:editing-duration>
    <dc:date>2016-05-25T13:14:02.349232111</dc:date>
    <meta:printed-by>M R</meta:printed-by>
    <meta:print-date>2012-09-14T13:32:12.93</meta:print-date>
    <meta:document-statistic meta:table-count="0" meta:image-count="14" meta:object-count="0" meta:page-count="47" meta:paragraph-count="464" meta:word-count="9787" meta:character-count="73510" meta:non-whitespace-character-count="63768"/>
    <meta:user-defined meta:name="Info 1"/>
    <meta:user-defined meta:name="Info 2"/>
    <meta:user-defined meta:name="Info 3"/>
    <meta:user-defined meta:name="Info 4"/>
  </office:meta>
</office:document-meta>
</file>